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9.88mm"/>
    </style:style>
    <style:style style:name="co5" style:family="table-column">
      <style:table-column-properties fo:break-before="auto" style:column-width="27.04mm"/>
    </style:style>
    <style:style style:name="co6" style:family="table-column">
      <style:table-column-properties fo:break-before="auto" style:column-width="42.02mm"/>
    </style:style>
    <style:style style:name="co7" style:family="table-column">
      <style:table-column-properties fo:break-before="auto" style:column-width="45.1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6" table:number-columns-repeated="8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adinng</text:p>
          </table:table-cell>
          <table:table-cell office:value-type="string" calcext:value-type="string">
            <text:p>sonar_ang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xpected 20</text:p>
          </table:table-cell>
          <table:table-cell office:value-type="string" calcext:value-type="string">
            <text:p>Expected 25</text:p>
          </table:table-cell>
          <table:table-cell office:value-type="string" calcext:value-type="string">
            <text:p>Expected 30</text:p>
          </table:table-cell>
          <table:table-cell office:value-type="string" calcext:value-type="string">
            <text:p>Expected 35</text:p>
          </table:table-cell>
          <table:table-cell office:value-type="string" calcext:value-type="string">
            <text:p>Expected 40</text:p>
          </table:table-cell>
          <table:table-cell office:value-type="string" calcext:value-type="string">
            <text:p>Expected 45</text:p>
          </table:table-cell>
          <table:table-cell office:value-type="string" calcext:value-type="string">
            <text:p>Expected 50</text:p>
          </table:table-cell>
          <table:table-cell office:value-type="string" calcext:value-type="string">
            <text:p>Erro 20</text:p>
          </table:table-cell>
          <table:table-cell office:value-type="string" calcext:value-type="string">
            <text:p>Erro 25</text:p>
          </table:table-cell>
          <table:table-cell office:value-type="string" calcext:value-type="string">
            <text:p>Erro 30</text:p>
          </table:table-cell>
          <table:table-cell office:value-type="string" calcext:value-type="string">
            <text:p>Erro 35</text:p>
          </table:table-cell>
          <table:table-cell office:value-type="string" calcext:value-type="string">
            <text:p>Erro 40</text:p>
          </table:table-cell>
          <table:table-cell office:value-type="string" calcext:value-type="string">
            <text:p>Erro 45</text:p>
          </table:table-cell>
          <table:table-cell office:value-type="string" calcext:value-type="string">
            <text:p>Erro 50</text:p>
          </table:table-cell>
          <table:table-cell office:value-type="string" calcext:value-type="string">
            <text:p>Erro quadrático médio 20</text:p>
          </table:table-cell>
          <table:table-cell office:value-type="string" calcext:value-type="string">
            <text:p>Erro quadrático médio 25</text:p>
          </table:table-cell>
          <table:table-cell office:value-type="string" calcext:value-type="string">
            <text:p>Erro quadrático médio 30</text:p>
          </table:table-cell>
          <table:table-cell office:value-type="string" calcext:value-type="string">
            <text:p>Erro quadrático médio 35</text:p>
          </table:table-cell>
          <table:table-cell office:value-type="string" calcext:value-type="string">
            <text:p>Erro quadrático médio 40</text:p>
          </table:table-cell>
          <table:table-cell office:value-type="string" calcext:value-type="string">
            <text:p>Erro quadrático médio 45</text:p>
          </table:table-cell>
          <table:table-cell office:value-type="string" calcext:value-type="string">
            <text:p>Erro quadrático médio 5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2]-[.E2]" office:value-type="float" office:value="2" calcext:value-type="float">
            <text:p>2</text:p>
          </table:table-cell>
          <table:table-cell table:formula="of:=[.G2]-[.E2]" office:value-type="float" office:value="2" calcext:value-type="float">
            <text:p>2</text:p>
          </table:table-cell>
          <table:table-cell table:formula="of:=[.H2]-[.E2]" office:value-type="float" office:value="2" calcext:value-type="float">
            <text:p>2</text:p>
          </table:table-cell>
          <table:table-cell table:formula="of:=[.I2]-[.E2]" office:value-type="float" office:value="2" calcext:value-type="float">
            <text:p>2</text:p>
          </table:table-cell>
          <table:table-cell table:formula="of:=[.J2]-[.E2]" office:value-type="float" office:value="2" calcext:value-type="float">
            <text:p>2</text:p>
          </table:table-cell>
          <table:table-cell table:formula="of:=[.K2]-[.E2]" office:value-type="float" office:value="2" calcext:value-type="float">
            <text:p>2</text:p>
          </table:table-cell>
          <table:table-cell table:formula="of:=[.L2]-[.E2]" office:value-type="float" office:value="2" calcext:value-type="float">
            <text:p>2</text:p>
          </table:table-cell>
          <table:table-cell table:formula="of:=SUMSQ([.M2:.M182])/COUNT([.M2:.M182])" office:value-type="float" office:value="2227.92332265221" calcext:value-type="float">
            <text:p>2227,92332265221</text:p>
          </table:table-cell>
          <table:table-cell table:formula="of:=SUMSQ([.N2:.N182])/COUNT([.N2:.N182])" office:value-type="float" office:value="2300.54915077107" calcext:value-type="float">
            <text:p>2300,54915077107</text:p>
          </table:table-cell>
          <table:table-cell table:formula="of:=SUMSQ([.O2:.O182])/COUNT([.O2:.O182])" office:value-type="float" office:value="2357.33834404206" calcext:value-type="float">
            <text:p>2357,33834404206</text:p>
          </table:table-cell>
          <table:table-cell table:formula="of:=SUMSQ([.P2:.P182])/COUNT([.P2:.P182])" office:value-type="float" office:value="2399.09495358567" calcext:value-type="float">
            <text:p>2399,09495358567</text:p>
          </table:table-cell>
          <table:table-cell table:formula="of:=SUMSQ([.Q2:.Q182])/COUNT([.Q2:.Q182])" office:value-type="float" office:value="2426.84859403731" calcext:value-type="float">
            <text:p>2426,84859403731</text:p>
          </table:table-cell>
          <table:table-cell table:formula="of:=SUMSQ([.R2:.R182])/COUNT([.R2:.R182])" office:value-type="float" office:value="2450.18500156613" calcext:value-type="float">
            <text:p>2450,18500156613</text:p>
          </table:table-cell>
          <table:table-cell table:formula="of:=SUMSQ([.S2:.S182])/COUNT([.S2:.S182])" office:value-type="float" office:value="2482.25399745349" calcext:value-type="float">
            <text:p>2482,2539974534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3]-[.E3]" office:value-type="float" office:value="2" calcext:value-type="float">
            <text:p>2</text:p>
          </table:table-cell>
          <table:table-cell table:formula="of:=[.G3]-[.E3]" office:value-type="float" office:value="2" calcext:value-type="float">
            <text:p>2</text:p>
          </table:table-cell>
          <table:table-cell table:formula="of:=[.H3]-[.E3]" office:value-type="float" office:value="2" calcext:value-type="float">
            <text:p>2</text:p>
          </table:table-cell>
          <table:table-cell table:formula="of:=[.I3]-[.E3]" office:value-type="float" office:value="2" calcext:value-type="float">
            <text:p>2</text:p>
          </table:table-cell>
          <table:table-cell table:formula="of:=[.J3]-[.E3]" office:value-type="float" office:value="2" calcext:value-type="float">
            <text:p>2</text:p>
          </table:table-cell>
          <table:table-cell table:formula="of:=[.K3]-[.E3]" office:value-type="float" office:value="2" calcext:value-type="float">
            <text:p>2</text:p>
          </table:table-cell>
          <table:table-cell table:formula="of:=[.L3]-[.E3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4]-[.E4]" office:value-type="float" office:value="2" calcext:value-type="float">
            <text:p>2</text:p>
          </table:table-cell>
          <table:table-cell table:formula="of:=[.G4]-[.E4]" office:value-type="float" office:value="2" calcext:value-type="float">
            <text:p>2</text:p>
          </table:table-cell>
          <table:table-cell table:formula="of:=[.H4]-[.E4]" office:value-type="float" office:value="2" calcext:value-type="float">
            <text:p>2</text:p>
          </table:table-cell>
          <table:table-cell table:formula="of:=[.I4]-[.E4]" office:value-type="float" office:value="2" calcext:value-type="float">
            <text:p>2</text:p>
          </table:table-cell>
          <table:table-cell table:formula="of:=[.J4]-[.E4]" office:value-type="float" office:value="2" calcext:value-type="float">
            <text:p>2</text:p>
          </table:table-cell>
          <table:table-cell table:formula="of:=[.K4]-[.E4]" office:value-type="float" office:value="2" calcext:value-type="float">
            <text:p>2</text:p>
          </table:table-cell>
          <table:table-cell table:formula="of:=[.L4]-[.E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5]-[.E5]" office:value-type="float" office:value="2" calcext:value-type="float">
            <text:p>2</text:p>
          </table:table-cell>
          <table:table-cell table:formula="of:=[.G5]-[.E5]" office:value-type="float" office:value="2" calcext:value-type="float">
            <text:p>2</text:p>
          </table:table-cell>
          <table:table-cell table:formula="of:=[.H5]-[.E5]" office:value-type="float" office:value="2" calcext:value-type="float">
            <text:p>2</text:p>
          </table:table-cell>
          <table:table-cell table:formula="of:=[.I5]-[.E5]" office:value-type="float" office:value="2" calcext:value-type="float">
            <text:p>2</text:p>
          </table:table-cell>
          <table:table-cell table:formula="of:=[.J5]-[.E5]" office:value-type="float" office:value="2" calcext:value-type="float">
            <text:p>2</text:p>
          </table:table-cell>
          <table:table-cell table:formula="of:=[.K5]-[.E5]" office:value-type="float" office:value="2" calcext:value-type="float">
            <text:p>2</text:p>
          </table:table-cell>
          <table:table-cell table:formula="of:=[.L5]-[.E5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6]-[.E6]" office:value-type="float" office:value="2" calcext:value-type="float">
            <text:p>2</text:p>
          </table:table-cell>
          <table:table-cell table:formula="of:=[.G6]-[.E6]" office:value-type="float" office:value="2" calcext:value-type="float">
            <text:p>2</text:p>
          </table:table-cell>
          <table:table-cell table:formula="of:=[.H6]-[.E6]" office:value-type="float" office:value="2" calcext:value-type="float">
            <text:p>2</text:p>
          </table:table-cell>
          <table:table-cell table:formula="of:=[.I6]-[.E6]" office:value-type="float" office:value="2" calcext:value-type="float">
            <text:p>2</text:p>
          </table:table-cell>
          <table:table-cell table:formula="of:=[.J6]-[.E6]" office:value-type="float" office:value="2" calcext:value-type="float">
            <text:p>2</text:p>
          </table:table-cell>
          <table:table-cell table:formula="of:=[.K6]-[.E6]" office:value-type="float" office:value="2" calcext:value-type="float">
            <text:p>2</text:p>
          </table:table-cell>
          <table:table-cell table:formula="of:=[.L6]-[.E6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7]-[.E7]" office:value-type="float" office:value="2" calcext:value-type="float">
            <text:p>2</text:p>
          </table:table-cell>
          <table:table-cell table:formula="of:=[.G7]-[.E7]" office:value-type="float" office:value="2" calcext:value-type="float">
            <text:p>2</text:p>
          </table:table-cell>
          <table:table-cell table:formula="of:=[.H7]-[.E7]" office:value-type="float" office:value="2" calcext:value-type="float">
            <text:p>2</text:p>
          </table:table-cell>
          <table:table-cell table:formula="of:=[.I7]-[.E7]" office:value-type="float" office:value="2" calcext:value-type="float">
            <text:p>2</text:p>
          </table:table-cell>
          <table:table-cell table:formula="of:=[.J7]-[.E7]" office:value-type="float" office:value="2" calcext:value-type="float">
            <text:p>2</text:p>
          </table:table-cell>
          <table:table-cell table:formula="of:=[.K7]-[.E7]" office:value-type="float" office:value="2" calcext:value-type="float">
            <text:p>2</text:p>
          </table:table-cell>
          <table:table-cell table:formula="of:=[.L7]-[.E7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8]-[.E8]" office:value-type="float" office:value="1" calcext:value-type="float">
            <text:p>1</text:p>
          </table:table-cell>
          <table:table-cell table:formula="of:=[.G8]-[.E8]" office:value-type="float" office:value="1" calcext:value-type="float">
            <text:p>1</text:p>
          </table:table-cell>
          <table:table-cell table:formula="of:=[.H8]-[.E8]" office:value-type="float" office:value="1" calcext:value-type="float">
            <text:p>1</text:p>
          </table:table-cell>
          <table:table-cell table:formula="of:=[.I8]-[.E8]" office:value-type="float" office:value="1" calcext:value-type="float">
            <text:p>1</text:p>
          </table:table-cell>
          <table:table-cell table:formula="of:=[.J8]-[.E8]" office:value-type="float" office:value="1" calcext:value-type="float">
            <text:p>1</text:p>
          </table:table-cell>
          <table:table-cell table:formula="of:=[.K8]-[.E8]" office:value-type="float" office:value="1" calcext:value-type="float">
            <text:p>1</text:p>
          </table:table-cell>
          <table:table-cell table:formula="of:=[.L8]-[.E8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9]-[.E9]" office:value-type="float" office:value="1" calcext:value-type="float">
            <text:p>1</text:p>
          </table:table-cell>
          <table:table-cell table:formula="of:=[.G9]-[.E9]" office:value-type="float" office:value="1" calcext:value-type="float">
            <text:p>1</text:p>
          </table:table-cell>
          <table:table-cell table:formula="of:=[.H9]-[.E9]" office:value-type="float" office:value="1" calcext:value-type="float">
            <text:p>1</text:p>
          </table:table-cell>
          <table:table-cell table:formula="of:=[.I9]-[.E9]" office:value-type="float" office:value="1" calcext:value-type="float">
            <text:p>1</text:p>
          </table:table-cell>
          <table:table-cell table:formula="of:=[.J9]-[.E9]" office:value-type="float" office:value="1" calcext:value-type="float">
            <text:p>1</text:p>
          </table:table-cell>
          <table:table-cell table:formula="of:=[.K9]-[.E9]" office:value-type="float" office:value="1" calcext:value-type="float">
            <text:p>1</text:p>
          </table:table-cell>
          <table:table-cell table:formula="of:=[.L9]-[.E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10]-[.E10]" office:value-type="float" office:value="1" calcext:value-type="float">
            <text:p>1</text:p>
          </table:table-cell>
          <table:table-cell table:formula="of:=[.G10]-[.E10]" office:value-type="float" office:value="1" calcext:value-type="float">
            <text:p>1</text:p>
          </table:table-cell>
          <table:table-cell table:formula="of:=[.H10]-[.E10]" office:value-type="float" office:value="1" calcext:value-type="float">
            <text:p>1</text:p>
          </table:table-cell>
          <table:table-cell table:formula="of:=[.I10]-[.E10]" office:value-type="float" office:value="1" calcext:value-type="float">
            <text:p>1</text:p>
          </table:table-cell>
          <table:table-cell table:formula="of:=[.J10]-[.E10]" office:value-type="float" office:value="1" calcext:value-type="float">
            <text:p>1</text:p>
          </table:table-cell>
          <table:table-cell table:formula="of:=[.K10]-[.E10]" office:value-type="float" office:value="1" calcext:value-type="float">
            <text:p>1</text:p>
          </table:table-cell>
          <table:table-cell table:formula="of:=[.L10]-[.E1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11]-[.E11]" office:value-type="float" office:value="1" calcext:value-type="float">
            <text:p>1</text:p>
          </table:table-cell>
          <table:table-cell table:formula="of:=[.G11]-[.E11]" office:value-type="float" office:value="1" calcext:value-type="float">
            <text:p>1</text:p>
          </table:table-cell>
          <table:table-cell table:formula="of:=[.H11]-[.E11]" office:value-type="float" office:value="1" calcext:value-type="float">
            <text:p>1</text:p>
          </table:table-cell>
          <table:table-cell table:formula="of:=[.I11]-[.E11]" office:value-type="float" office:value="1" calcext:value-type="float">
            <text:p>1</text:p>
          </table:table-cell>
          <table:table-cell table:formula="of:=[.J11]-[.E11]" office:value-type="float" office:value="1" calcext:value-type="float">
            <text:p>1</text:p>
          </table:table-cell>
          <table:table-cell table:formula="of:=[.K11]-[.E11]" office:value-type="float" office:value="1" calcext:value-type="float">
            <text:p>1</text:p>
          </table:table-cell>
          <table:table-cell table:formula="of:=[.L11]-[.E1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12]-[.E12]" office:value-type="float" office:value="1" calcext:value-type="float">
            <text:p>1</text:p>
          </table:table-cell>
          <table:table-cell table:formula="of:=[.G12]-[.E12]" office:value-type="float" office:value="1" calcext:value-type="float">
            <text:p>1</text:p>
          </table:table-cell>
          <table:table-cell table:formula="of:=[.H12]-[.E12]" office:value-type="float" office:value="1" calcext:value-type="float">
            <text:p>1</text:p>
          </table:table-cell>
          <table:table-cell table:formula="of:=[.I12]-[.E12]" office:value-type="float" office:value="1" calcext:value-type="float">
            <text:p>1</text:p>
          </table:table-cell>
          <table:table-cell table:formula="of:=[.J12]-[.E12]" office:value-type="float" office:value="1" calcext:value-type="float">
            <text:p>1</text:p>
          </table:table-cell>
          <table:table-cell table:formula="of:=[.K12]-[.E12]" office:value-type="float" office:value="1" calcext:value-type="float">
            <text:p>1</text:p>
          </table:table-cell>
          <table:table-cell table:formula="of:=[.L12]-[.E12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13]-[.E13]" office:value-type="float" office:value="1" calcext:value-type="float">
            <text:p>1</text:p>
          </table:table-cell>
          <table:table-cell table:formula="of:=[.G13]-[.E13]" office:value-type="float" office:value="1" calcext:value-type="float">
            <text:p>1</text:p>
          </table:table-cell>
          <table:table-cell table:formula="of:=[.H13]-[.E13]" office:value-type="float" office:value="1" calcext:value-type="float">
            <text:p>1</text:p>
          </table:table-cell>
          <table:table-cell table:formula="of:=[.I13]-[.E13]" office:value-type="float" office:value="1" calcext:value-type="float">
            <text:p>1</text:p>
          </table:table-cell>
          <table:table-cell table:formula="of:=[.J13]-[.E13]" office:value-type="float" office:value="1" calcext:value-type="float">
            <text:p>1</text:p>
          </table:table-cell>
          <table:table-cell table:formula="of:=[.K13]-[.E13]" office:value-type="float" office:value="1" calcext:value-type="float">
            <text:p>1</text:p>
          </table:table-cell>
          <table:table-cell table:formula="of:=[.L13]-[.E13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14]-[.E14]" office:value-type="float" office:value="1" calcext:value-type="float">
            <text:p>1</text:p>
          </table:table-cell>
          <table:table-cell table:formula="of:=[.G14]-[.E14]" office:value-type="float" office:value="1" calcext:value-type="float">
            <text:p>1</text:p>
          </table:table-cell>
          <table:table-cell table:formula="of:=[.H14]-[.E14]" office:value-type="float" office:value="1" calcext:value-type="float">
            <text:p>1</text:p>
          </table:table-cell>
          <table:table-cell table:formula="of:=[.I14]-[.E14]" office:value-type="float" office:value="1" calcext:value-type="float">
            <text:p>1</text:p>
          </table:table-cell>
          <table:table-cell table:formula="of:=[.J14]-[.E14]" office:value-type="float" office:value="1" calcext:value-type="float">
            <text:p>1</text:p>
          </table:table-cell>
          <table:table-cell table:formula="of:=[.K14]-[.E14]" office:value-type="float" office:value="1" calcext:value-type="float">
            <text:p>1</text:p>
          </table:table-cell>
          <table:table-cell table:formula="of:=[.L14]-[.E14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15]-[.E15]" office:value-type="float" office:value="1" calcext:value-type="float">
            <text:p>1</text:p>
          </table:table-cell>
          <table:table-cell table:formula="of:=[.G15]-[.E15]" office:value-type="float" office:value="1" calcext:value-type="float">
            <text:p>1</text:p>
          </table:table-cell>
          <table:table-cell table:formula="of:=[.H15]-[.E15]" office:value-type="float" office:value="1" calcext:value-type="float">
            <text:p>1</text:p>
          </table:table-cell>
          <table:table-cell table:formula="of:=[.I15]-[.E15]" office:value-type="float" office:value="1" calcext:value-type="float">
            <text:p>1</text:p>
          </table:table-cell>
          <table:table-cell table:formula="of:=[.J15]-[.E15]" office:value-type="float" office:value="1" calcext:value-type="float">
            <text:p>1</text:p>
          </table:table-cell>
          <table:table-cell table:formula="of:=[.K15]-[.E15]" office:value-type="float" office:value="1" calcext:value-type="float">
            <text:p>1</text:p>
          </table:table-cell>
          <table:table-cell table:formula="of:=[.L15]-[.E1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16]-[.E16]" office:value-type="float" office:value="1" calcext:value-type="float">
            <text:p>1</text:p>
          </table:table-cell>
          <table:table-cell table:formula="of:=[.G16]-[.E16]" office:value-type="float" office:value="1" calcext:value-type="float">
            <text:p>1</text:p>
          </table:table-cell>
          <table:table-cell table:formula="of:=[.H16]-[.E16]" office:value-type="float" office:value="1" calcext:value-type="float">
            <text:p>1</text:p>
          </table:table-cell>
          <table:table-cell table:formula="of:=[.I16]-[.E16]" office:value-type="float" office:value="1" calcext:value-type="float">
            <text:p>1</text:p>
          </table:table-cell>
          <table:table-cell table:formula="of:=[.J16]-[.E16]" office:value-type="float" office:value="1" calcext:value-type="float">
            <text:p>1</text:p>
          </table:table-cell>
          <table:table-cell table:formula="of:=[.K16]-[.E16]" office:value-type="float" office:value="1" calcext:value-type="float">
            <text:p>1</text:p>
          </table:table-cell>
          <table:table-cell table:formula="of:=[.L16]-[.E1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17]-[.E17]" office:value-type="float" office:value="1" calcext:value-type="float">
            <text:p>1</text:p>
          </table:table-cell>
          <table:table-cell table:formula="of:=[.G17]-[.E17]" office:value-type="float" office:value="1" calcext:value-type="float">
            <text:p>1</text:p>
          </table:table-cell>
          <table:table-cell table:formula="of:=[.H17]-[.E17]" office:value-type="float" office:value="1" calcext:value-type="float">
            <text:p>1</text:p>
          </table:table-cell>
          <table:table-cell table:formula="of:=[.I17]-[.E17]" office:value-type="float" office:value="1" calcext:value-type="float">
            <text:p>1</text:p>
          </table:table-cell>
          <table:table-cell table:formula="of:=[.J17]-[.E17]" office:value-type="float" office:value="1" calcext:value-type="float">
            <text:p>1</text:p>
          </table:table-cell>
          <table:table-cell table:formula="of:=[.K17]-[.E17]" office:value-type="float" office:value="1" calcext:value-type="float">
            <text:p>1</text:p>
          </table:table-cell>
          <table:table-cell table:formula="of:=[.L17]-[.E17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18]-[.E18]" office:value-type="float" office:value="1" calcext:value-type="float">
            <text:p>1</text:p>
          </table:table-cell>
          <table:table-cell table:formula="of:=[.G18]-[.E18]" office:value-type="float" office:value="1" calcext:value-type="float">
            <text:p>1</text:p>
          </table:table-cell>
          <table:table-cell table:formula="of:=[.H18]-[.E18]" office:value-type="float" office:value="1" calcext:value-type="float">
            <text:p>1</text:p>
          </table:table-cell>
          <table:table-cell table:formula="of:=[.I18]-[.E18]" office:value-type="float" office:value="1" calcext:value-type="float">
            <text:p>1</text:p>
          </table:table-cell>
          <table:table-cell table:formula="of:=[.J18]-[.E18]" office:value-type="float" office:value="1" calcext:value-type="float">
            <text:p>1</text:p>
          </table:table-cell>
          <table:table-cell table:formula="of:=[.K18]-[.E18]" office:value-type="float" office:value="1" calcext:value-type="float">
            <text:p>1</text:p>
          </table:table-cell>
          <table:table-cell table:formula="of:=[.L18]-[.E18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19]-[.E19]" office:value-type="float" office:value="1" calcext:value-type="float">
            <text:p>1</text:p>
          </table:table-cell>
          <table:table-cell table:formula="of:=[.G19]-[.E19]" office:value-type="float" office:value="1" calcext:value-type="float">
            <text:p>1</text:p>
          </table:table-cell>
          <table:table-cell table:formula="of:=[.H19]-[.E19]" office:value-type="float" office:value="1" calcext:value-type="float">
            <text:p>1</text:p>
          </table:table-cell>
          <table:table-cell table:formula="of:=[.I19]-[.E19]" office:value-type="float" office:value="1" calcext:value-type="float">
            <text:p>1</text:p>
          </table:table-cell>
          <table:table-cell table:formula="of:=[.J19]-[.E19]" office:value-type="float" office:value="1" calcext:value-type="float">
            <text:p>1</text:p>
          </table:table-cell>
          <table:table-cell table:formula="of:=[.K19]-[.E19]" office:value-type="float" office:value="1" calcext:value-type="float">
            <text:p>1</text:p>
          </table:table-cell>
          <table:table-cell table:formula="of:=[.L19]-[.E1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20]-[.E20]" office:value-type="float" office:value="1" calcext:value-type="float">
            <text:p>1</text:p>
          </table:table-cell>
          <table:table-cell table:formula="of:=[.G20]-[.E20]" office:value-type="float" office:value="1" calcext:value-type="float">
            <text:p>1</text:p>
          </table:table-cell>
          <table:table-cell table:formula="of:=[.H20]-[.E20]" office:value-type="float" office:value="1" calcext:value-type="float">
            <text:p>1</text:p>
          </table:table-cell>
          <table:table-cell table:formula="of:=[.I20]-[.E20]" office:value-type="float" office:value="1" calcext:value-type="float">
            <text:p>1</text:p>
          </table:table-cell>
          <table:table-cell table:formula="of:=[.J20]-[.E20]" office:value-type="float" office:value="1" calcext:value-type="float">
            <text:p>1</text:p>
          </table:table-cell>
          <table:table-cell table:formula="of:=[.K20]-[.E20]" office:value-type="float" office:value="1" calcext:value-type="float">
            <text:p>1</text:p>
          </table:table-cell>
          <table:table-cell table:formula="of:=[.L20]-[.E2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21]-[.E21]" office:value-type="float" office:value="1" calcext:value-type="float">
            <text:p>1</text:p>
          </table:table-cell>
          <table:table-cell table:formula="of:=[.G21]-[.E21]" office:value-type="float" office:value="1" calcext:value-type="float">
            <text:p>1</text:p>
          </table:table-cell>
          <table:table-cell table:formula="of:=[.H21]-[.E21]" office:value-type="float" office:value="1" calcext:value-type="float">
            <text:p>1</text:p>
          </table:table-cell>
          <table:table-cell table:formula="of:=[.I21]-[.E21]" office:value-type="float" office:value="1" calcext:value-type="float">
            <text:p>1</text:p>
          </table:table-cell>
          <table:table-cell table:formula="of:=[.J21]-[.E21]" office:value-type="float" office:value="1" calcext:value-type="float">
            <text:p>1</text:p>
          </table:table-cell>
          <table:table-cell table:formula="of:=[.K21]-[.E21]" office:value-type="float" office:value="1" calcext:value-type="float">
            <text:p>1</text:p>
          </table:table-cell>
          <table:table-cell table:formula="of:=[.L21]-[.E2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8" office:value-type="float" office:value="59" calcext:value-type="float">
            <text:p>59</text:p>
          </table:table-cell>
          <table:table-cell table:formula="of:=[.F22]-[.E22]" office:value-type="float" office:value="0" calcext:value-type="float">
            <text:p>0</text:p>
          </table:table-cell>
          <table:table-cell table:formula="of:=[.G22]-[.E22]" office:value-type="float" office:value="0" calcext:value-type="float">
            <text:p>0</text:p>
          </table:table-cell>
          <table:table-cell table:formula="of:=[.H22]-[.E22]" office:value-type="float" office:value="0" calcext:value-type="float">
            <text:p>0</text:p>
          </table:table-cell>
          <table:table-cell table:formula="of:=[.I22]-[.E22]" office:value-type="float" office:value="0" calcext:value-type="float">
            <text:p>0</text:p>
          </table:table-cell>
          <table:table-cell table:formula="of:=[.J22]-[.E22]" office:value-type="float" office:value="0" calcext:value-type="float">
            <text:p>0</text:p>
          </table:table-cell>
          <table:table-cell table:formula="of:=[.K22]-[.E22]" office:value-type="float" office:value="0" calcext:value-type="float">
            <text:p>0</text:p>
          </table:table-cell>
          <table:table-cell table:formula="of:=[.L22]-[.E2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9.0089874267578" calcext:value-type="float">
            <text:p>59,0089874267578</text:p>
          </table:table-cell>
          <table:table-cell table:number-columns-repeated="6" office:value-type="float" office:value="59" calcext:value-type="float">
            <text:p>59</text:p>
          </table:table-cell>
          <table:table-cell table:formula="of:=[.F23]-[.E23]" office:value-type="float" office:value="0.00898742675779829" calcext:value-type="float">
            <text:p>0,008987426757798</text:p>
          </table:table-cell>
          <table:table-cell table:formula="of:=[.G23]-[.E23]" office:value-type="float" office:value="0" calcext:value-type="float">
            <text:p>0</text:p>
          </table:table-cell>
          <table:table-cell table:formula="of:=[.H23]-[.E23]" office:value-type="float" office:value="0" calcext:value-type="float">
            <text:p>0</text:p>
          </table:table-cell>
          <table:table-cell table:formula="of:=[.I23]-[.E23]" office:value-type="float" office:value="0" calcext:value-type="float">
            <text:p>0</text:p>
          </table:table-cell>
          <table:table-cell table:formula="of:=[.J23]-[.E23]" office:value-type="float" office:value="0" calcext:value-type="float">
            <text:p>0</text:p>
          </table:table-cell>
          <table:table-cell table:formula="of:=[.K23]-[.E23]" office:value-type="float" office:value="0" calcext:value-type="float">
            <text:p>0</text:p>
          </table:table-cell>
          <table:table-cell table:formula="of:=[.L23]-[.E2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9.0359611511231" calcext:value-type="float">
            <text:p>59,0359611511231</text:p>
          </table:table-cell>
          <table:table-cell table:number-columns-repeated="6" office:value-type="float" office:value="59" calcext:value-type="float">
            <text:p>59</text:p>
          </table:table-cell>
          <table:table-cell table:formula="of:=[.F24]-[.E24]" office:value-type="float" office:value="0.0359611511230966" calcext:value-type="float">
            <text:p>0,035961151123097</text:p>
          </table:table-cell>
          <table:table-cell table:formula="of:=[.G24]-[.E24]" office:value-type="float" office:value="0" calcext:value-type="float">
            <text:p>0</text:p>
          </table:table-cell>
          <table:table-cell table:formula="of:=[.H24]-[.E24]" office:value-type="float" office:value="0" calcext:value-type="float">
            <text:p>0</text:p>
          </table:table-cell>
          <table:table-cell table:formula="of:=[.I24]-[.E24]" office:value-type="float" office:value="0" calcext:value-type="float">
            <text:p>0</text:p>
          </table:table-cell>
          <table:table-cell table:formula="of:=[.J24]-[.E24]" office:value-type="float" office:value="0" calcext:value-type="float">
            <text:p>0</text:p>
          </table:table-cell>
          <table:table-cell table:formula="of:=[.K24]-[.E24]" office:value-type="float" office:value="0" calcext:value-type="float">
            <text:p>0</text:p>
          </table:table-cell>
          <table:table-cell table:formula="of:=[.L24]-[.E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59.0809669494629" calcext:value-type="float">
            <text:p>59,0809669494629</text:p>
          </table:table-cell>
          <table:table-cell table:number-columns-repeated="6" office:value-type="float" office:value="59" calcext:value-type="float">
            <text:p>59</text:p>
          </table:table-cell>
          <table:table-cell table:formula="of:=[.F25]-[.E25]" office:value-type="float" office:value="0.0809669494628977" calcext:value-type="float">
            <text:p>0,080966949462898</text:p>
          </table:table-cell>
          <table:table-cell table:formula="of:=[.G25]-[.E25]" office:value-type="float" office:value="0" calcext:value-type="float">
            <text:p>0</text:p>
          </table:table-cell>
          <table:table-cell table:formula="of:=[.H25]-[.E25]" office:value-type="float" office:value="0" calcext:value-type="float">
            <text:p>0</text:p>
          </table:table-cell>
          <table:table-cell table:formula="of:=[.I25]-[.E25]" office:value-type="float" office:value="0" calcext:value-type="float">
            <text:p>0</text:p>
          </table:table-cell>
          <table:table-cell table:formula="of:=[.J25]-[.E25]" office:value-type="float" office:value="0" calcext:value-type="float">
            <text:p>0</text:p>
          </table:table-cell>
          <table:table-cell table:formula="of:=[.K25]-[.E25]" office:value-type="float" office:value="0" calcext:value-type="float">
            <text:p>0</text:p>
          </table:table-cell>
          <table:table-cell table:formula="of:=[.L25]-[.E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9.1440734863281" calcext:value-type="float">
            <text:p>59,1440734863281</text:p>
          </table:table-cell>
          <table:table-cell table:number-columns-repeated="6" office:value-type="float" office:value="59" calcext:value-type="float">
            <text:p>59</text:p>
          </table:table-cell>
          <table:table-cell table:formula="of:=[.F26]-[.E26]" office:value-type="float" office:value="0.144073486328097" calcext:value-type="float">
            <text:p>0,144073486328097</text:p>
          </table:table-cell>
          <table:table-cell table:formula="of:=[.G26]-[.E26]" office:value-type="float" office:value="0" calcext:value-type="float">
            <text:p>0</text:p>
          </table:table-cell>
          <table:table-cell table:formula="of:=[.H26]-[.E26]" office:value-type="float" office:value="0" calcext:value-type="float">
            <text:p>0</text:p>
          </table:table-cell>
          <table:table-cell table:formula="of:=[.I26]-[.E26]" office:value-type="float" office:value="0" calcext:value-type="float">
            <text:p>0</text:p>
          </table:table-cell>
          <table:table-cell table:formula="of:=[.J26]-[.E26]" office:value-type="float" office:value="0" calcext:value-type="float">
            <text:p>0</text:p>
          </table:table-cell>
          <table:table-cell table:formula="of:=[.K26]-[.E26]" office:value-type="float" office:value="0" calcext:value-type="float">
            <text:p>0</text:p>
          </table:table-cell>
          <table:table-cell table:formula="of:=[.L26]-[.E2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59.2253723144531" calcext:value-type="float">
            <text:p>59,2253723144531</text:p>
          </table:table-cell>
          <table:table-cell table:number-columns-repeated="6" office:value-type="float" office:value="59" calcext:value-type="float">
            <text:p>59</text:p>
          </table:table-cell>
          <table:table-cell table:formula="of:=[.F27]-[.E27]" office:value-type="float" office:value="0.225372314453097" calcext:value-type="float">
            <text:p>0,225372314453097</text:p>
          </table:table-cell>
          <table:table-cell table:formula="of:=[.G27]-[.E27]" office:value-type="float" office:value="0" calcext:value-type="float">
            <text:p>0</text:p>
          </table:table-cell>
          <table:table-cell table:formula="of:=[.H27]-[.E27]" office:value-type="float" office:value="0" calcext:value-type="float">
            <text:p>0</text:p>
          </table:table-cell>
          <table:table-cell table:formula="of:=[.I27]-[.E27]" office:value-type="float" office:value="0" calcext:value-type="float">
            <text:p>0</text:p>
          </table:table-cell>
          <table:table-cell table:formula="of:=[.J27]-[.E27]" office:value-type="float" office:value="0" calcext:value-type="float">
            <text:p>0</text:p>
          </table:table-cell>
          <table:table-cell table:formula="of:=[.K27]-[.E27]" office:value-type="float" office:value="0" calcext:value-type="float">
            <text:p>0</text:p>
          </table:table-cell>
          <table:table-cell table:formula="of:=[.L27]-[.E2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59.3249893188477" calcext:value-type="float">
            <text:p>59,3249893188477</text:p>
          </table:table-cell>
          <table:table-cell office:value-type="float" office:value="59.0089874267578" calcext:value-type="float">
            <text:p>59,0089874267578</text:p>
          </table:table-cell>
          <table:table-cell table:number-columns-repeated="5" office:value-type="float" office:value="59" calcext:value-type="float">
            <text:p>59</text:p>
          </table:table-cell>
          <table:table-cell table:formula="of:=[.F28]-[.E28]" office:value-type="float" office:value="0.324989318847699" calcext:value-type="float">
            <text:p>0,324989318847699</text:p>
          </table:table-cell>
          <table:table-cell table:formula="of:=[.G28]-[.E28]" office:value-type="float" office:value="0.00898742675779829" calcext:value-type="float">
            <text:p>0,008987426757798</text:p>
          </table:table-cell>
          <table:table-cell table:formula="of:=[.H28]-[.E28]" office:value-type="float" office:value="0" calcext:value-type="float">
            <text:p>0</text:p>
          </table:table-cell>
          <table:table-cell table:formula="of:=[.I28]-[.E28]" office:value-type="float" office:value="0" calcext:value-type="float">
            <text:p>0</text:p>
          </table:table-cell>
          <table:table-cell table:formula="of:=[.J28]-[.E28]" office:value-type="float" office:value="0" calcext:value-type="float">
            <text:p>0</text:p>
          </table:table-cell>
          <table:table-cell table:formula="of:=[.K28]-[.E28]" office:value-type="float" office:value="0" calcext:value-type="float">
            <text:p>0</text:p>
          </table:table-cell>
          <table:table-cell table:formula="of:=[.L28]-[.E2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9.4430809020996" calcext:value-type="float">
            <text:p>59,4430809020996</text:p>
          </table:table-cell>
          <table:table-cell office:value-type="float" office:value="59.0359611511231" calcext:value-type="float">
            <text:p>59,0359611511231</text:p>
          </table:table-cell>
          <table:table-cell table:number-columns-repeated="5" office:value-type="float" office:value="59" calcext:value-type="float">
            <text:p>59</text:p>
          </table:table-cell>
          <table:table-cell table:formula="of:=[.F29]-[.E29]" office:value-type="float" office:value="-0.556919097900398" calcext:value-type="float">
            <text:p>-0,556919097900398</text:p>
          </table:table-cell>
          <table:table-cell table:formula="of:=[.G29]-[.E29]" office:value-type="float" office:value="-0.964038848876903" calcext:value-type="float">
            <text:p>-0,964038848876903</text:p>
          </table:table-cell>
          <table:table-cell table:formula="of:=[.H29]-[.E29]" office:value-type="float" office:value="-1" calcext:value-type="float">
            <text:p>-1</text:p>
          </table:table-cell>
          <table:table-cell table:formula="of:=[.I29]-[.E29]" office:value-type="float" office:value="-1" calcext:value-type="float">
            <text:p>-1</text:p>
          </table:table-cell>
          <table:table-cell table:formula="of:=[.J29]-[.E29]" office:value-type="float" office:value="-1" calcext:value-type="float">
            <text:p>-1</text:p>
          </table:table-cell>
          <table:table-cell table:formula="of:=[.K29]-[.E29]" office:value-type="float" office:value="-1" calcext:value-type="float">
            <text:p>-1</text:p>
          </table:table-cell>
          <table:table-cell table:formula="of:=[.L29]-[.E29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.5798263549805" calcext:value-type="float">
            <text:p>59,5798263549805</text:p>
          </table:table-cell>
          <table:table-cell office:value-type="float" office:value="59.0809669494629" calcext:value-type="float">
            <text:p>59,0809669494629</text:p>
          </table:table-cell>
          <table:table-cell table:number-columns-repeated="5" office:value-type="float" office:value="59" calcext:value-type="float">
            <text:p>59</text:p>
          </table:table-cell>
          <table:table-cell table:formula="of:=[.F30]-[.E30]" office:value-type="float" office:value="-0.420173645019503" calcext:value-type="float">
            <text:p>-0,420173645019503</text:p>
          </table:table-cell>
          <table:table-cell table:formula="of:=[.G30]-[.E30]" office:value-type="float" office:value="-0.919033050537102" calcext:value-type="float">
            <text:p>-0,919033050537102</text:p>
          </table:table-cell>
          <table:table-cell table:formula="of:=[.H30]-[.E30]" office:value-type="float" office:value="-1" calcext:value-type="float">
            <text:p>-1</text:p>
          </table:table-cell>
          <table:table-cell table:formula="of:=[.I30]-[.E30]" office:value-type="float" office:value="-1" calcext:value-type="float">
            <text:p>-1</text:p>
          </table:table-cell>
          <table:table-cell table:formula="of:=[.J30]-[.E30]" office:value-type="float" office:value="-1" calcext:value-type="float">
            <text:p>-1</text:p>
          </table:table-cell>
          <table:table-cell table:formula="of:=[.K30]-[.E30]" office:value-type="float" office:value="-1" calcext:value-type="float">
            <text:p>-1</text:p>
          </table:table-cell>
          <table:table-cell table:formula="of:=[.L30]-[.E30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9.7354431152344" calcext:value-type="float">
            <text:p>59,7354431152344</text:p>
          </table:table-cell>
          <table:table-cell office:value-type="float" office:value="59.1440734863281" calcext:value-type="float">
            <text:p>59,1440734863281</text:p>
          </table:table-cell>
          <table:table-cell table:number-columns-repeated="5" office:value-type="float" office:value="59" calcext:value-type="float">
            <text:p>59</text:p>
          </table:table-cell>
          <table:table-cell table:formula="of:=[.F31]-[.E31]" office:value-type="float" office:value="-0.264556884765597" calcext:value-type="float">
            <text:p>-0,264556884765597</text:p>
          </table:table-cell>
          <table:table-cell table:formula="of:=[.G31]-[.E31]" office:value-type="float" office:value="-0.855926513671903" calcext:value-type="float">
            <text:p>-0,855926513671903</text:p>
          </table:table-cell>
          <table:table-cell table:formula="of:=[.H31]-[.E31]" office:value-type="float" office:value="-1" calcext:value-type="float">
            <text:p>-1</text:p>
          </table:table-cell>
          <table:table-cell table:formula="of:=[.I31]-[.E31]" office:value-type="float" office:value="-1" calcext:value-type="float">
            <text:p>-1</text:p>
          </table:table-cell>
          <table:table-cell table:formula="of:=[.J31]-[.E31]" office:value-type="float" office:value="-1" calcext:value-type="float">
            <text:p>-1</text:p>
          </table:table-cell>
          <table:table-cell table:formula="of:=[.K31]-[.E31]" office:value-type="float" office:value="-1" calcext:value-type="float">
            <text:p>-1</text:p>
          </table:table-cell>
          <table:table-cell table:formula="of:=[.L31]-[.E31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9.9101715087891" calcext:value-type="float">
            <text:p>59,9101715087891</text:p>
          </table:table-cell>
          <table:table-cell office:value-type="float" office:value="59.2253723144531" calcext:value-type="float">
            <text:p>59,2253723144531</text:p>
          </table:table-cell>
          <table:table-cell table:number-columns-repeated="5" office:value-type="float" office:value="59" calcext:value-type="float">
            <text:p>59</text:p>
          </table:table-cell>
          <table:table-cell table:formula="of:=[.F32]-[.E32]" office:value-type="float" office:value="-0.089828491210902" calcext:value-type="float">
            <text:p>-0,089828491210902</text:p>
          </table:table-cell>
          <table:table-cell table:formula="of:=[.G32]-[.E32]" office:value-type="float" office:value="-0.774627685546903" calcext:value-type="float">
            <text:p>-0,774627685546903</text:p>
          </table:table-cell>
          <table:table-cell table:formula="of:=[.H32]-[.E32]" office:value-type="float" office:value="-1" calcext:value-type="float">
            <text:p>-1</text:p>
          </table:table-cell>
          <table:table-cell table:formula="of:=[.I32]-[.E32]" office:value-type="float" office:value="-1" calcext:value-type="float">
            <text:p>-1</text:p>
          </table:table-cell>
          <table:table-cell table:formula="of:=[.J32]-[.E32]" office:value-type="float" office:value="-1" calcext:value-type="float">
            <text:p>-1</text:p>
          </table:table-cell>
          <table:table-cell table:formula="of:=[.K32]-[.E32]" office:value-type="float" office:value="-1" calcext:value-type="float">
            <text:p>-1</text:p>
          </table:table-cell>
          <table:table-cell table:formula="of:=[.L32]-[.E32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0.1042861938477" calcext:value-type="float">
            <text:p>60,1042861938477</text:p>
          </table:table-cell>
          <table:table-cell office:value-type="float" office:value="59.3249893188477" calcext:value-type="float">
            <text:p>59,3249893188477</text:p>
          </table:table-cell>
          <table:table-cell office:value-type="float" office:value="59.0089874267578" calcext:value-type="float">
            <text:p>59,0089874267578</text:p>
          </table:table-cell>
          <table:table-cell table:number-columns-repeated="4" office:value-type="float" office:value="59" calcext:value-type="float">
            <text:p>59</text:p>
          </table:table-cell>
          <table:table-cell table:formula="of:=[.F33]-[.E33]" office:value-type="float" office:value="0.104286193847699" calcext:value-type="float">
            <text:p>0,104286193847699</text:p>
          </table:table-cell>
          <table:table-cell table:formula="of:=[.G33]-[.E33]" office:value-type="float" office:value="-0.675010681152301" calcext:value-type="float">
            <text:p>-0,675010681152301</text:p>
          </table:table-cell>
          <table:table-cell table:formula="of:=[.H33]-[.E33]" office:value-type="float" office:value="-0.991012573242202" calcext:value-type="float">
            <text:p>-0,991012573242202</text:p>
          </table:table-cell>
          <table:table-cell table:formula="of:=[.I33]-[.E33]" office:value-type="float" office:value="-1" calcext:value-type="float">
            <text:p>-1</text:p>
          </table:table-cell>
          <table:table-cell table:formula="of:=[.J33]-[.E33]" office:value-type="float" office:value="-1" calcext:value-type="float">
            <text:p>-1</text:p>
          </table:table-cell>
          <table:table-cell table:formula="of:=[.K33]-[.E33]" office:value-type="float" office:value="-1" calcext:value-type="float">
            <text:p>-1</text:p>
          </table:table-cell>
          <table:table-cell table:formula="of:=[.L33]-[.E33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0.3180923461914" calcext:value-type="float">
            <text:p>60,3180923461914</text:p>
          </table:table-cell>
          <table:table-cell office:value-type="float" office:value="59.4430809020996" calcext:value-type="float">
            <text:p>59,4430809020996</text:p>
          </table:table-cell>
          <table:table-cell office:value-type="float" office:value="59.0359611511231" calcext:value-type="float">
            <text:p>59,0359611511231</text:p>
          </table:table-cell>
          <table:table-cell table:number-columns-repeated="4" office:value-type="float" office:value="59" calcext:value-type="float">
            <text:p>59</text:p>
          </table:table-cell>
          <table:table-cell table:formula="of:=[.F34]-[.E34]" office:value-type="float" office:value="0.318092346191399" calcext:value-type="float">
            <text:p>0,318092346191399</text:p>
          </table:table-cell>
          <table:table-cell table:formula="of:=[.G34]-[.E34]" office:value-type="float" office:value="-0.556919097900398" calcext:value-type="float">
            <text:p>-0,556919097900398</text:p>
          </table:table-cell>
          <table:table-cell table:formula="of:=[.H34]-[.E34]" office:value-type="float" office:value="-0.964038848876903" calcext:value-type="float">
            <text:p>-0,964038848876903</text:p>
          </table:table-cell>
          <table:table-cell table:formula="of:=[.I34]-[.E34]" office:value-type="float" office:value="-1" calcext:value-type="float">
            <text:p>-1</text:p>
          </table:table-cell>
          <table:table-cell table:formula="of:=[.J34]-[.E34]" office:value-type="float" office:value="-1" calcext:value-type="float">
            <text:p>-1</text:p>
          </table:table-cell>
          <table:table-cell table:formula="of:=[.K34]-[.E34]" office:value-type="float" office:value="-1" calcext:value-type="float">
            <text:p>-1</text:p>
          </table:table-cell>
          <table:table-cell table:formula="of:=[.L34]-[.E34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0.5519409179688" calcext:value-type="float">
            <text:p>60,5519409179688</text:p>
          </table:table-cell>
          <table:table-cell office:value-type="float" office:value="59.5798263549805" calcext:value-type="float">
            <text:p>59,5798263549805</text:p>
          </table:table-cell>
          <table:table-cell office:value-type="float" office:value="59.0809669494629" calcext:value-type="float">
            <text:p>59,0809669494629</text:p>
          </table:table-cell>
          <table:table-cell table:number-columns-repeated="4" office:value-type="float" office:value="59" calcext:value-type="float">
            <text:p>59</text:p>
          </table:table-cell>
          <table:table-cell table:formula="of:=[.F35]-[.E35]" office:value-type="float" office:value="0.5519409179688" calcext:value-type="float">
            <text:p>0,5519409179688</text:p>
          </table:table-cell>
          <table:table-cell table:formula="of:=[.G35]-[.E35]" office:value-type="float" office:value="-0.420173645019503" calcext:value-type="float">
            <text:p>-0,420173645019503</text:p>
          </table:table-cell>
          <table:table-cell table:formula="of:=[.H35]-[.E35]" office:value-type="float" office:value="-0.919033050537102" calcext:value-type="float">
            <text:p>-0,919033050537102</text:p>
          </table:table-cell>
          <table:table-cell table:formula="of:=[.I35]-[.E35]" office:value-type="float" office:value="-1" calcext:value-type="float">
            <text:p>-1</text:p>
          </table:table-cell>
          <table:table-cell table:formula="of:=[.J35]-[.E35]" office:value-type="float" office:value="-1" calcext:value-type="float">
            <text:p>-1</text:p>
          </table:table-cell>
          <table:table-cell table:formula="of:=[.K35]-[.E35]" office:value-type="float" office:value="-1" calcext:value-type="float">
            <text:p>-1</text:p>
          </table:table-cell>
          <table:table-cell table:formula="of:=[.L35]-[.E35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0.8062019348145" calcext:value-type="float">
            <text:p>60,8062019348145</text:p>
          </table:table-cell>
          <table:table-cell office:value-type="float" office:value="59.7354431152344" calcext:value-type="float">
            <text:p>59,7354431152344</text:p>
          </table:table-cell>
          <table:table-cell office:value-type="float" office:value="59.1440734863281" calcext:value-type="float">
            <text:p>59,1440734863281</text:p>
          </table:table-cell>
          <table:table-cell table:number-columns-repeated="4" office:value-type="float" office:value="59" calcext:value-type="float">
            <text:p>59</text:p>
          </table:table-cell>
          <table:table-cell table:formula="of:=[.F36]-[.E36]" office:value-type="float" office:value="0.806201934814503" calcext:value-type="float">
            <text:p>0,806201934814503</text:p>
          </table:table-cell>
          <table:table-cell table:formula="of:=[.G36]-[.E36]" office:value-type="float" office:value="-0.264556884765597" calcext:value-type="float">
            <text:p>-0,264556884765597</text:p>
          </table:table-cell>
          <table:table-cell table:formula="of:=[.H36]-[.E36]" office:value-type="float" office:value="-0.855926513671903" calcext:value-type="float">
            <text:p>-0,855926513671903</text:p>
          </table:table-cell>
          <table:table-cell table:formula="of:=[.I36]-[.E36]" office:value-type="float" office:value="-1" calcext:value-type="float">
            <text:p>-1</text:p>
          </table:table-cell>
          <table:table-cell table:formula="of:=[.J36]-[.E36]" office:value-type="float" office:value="-1" calcext:value-type="float">
            <text:p>-1</text:p>
          </table:table-cell>
          <table:table-cell table:formula="of:=[.K36]-[.E36]" office:value-type="float" office:value="-1" calcext:value-type="float">
            <text:p>-1</text:p>
          </table:table-cell>
          <table:table-cell table:formula="of:=[.L36]-[.E36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1.0812950134277" calcext:value-type="float">
            <text:p>61,0812950134277</text:p>
          </table:table-cell>
          <table:table-cell office:value-type="float" office:value="59.9101715087891" calcext:value-type="float">
            <text:p>59,9101715087891</text:p>
          </table:table-cell>
          <table:table-cell office:value-type="float" office:value="59.2253723144531" calcext:value-type="float">
            <text:p>59,2253723144531</text:p>
          </table:table-cell>
          <table:table-cell table:number-columns-repeated="4" office:value-type="float" office:value="59" calcext:value-type="float">
            <text:p>59</text:p>
          </table:table-cell>
          <table:table-cell table:formula="of:=[.F37]-[.E37]" office:value-type="float" office:value="1.0812950134277" calcext:value-type="float">
            <text:p>1,0812950134277</text:p>
          </table:table-cell>
          <table:table-cell table:formula="of:=[.G37]-[.E37]" office:value-type="float" office:value="-0.089828491210902" calcext:value-type="float">
            <text:p>-0,089828491210902</text:p>
          </table:table-cell>
          <table:table-cell table:formula="of:=[.H37]-[.E37]" office:value-type="float" office:value="-0.774627685546903" calcext:value-type="float">
            <text:p>-0,774627685546903</text:p>
          </table:table-cell>
          <table:table-cell table:formula="of:=[.I37]-[.E37]" office:value-type="float" office:value="-1" calcext:value-type="float">
            <text:p>-1</text:p>
          </table:table-cell>
          <table:table-cell table:formula="of:=[.J37]-[.E37]" office:value-type="float" office:value="-1" calcext:value-type="float">
            <text:p>-1</text:p>
          </table:table-cell>
          <table:table-cell table:formula="of:=[.K37]-[.E37]" office:value-type="float" office:value="-1" calcext:value-type="float">
            <text:p>-1</text:p>
          </table:table-cell>
          <table:table-cell table:formula="of:=[.L37]-[.E37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61.3776664733887" calcext:value-type="float">
            <text:p>61,3776664733887</text:p>
          </table:table-cell>
          <table:table-cell office:value-type="float" office:value="60.1042861938477" calcext:value-type="float">
            <text:p>60,1042861938477</text:p>
          </table:table-cell>
          <table:table-cell office:value-type="float" office:value="59.3249893188477" calcext:value-type="float">
            <text:p>59,3249893188477</text:p>
          </table:table-cell>
          <table:table-cell office:value-type="float" office:value="59.0089874267578" calcext:value-type="float">
            <text:p>59,0089874267578</text:p>
          </table:table-cell>
          <table:table-cell table:number-columns-repeated="3" office:value-type="float" office:value="59" calcext:value-type="float">
            <text:p>59</text:p>
          </table:table-cell>
          <table:table-cell table:formula="of:=[.F38]-[.E38]" office:value-type="float" office:value="1.3776664733887" calcext:value-type="float">
            <text:p>1,3776664733887</text:p>
          </table:table-cell>
          <table:table-cell table:formula="of:=[.G38]-[.E38]" office:value-type="float" office:value="0.104286193847699" calcext:value-type="float">
            <text:p>0,104286193847699</text:p>
          </table:table-cell>
          <table:table-cell table:formula="of:=[.H38]-[.E38]" office:value-type="float" office:value="-0.675010681152301" calcext:value-type="float">
            <text:p>-0,675010681152301</text:p>
          </table:table-cell>
          <table:table-cell table:formula="of:=[.I38]-[.E38]" office:value-type="float" office:value="-0.991012573242202" calcext:value-type="float">
            <text:p>-0,991012573242202</text:p>
          </table:table-cell>
          <table:table-cell table:formula="of:=[.J38]-[.E38]" office:value-type="float" office:value="-1" calcext:value-type="float">
            <text:p>-1</text:p>
          </table:table-cell>
          <table:table-cell table:formula="of:=[.K38]-[.E38]" office:value-type="float" office:value="-1" calcext:value-type="float">
            <text:p>-1</text:p>
          </table:table-cell>
          <table:table-cell table:formula="of:=[.L38]-[.E38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1.6958160400391" calcext:value-type="float">
            <text:p>61,6958160400391</text:p>
          </table:table-cell>
          <table:table-cell office:value-type="float" office:value="60.3180923461914" calcext:value-type="float">
            <text:p>60,3180923461914</text:p>
          </table:table-cell>
          <table:table-cell office:value-type="float" office:value="59.4430809020996" calcext:value-type="float">
            <text:p>59,4430809020996</text:p>
          </table:table-cell>
          <table:table-cell office:value-type="float" office:value="59.0359611511231" calcext:value-type="float">
            <text:p>59,0359611511231</text:p>
          </table:table-cell>
          <table:table-cell table:number-columns-repeated="3" office:value-type="float" office:value="59" calcext:value-type="float">
            <text:p>59</text:p>
          </table:table-cell>
          <table:table-cell table:formula="of:=[.F39]-[.E39]" office:value-type="float" office:value="1.6958160400391" calcext:value-type="float">
            <text:p>1,6958160400391</text:p>
          </table:table-cell>
          <table:table-cell table:formula="of:=[.G39]-[.E39]" office:value-type="float" office:value="0.318092346191399" calcext:value-type="float">
            <text:p>0,318092346191399</text:p>
          </table:table-cell>
          <table:table-cell table:formula="of:=[.H39]-[.E39]" office:value-type="float" office:value="-0.556919097900398" calcext:value-type="float">
            <text:p>-0,556919097900398</text:p>
          </table:table-cell>
          <table:table-cell table:formula="of:=[.I39]-[.E39]" office:value-type="float" office:value="-0.964038848876903" calcext:value-type="float">
            <text:p>-0,964038848876903</text:p>
          </table:table-cell>
          <table:table-cell table:formula="of:=[.J39]-[.E39]" office:value-type="float" office:value="-1" calcext:value-type="float">
            <text:p>-1</text:p>
          </table:table-cell>
          <table:table-cell table:formula="of:=[.K39]-[.E39]" office:value-type="float" office:value="-1" calcext:value-type="float">
            <text:p>-1</text:p>
          </table:table-cell>
          <table:table-cell table:formula="of:=[.L39]-[.E39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62.0362701416016" calcext:value-type="float">
            <text:p>62,0362701416016</text:p>
          </table:table-cell>
          <table:table-cell office:value-type="float" office:value="60.5519409179688" calcext:value-type="float">
            <text:p>60,5519409179688</text:p>
          </table:table-cell>
          <table:table-cell office:value-type="float" office:value="59.5798263549805" calcext:value-type="float">
            <text:p>59,5798263549805</text:p>
          </table:table-cell>
          <table:table-cell office:value-type="float" office:value="59.0809669494629" calcext:value-type="float">
            <text:p>59,0809669494629</text:p>
          </table:table-cell>
          <table:table-cell table:number-columns-repeated="3" office:value-type="float" office:value="59" calcext:value-type="float">
            <text:p>59</text:p>
          </table:table-cell>
          <table:table-cell table:formula="of:=[.F40]-[.E40]" office:value-type="float" office:value="1.0362701416016" calcext:value-type="float">
            <text:p>1,0362701416016</text:p>
          </table:table-cell>
          <table:table-cell table:formula="of:=[.G40]-[.E40]" office:value-type="float" office:value="-0.4480590820312" calcext:value-type="float">
            <text:p>-0,4480590820312</text:p>
          </table:table-cell>
          <table:table-cell table:formula="of:=[.H40]-[.E40]" office:value-type="float" office:value="-1.4201736450195" calcext:value-type="float">
            <text:p>-1,4201736450195</text:p>
          </table:table-cell>
          <table:table-cell table:formula="of:=[.I40]-[.E40]" office:value-type="float" office:value="-1.9190330505371" calcext:value-type="float">
            <text:p>-1,9190330505371</text:p>
          </table:table-cell>
          <table:table-cell table:formula="of:=[.J40]-[.E40]" office:value-type="float" office:value="-2" calcext:value-type="float">
            <text:p>-2</text:p>
          </table:table-cell>
          <table:table-cell table:formula="of:=[.K40]-[.E40]" office:value-type="float" office:value="-2" calcext:value-type="float">
            <text:p>-2</text:p>
          </table:table-cell>
          <table:table-cell table:formula="of:=[.L40]-[.E40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62.3996200561524" calcext:value-type="float">
            <text:p>62,3996200561524</text:p>
          </table:table-cell>
          <table:table-cell office:value-type="float" office:value="60.8062019348145" calcext:value-type="float">
            <text:p>60,8062019348145</text:p>
          </table:table-cell>
          <table:table-cell office:value-type="float" office:value="59.7354431152344" calcext:value-type="float">
            <text:p>59,7354431152344</text:p>
          </table:table-cell>
          <table:table-cell office:value-type="float" office:value="59.1440734863281" calcext:value-type="float">
            <text:p>59,1440734863281</text:p>
          </table:table-cell>
          <table:table-cell table:number-columns-repeated="3" office:value-type="float" office:value="59" calcext:value-type="float">
            <text:p>59</text:p>
          </table:table-cell>
          <table:table-cell table:formula="of:=[.F41]-[.E41]" office:value-type="float" office:value="1.3996200561524" calcext:value-type="float">
            <text:p>1,3996200561524</text:p>
          </table:table-cell>
          <table:table-cell table:formula="of:=[.G41]-[.E41]" office:value-type="float" office:value="-0.193798065185497" calcext:value-type="float">
            <text:p>-0,193798065185497</text:p>
          </table:table-cell>
          <table:table-cell table:formula="of:=[.H41]-[.E41]" office:value-type="float" office:value="-1.2645568847656" calcext:value-type="float">
            <text:p>-1,2645568847656</text:p>
          </table:table-cell>
          <table:table-cell table:formula="of:=[.I41]-[.E41]" office:value-type="float" office:value="-1.8559265136719" calcext:value-type="float">
            <text:p>-1,8559265136719</text:p>
          </table:table-cell>
          <table:table-cell table:formula="of:=[.J41]-[.E41]" office:value-type="float" office:value="-2" calcext:value-type="float">
            <text:p>-2</text:p>
          </table:table-cell>
          <table:table-cell table:formula="of:=[.K41]-[.E41]" office:value-type="float" office:value="-2" calcext:value-type="float">
            <text:p>-2</text:p>
          </table:table-cell>
          <table:table-cell table:formula="of:=[.L41]-[.E41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62.7864875793457" calcext:value-type="float">
            <text:p>62,7864875793457</text:p>
          </table:table-cell>
          <table:table-cell office:value-type="float" office:value="61.0812950134277" calcext:value-type="float">
            <text:p>61,0812950134277</text:p>
          </table:table-cell>
          <table:table-cell office:value-type="float" office:value="59.9101715087891" calcext:value-type="float">
            <text:p>59,9101715087891</text:p>
          </table:table-cell>
          <table:table-cell office:value-type="float" office:value="59.2253723144531" calcext:value-type="float">
            <text:p>59,2253723144531</text:p>
          </table:table-cell>
          <table:table-cell table:number-columns-repeated="3" office:value-type="float" office:value="59" calcext:value-type="float">
            <text:p>59</text:p>
          </table:table-cell>
          <table:table-cell table:formula="of:=[.F42]-[.E42]" office:value-type="float" office:value="1.7864875793457" calcext:value-type="float">
            <text:p>1,7864875793457</text:p>
          </table:table-cell>
          <table:table-cell table:formula="of:=[.G42]-[.E42]" office:value-type="float" office:value="0.0812950134276989" calcext:value-type="float">
            <text:p>0,081295013427699</text:p>
          </table:table-cell>
          <table:table-cell table:formula="of:=[.H42]-[.E42]" office:value-type="float" office:value="-1.0898284912109" calcext:value-type="float">
            <text:p>-1,0898284912109</text:p>
          </table:table-cell>
          <table:table-cell table:formula="of:=[.I42]-[.E42]" office:value-type="float" office:value="-1.7746276855469" calcext:value-type="float">
            <text:p>-1,7746276855469</text:p>
          </table:table-cell>
          <table:table-cell table:formula="of:=[.J42]-[.E42]" office:value-type="float" office:value="-2" calcext:value-type="float">
            <text:p>-2</text:p>
          </table:table-cell>
          <table:table-cell table:formula="of:=[.K42]-[.E42]" office:value-type="float" office:value="-2" calcext:value-type="float">
            <text:p>-2</text:p>
          </table:table-cell>
          <table:table-cell table:formula="of:=[.L42]-[.E42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63.1975555419922" calcext:value-type="float">
            <text:p>63,1975555419922</text:p>
          </table:table-cell>
          <table:table-cell office:value-type="float" office:value="61.3776664733887" calcext:value-type="float">
            <text:p>61,3776664733887</text:p>
          </table:table-cell>
          <table:table-cell office:value-type="float" office:value="60.1042861938477" calcext:value-type="float">
            <text:p>60,1042861938477</text:p>
          </table:table-cell>
          <table:table-cell office:value-type="float" office:value="59.3249893188477" calcext:value-type="float">
            <text:p>59,3249893188477</text:p>
          </table:table-cell>
          <table:table-cell office:value-type="float" office:value="59.0089874267578" calcext:value-type="float">
            <text:p>59,0089874267578</text:p>
          </table:table-cell>
          <table:table-cell table:number-columns-repeated="2" office:value-type="float" office:value="59" calcext:value-type="float">
            <text:p>59</text:p>
          </table:table-cell>
          <table:table-cell table:formula="of:=[.F43]-[.E43]" office:value-type="float" office:value="2.1975555419922" calcext:value-type="float">
            <text:p>2,1975555419922</text:p>
          </table:table-cell>
          <table:table-cell table:formula="of:=[.G43]-[.E43]" office:value-type="float" office:value="0.3776664733887" calcext:value-type="float">
            <text:p>0,3776664733887</text:p>
          </table:table-cell>
          <table:table-cell table:formula="of:=[.H43]-[.E43]" office:value-type="float" office:value="-0.895713806152301" calcext:value-type="float">
            <text:p>-0,895713806152301</text:p>
          </table:table-cell>
          <table:table-cell table:formula="of:=[.I43]-[.E43]" office:value-type="float" office:value="-1.6750106811523" calcext:value-type="float">
            <text:p>-1,6750106811523</text:p>
          </table:table-cell>
          <table:table-cell table:formula="of:=[.J43]-[.E43]" office:value-type="float" office:value="-1.9910125732422" calcext:value-type="float">
            <text:p>-1,9910125732422</text:p>
          </table:table-cell>
          <table:table-cell table:formula="of:=[.K43]-[.E43]" office:value-type="float" office:value="-2" calcext:value-type="float">
            <text:p>-2</text:p>
          </table:table-cell>
          <table:table-cell table:formula="of:=[.L43]-[.E43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63.6335487365723" calcext:value-type="float">
            <text:p>63,6335487365723</text:p>
          </table:table-cell>
          <table:table-cell office:value-type="float" office:value="61.6958160400391" calcext:value-type="float">
            <text:p>61,6958160400391</text:p>
          </table:table-cell>
          <table:table-cell office:value-type="float" office:value="60.3180923461914" calcext:value-type="float">
            <text:p>60,3180923461914</text:p>
          </table:table-cell>
          <table:table-cell office:value-type="float" office:value="59.4430809020996" calcext:value-type="float">
            <text:p>59,4430809020996</text:p>
          </table:table-cell>
          <table:table-cell office:value-type="float" office:value="59.0359611511231" calcext:value-type="float">
            <text:p>59,0359611511231</text:p>
          </table:table-cell>
          <table:table-cell table:number-columns-repeated="2" office:value-type="float" office:value="59" calcext:value-type="float">
            <text:p>59</text:p>
          </table:table-cell>
          <table:table-cell table:formula="of:=[.F44]-[.E44]" office:value-type="float" office:value="2.6335487365723" calcext:value-type="float">
            <text:p>2,6335487365723</text:p>
          </table:table-cell>
          <table:table-cell table:formula="of:=[.G44]-[.E44]" office:value-type="float" office:value="0.695816040039098" calcext:value-type="float">
            <text:p>0,695816040039098</text:p>
          </table:table-cell>
          <table:table-cell table:formula="of:=[.H44]-[.E44]" office:value-type="float" office:value="-0.681907653808601" calcext:value-type="float">
            <text:p>-0,681907653808601</text:p>
          </table:table-cell>
          <table:table-cell table:formula="of:=[.I44]-[.E44]" office:value-type="float" office:value="-1.5569190979004" calcext:value-type="float">
            <text:p>-1,5569190979004</text:p>
          </table:table-cell>
          <table:table-cell table:formula="of:=[.J44]-[.E44]" office:value-type="float" office:value="-1.9640388488769" calcext:value-type="float">
            <text:p>-1,9640388488769</text:p>
          </table:table-cell>
          <table:table-cell table:formula="of:=[.K44]-[.E44]" office:value-type="float" office:value="-2" calcext:value-type="float">
            <text:p>-2</text:p>
          </table:table-cell>
          <table:table-cell table:formula="of:=[.L44]-[.E44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64.0952606201172" calcext:value-type="float">
            <text:p>64,0952606201172</text:p>
          </table:table-cell>
          <table:table-cell office:value-type="float" office:value="62.0362701416016" calcext:value-type="float">
            <text:p>62,0362701416016</text:p>
          </table:table-cell>
          <table:table-cell office:value-type="float" office:value="60.5519409179688" calcext:value-type="float">
            <text:p>60,5519409179688</text:p>
          </table:table-cell>
          <table:table-cell office:value-type="float" office:value="59.5798263549805" calcext:value-type="float">
            <text:p>59,5798263549805</text:p>
          </table:table-cell>
          <table:table-cell office:value-type="float" office:value="59.0809669494629" calcext:value-type="float">
            <text:p>59,0809669494629</text:p>
          </table:table-cell>
          <table:table-cell table:number-columns-repeated="2" office:value-type="float" office:value="59" calcext:value-type="float">
            <text:p>59</text:p>
          </table:table-cell>
          <table:table-cell table:formula="of:=[.F45]-[.E45]" office:value-type="float" office:value="1.0952606201172" calcext:value-type="float">
            <text:p>1,0952606201172</text:p>
          </table:table-cell>
          <table:table-cell table:formula="of:=[.G45]-[.E45]" office:value-type="float" office:value="-0.963729858398402" calcext:value-type="float">
            <text:p>-0,963729858398402</text:p>
          </table:table-cell>
          <table:table-cell table:formula="of:=[.H45]-[.E45]" office:value-type="float" office:value="-2.4480590820312" calcext:value-type="float">
            <text:p>-2,4480590820312</text:p>
          </table:table-cell>
          <table:table-cell table:formula="of:=[.I45]-[.E45]" office:value-type="float" office:value="-3.4201736450195" calcext:value-type="float">
            <text:p>-3,4201736450195</text:p>
          </table:table-cell>
          <table:table-cell table:formula="of:=[.J45]-[.E45]" office:value-type="float" office:value="-3.9190330505371" calcext:value-type="float">
            <text:p>-3,9190330505371</text:p>
          </table:table-cell>
          <table:table-cell table:formula="of:=[.K45]-[.E45]" office:value-type="float" office:value="-4" calcext:value-type="float">
            <text:p>-4</text:p>
          </table:table-cell>
          <table:table-cell table:formula="of:=[.L45]-[.E45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64.5835418701172" calcext:value-type="float">
            <text:p>64,5835418701172</text:p>
          </table:table-cell>
          <table:table-cell office:value-type="float" office:value="62.3996200561524" calcext:value-type="float">
            <text:p>62,3996200561524</text:p>
          </table:table-cell>
          <table:table-cell office:value-type="float" office:value="60.8062019348145" calcext:value-type="float">
            <text:p>60,8062019348145</text:p>
          </table:table-cell>
          <table:table-cell office:value-type="float" office:value="59.7354431152344" calcext:value-type="float">
            <text:p>59,7354431152344</text:p>
          </table:table-cell>
          <table:table-cell office:value-type="float" office:value="59.1440734863281" calcext:value-type="float">
            <text:p>59,1440734863281</text:p>
          </table:table-cell>
          <table:table-cell table:number-columns-repeated="2" office:value-type="float" office:value="59" calcext:value-type="float">
            <text:p>59</text:p>
          </table:table-cell>
          <table:table-cell table:formula="of:=[.F46]-[.E46]" office:value-type="float" office:value="-19.4164581298828" calcext:value-type="float">
            <text:p>-19,4164581298828</text:p>
          </table:table-cell>
          <table:table-cell table:formula="of:=[.G46]-[.E46]" office:value-type="float" office:value="-21.6003799438476" calcext:value-type="float">
            <text:p>-21,6003799438476</text:p>
          </table:table-cell>
          <table:table-cell table:formula="of:=[.H46]-[.E46]" office:value-type="float" office:value="-23.1937980651855" calcext:value-type="float">
            <text:p>-23,1937980651855</text:p>
          </table:table-cell>
          <table:table-cell table:formula="of:=[.I46]-[.E46]" office:value-type="float" office:value="-24.2645568847656" calcext:value-type="float">
            <text:p>-24,2645568847656</text:p>
          </table:table-cell>
          <table:table-cell table:formula="of:=[.J46]-[.E46]" office:value-type="float" office:value="-24.8559265136719" calcext:value-type="float">
            <text:p>-24,8559265136719</text:p>
          </table:table-cell>
          <table:table-cell table:formula="of:=[.K46]-[.E46]" office:value-type="float" office:value="-25" calcext:value-type="float">
            <text:p>-25</text:p>
          </table:table-cell>
          <table:table-cell table:formula="of:=[.L46]-[.E46]" office:value-type="float" office:value="-25" calcext:value-type="float">
            <text:p>-25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65.0992965698242" calcext:value-type="float">
            <text:p>65,0992965698242</text:p>
          </table:table-cell>
          <table:table-cell office:value-type="float" office:value="62.7864875793457" calcext:value-type="float">
            <text:p>62,7864875793457</text:p>
          </table:table-cell>
          <table:table-cell office:value-type="float" office:value="61.0812950134277" calcext:value-type="float">
            <text:p>61,0812950134277</text:p>
          </table:table-cell>
          <table:table-cell office:value-type="float" office:value="59.9101715087891" calcext:value-type="float">
            <text:p>59,9101715087891</text:p>
          </table:table-cell>
          <table:table-cell office:value-type="float" office:value="59.2253723144531" calcext:value-type="float">
            <text:p>59,2253723144531</text:p>
          </table:table-cell>
          <table:table-cell table:number-columns-repeated="2" office:value-type="float" office:value="59" calcext:value-type="float">
            <text:p>59</text:p>
          </table:table-cell>
          <table:table-cell table:formula="of:=[.F47]-[.E47]" office:value-type="float" office:value="-18.9007034301758" calcext:value-type="float">
            <text:p>-18,9007034301758</text:p>
          </table:table-cell>
          <table:table-cell table:formula="of:=[.G47]-[.E47]" office:value-type="float" office:value="-21.2135124206543" calcext:value-type="float">
            <text:p>-21,2135124206543</text:p>
          </table:table-cell>
          <table:table-cell table:formula="of:=[.H47]-[.E47]" office:value-type="float" office:value="-22.9187049865723" calcext:value-type="float">
            <text:p>-22,9187049865723</text:p>
          </table:table-cell>
          <table:table-cell table:formula="of:=[.I47]-[.E47]" office:value-type="float" office:value="-24.0898284912109" calcext:value-type="float">
            <text:p>-24,0898284912109</text:p>
          </table:table-cell>
          <table:table-cell table:formula="of:=[.J47]-[.E47]" office:value-type="float" office:value="-24.7746276855469" calcext:value-type="float">
            <text:p>-24,7746276855469</text:p>
          </table:table-cell>
          <table:table-cell table:formula="of:=[.K47]-[.E47]" office:value-type="float" office:value="-25" calcext:value-type="float">
            <text:p>-25</text:p>
          </table:table-cell>
          <table:table-cell table:formula="of:=[.L47]-[.E47]" office:value-type="float" office:value="-25" calcext:value-type="float">
            <text:p>-25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65.6435165405273" calcext:value-type="float">
            <text:p>65,6435165405273</text:p>
          </table:table-cell>
          <table:table-cell office:value-type="float" office:value="63.1975555419922" calcext:value-type="float">
            <text:p>63,1975555419922</text:p>
          </table:table-cell>
          <table:table-cell office:value-type="float" office:value="61.3776664733887" calcext:value-type="float">
            <text:p>61,3776664733887</text:p>
          </table:table-cell>
          <table:table-cell office:value-type="float" office:value="60.1042861938477" calcext:value-type="float">
            <text:p>60,1042861938477</text:p>
          </table:table-cell>
          <table:table-cell office:value-type="float" office:value="59.3249893188477" calcext:value-type="float">
            <text:p>59,3249893188477</text:p>
          </table:table-cell>
          <table:table-cell office:value-type="float" office:value="59.0089874267578" calcext:value-type="float">
            <text:p>59,0089874267578</text:p>
          </table:table-cell>
          <table:table-cell office:value-type="float" office:value="59" calcext:value-type="float">
            <text:p>59</text:p>
          </table:table-cell>
          <table:table-cell table:formula="of:=[.F48]-[.E48]" office:value-type="float" office:value="3.6435165405273" calcext:value-type="float">
            <text:p>3,6435165405273</text:p>
          </table:table-cell>
          <table:table-cell table:formula="of:=[.G48]-[.E48]" office:value-type="float" office:value="1.1975555419922" calcext:value-type="float">
            <text:p>1,1975555419922</text:p>
          </table:table-cell>
          <table:table-cell table:formula="of:=[.H48]-[.E48]" office:value-type="float" office:value="-0.6223335266113" calcext:value-type="float">
            <text:p>-0,6223335266113</text:p>
          </table:table-cell>
          <table:table-cell table:formula="of:=[.I48]-[.E48]" office:value-type="float" office:value="-1.8957138061523" calcext:value-type="float">
            <text:p>-1,8957138061523</text:p>
          </table:table-cell>
          <table:table-cell table:formula="of:=[.J48]-[.E48]" office:value-type="float" office:value="-2.6750106811523" calcext:value-type="float">
            <text:p>-2,6750106811523</text:p>
          </table:table-cell>
          <table:table-cell table:formula="of:=[.K48]-[.E48]" office:value-type="float" office:value="-2.9910125732422" calcext:value-type="float">
            <text:p>-2,9910125732422</text:p>
          </table:table-cell>
          <table:table-cell table:formula="of:=[.L48]-[.E48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66.2172470092773" calcext:value-type="float">
            <text:p>66,2172470092773</text:p>
          </table:table-cell>
          <table:table-cell office:value-type="float" office:value="63.6335487365723" calcext:value-type="float">
            <text:p>63,6335487365723</text:p>
          </table:table-cell>
          <table:table-cell office:value-type="float" office:value="61.6958160400391" calcext:value-type="float">
            <text:p>61,6958160400391</text:p>
          </table:table-cell>
          <table:table-cell office:value-type="float" office:value="60.3180923461914" calcext:value-type="float">
            <text:p>60,3180923461914</text:p>
          </table:table-cell>
          <table:table-cell office:value-type="float" office:value="59.4430809020996" calcext:value-type="float">
            <text:p>59,4430809020996</text:p>
          </table:table-cell>
          <table:table-cell office:value-type="float" office:value="59.0359611511231" calcext:value-type="float">
            <text:p>59,0359611511231</text:p>
          </table:table-cell>
          <table:table-cell office:value-type="float" office:value="59" calcext:value-type="float">
            <text:p>59</text:p>
          </table:table-cell>
          <table:table-cell table:formula="of:=[.F49]-[.E49]" office:value-type="float" office:value="5.2172470092773" calcext:value-type="float">
            <text:p>5,2172470092773</text:p>
          </table:table-cell>
          <table:table-cell table:formula="of:=[.G49]-[.E49]" office:value-type="float" office:value="2.6335487365723" calcext:value-type="float">
            <text:p>2,6335487365723</text:p>
          </table:table-cell>
          <table:table-cell table:formula="of:=[.H49]-[.E49]" office:value-type="float" office:value="0.695816040039098" calcext:value-type="float">
            <text:p>0,695816040039098</text:p>
          </table:table-cell>
          <table:table-cell table:formula="of:=[.I49]-[.E49]" office:value-type="float" office:value="-0.681907653808601" calcext:value-type="float">
            <text:p>-0,681907653808601</text:p>
          </table:table-cell>
          <table:table-cell table:formula="of:=[.J49]-[.E49]" office:value-type="float" office:value="-1.5569190979004" calcext:value-type="float">
            <text:p>-1,5569190979004</text:p>
          </table:table-cell>
          <table:table-cell table:formula="of:=[.K49]-[.E49]" office:value-type="float" office:value="-1.9640388488769" calcext:value-type="float">
            <text:p>-1,9640388488769</text:p>
          </table:table-cell>
          <table:table-cell table:formula="of:=[.L49]-[.E49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66.8216323852539" calcext:value-type="float">
            <text:p>66,8216323852539</text:p>
          </table:table-cell>
          <table:table-cell office:value-type="float" office:value="64.0952606201172" calcext:value-type="float">
            <text:p>64,0952606201172</text:p>
          </table:table-cell>
          <table:table-cell office:value-type="float" office:value="62.0362701416016" calcext:value-type="float">
            <text:p>62,0362701416016</text:p>
          </table:table-cell>
          <table:table-cell office:value-type="float" office:value="60.5519409179688" calcext:value-type="float">
            <text:p>60,5519409179688</text:p>
          </table:table-cell>
          <table:table-cell office:value-type="float" office:value="59.5798263549805" calcext:value-type="float">
            <text:p>59,5798263549805</text:p>
          </table:table-cell>
          <table:table-cell office:value-type="float" office:value="59.0809669494629" calcext:value-type="float">
            <text:p>59,0809669494629</text:p>
          </table:table-cell>
          <table:table-cell office:value-type="float" office:value="59" calcext:value-type="float">
            <text:p>59</text:p>
          </table:table-cell>
          <table:table-cell table:formula="of:=[.F50]-[.E50]" office:value-type="float" office:value="5.82163238525391" calcext:value-type="float">
            <text:p>5,82163238525391</text:p>
          </table:table-cell>
          <table:table-cell table:formula="of:=[.G50]-[.E50]" office:value-type="float" office:value="3.0952606201172" calcext:value-type="float">
            <text:p>3,0952606201172</text:p>
          </table:table-cell>
          <table:table-cell table:formula="of:=[.H50]-[.E50]" office:value-type="float" office:value="1.0362701416016" calcext:value-type="float">
            <text:p>1,0362701416016</text:p>
          </table:table-cell>
          <table:table-cell table:formula="of:=[.I50]-[.E50]" office:value-type="float" office:value="-0.4480590820312" calcext:value-type="float">
            <text:p>-0,4480590820312</text:p>
          </table:table-cell>
          <table:table-cell table:formula="of:=[.J50]-[.E50]" office:value-type="float" office:value="-1.4201736450195" calcext:value-type="float">
            <text:p>-1,4201736450195</text:p>
          </table:table-cell>
          <table:table-cell table:formula="of:=[.K50]-[.E50]" office:value-type="float" office:value="-1.9190330505371" calcext:value-type="float">
            <text:p>-1,9190330505371</text:p>
          </table:table-cell>
          <table:table-cell table:formula="of:=[.L50]-[.E50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67.457893371582" calcext:value-type="float">
            <text:p>67,457893371582</text:p>
          </table:table-cell>
          <table:table-cell office:value-type="float" office:value="64.5835418701172" calcext:value-type="float">
            <text:p>64,5835418701172</text:p>
          </table:table-cell>
          <table:table-cell office:value-type="float" office:value="62.3996200561524" calcext:value-type="float">
            <text:p>62,3996200561524</text:p>
          </table:table-cell>
          <table:table-cell office:value-type="float" office:value="60.8062019348145" calcext:value-type="float">
            <text:p>60,8062019348145</text:p>
          </table:table-cell>
          <table:table-cell office:value-type="float" office:value="59.7354431152344" calcext:value-type="float">
            <text:p>59,7354431152344</text:p>
          </table:table-cell>
          <table:table-cell office:value-type="float" office:value="59.1440734863281" calcext:value-type="float">
            <text:p>59,1440734863281</text:p>
          </table:table-cell>
          <table:table-cell office:value-type="float" office:value="59" calcext:value-type="float">
            <text:p>59</text:p>
          </table:table-cell>
          <table:table-cell table:formula="of:=[.F51]-[.E51]" office:value-type="float" office:value="3.457893371582" calcext:value-type="float">
            <text:p>3,457893371582</text:p>
          </table:table-cell>
          <table:table-cell table:formula="of:=[.G51]-[.E51]" office:value-type="float" office:value="0.583541870117202" calcext:value-type="float">
            <text:p>0,583541870117202</text:p>
          </table:table-cell>
          <table:table-cell table:formula="of:=[.H51]-[.E51]" office:value-type="float" office:value="-1.6003799438476" calcext:value-type="float">
            <text:p>-1,6003799438476</text:p>
          </table:table-cell>
          <table:table-cell table:formula="of:=[.I51]-[.E51]" office:value-type="float" office:value="-3.1937980651855" calcext:value-type="float">
            <text:p>-3,1937980651855</text:p>
          </table:table-cell>
          <table:table-cell table:formula="of:=[.J51]-[.E51]" office:value-type="float" office:value="-4.2645568847656" calcext:value-type="float">
            <text:p>-4,2645568847656</text:p>
          </table:table-cell>
          <table:table-cell table:formula="of:=[.K51]-[.E51]" office:value-type="float" office:value="-4.8559265136719" calcext:value-type="float">
            <text:p>-4,8559265136719</text:p>
          </table:table-cell>
          <table:table-cell table:formula="of:=[.L51]-[.E51]" office:value-type="float" office:value="-5" calcext:value-type="float">
            <text:p>-5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68.1273345947266" calcext:value-type="float">
            <text:p>68,1273345947266</text:p>
          </table:table-cell>
          <table:table-cell office:value-type="float" office:value="65.0992965698242" calcext:value-type="float">
            <text:p>65,0992965698242</text:p>
          </table:table-cell>
          <table:table-cell office:value-type="float" office:value="62.7864875793457" calcext:value-type="float">
            <text:p>62,7864875793457</text:p>
          </table:table-cell>
          <table:table-cell office:value-type="float" office:value="61.0812950134277" calcext:value-type="float">
            <text:p>61,0812950134277</text:p>
          </table:table-cell>
          <table:table-cell office:value-type="float" office:value="59.9101715087891" calcext:value-type="float">
            <text:p>59,9101715087891</text:p>
          </table:table-cell>
          <table:table-cell office:value-type="float" office:value="59.2253723144531" calcext:value-type="float">
            <text:p>59,2253723144531</text:p>
          </table:table-cell>
          <table:table-cell office:value-type="float" office:value="59" calcext:value-type="float">
            <text:p>59</text:p>
          </table:table-cell>
          <table:table-cell table:formula="of:=[.F52]-[.E52]" office:value-type="float" office:value="-15.8726654052734" calcext:value-type="float">
            <text:p>-15,8726654052734</text:p>
          </table:table-cell>
          <table:table-cell table:formula="of:=[.G52]-[.E52]" office:value-type="float" office:value="-18.9007034301758" calcext:value-type="float">
            <text:p>-18,9007034301758</text:p>
          </table:table-cell>
          <table:table-cell table:formula="of:=[.H52]-[.E52]" office:value-type="float" office:value="-21.2135124206543" calcext:value-type="float">
            <text:p>-21,2135124206543</text:p>
          </table:table-cell>
          <table:table-cell table:formula="of:=[.I52]-[.E52]" office:value-type="float" office:value="-22.9187049865723" calcext:value-type="float">
            <text:p>-22,9187049865723</text:p>
          </table:table-cell>
          <table:table-cell table:formula="of:=[.J52]-[.E52]" office:value-type="float" office:value="-24.0898284912109" calcext:value-type="float">
            <text:p>-24,0898284912109</text:p>
          </table:table-cell>
          <table:table-cell table:formula="of:=[.K52]-[.E52]" office:value-type="float" office:value="-24.7746276855469" calcext:value-type="float">
            <text:p>-24,7746276855469</text:p>
          </table:table-cell>
          <table:table-cell table:formula="of:=[.L52]-[.E52]" office:value-type="float" office:value="-25" calcext:value-type="float">
            <text:p>-25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68.8313674926758" calcext:value-type="float">
            <text:p>68,8313674926758</text:p>
          </table:table-cell>
          <table:table-cell office:value-type="float" office:value="65.6435165405273" calcext:value-type="float">
            <text:p>65,6435165405273</text:p>
          </table:table-cell>
          <table:table-cell office:value-type="float" office:value="63.1975555419922" calcext:value-type="float">
            <text:p>63,1975555419922</text:p>
          </table:table-cell>
          <table:table-cell office:value-type="float" office:value="61.3776664733887" calcext:value-type="float">
            <text:p>61,3776664733887</text:p>
          </table:table-cell>
          <table:table-cell office:value-type="float" office:value="60.1042861938477" calcext:value-type="float">
            <text:p>60,1042861938477</text:p>
          </table:table-cell>
          <table:table-cell office:value-type="float" office:value="59.3249893188477" calcext:value-type="float">
            <text:p>59,3249893188477</text:p>
          </table:table-cell>
          <table:table-cell office:value-type="float" office:value="59.0089874267578" calcext:value-type="float">
            <text:p>59,0089874267578</text:p>
          </table:table-cell>
          <table:table-cell table:formula="of:=[.F53]-[.E53]" office:value-type="float" office:value="-15.1686325073242" calcext:value-type="float">
            <text:p>-15,1686325073242</text:p>
          </table:table-cell>
          <table:table-cell table:formula="of:=[.G53]-[.E53]" office:value-type="float" office:value="-18.3564834594727" calcext:value-type="float">
            <text:p>-18,3564834594727</text:p>
          </table:table-cell>
          <table:table-cell table:formula="of:=[.H53]-[.E53]" office:value-type="float" office:value="-20.8024444580078" calcext:value-type="float">
            <text:p>-20,8024444580078</text:p>
          </table:table-cell>
          <table:table-cell table:formula="of:=[.I53]-[.E53]" office:value-type="float" office:value="-22.6223335266113" calcext:value-type="float">
            <text:p>-22,6223335266113</text:p>
          </table:table-cell>
          <table:table-cell table:formula="of:=[.J53]-[.E53]" office:value-type="float" office:value="-23.8957138061523" calcext:value-type="float">
            <text:p>-23,8957138061523</text:p>
          </table:table-cell>
          <table:table-cell table:formula="of:=[.K53]-[.E53]" office:value-type="float" office:value="-24.6750106811523" calcext:value-type="float">
            <text:p>-24,6750106811523</text:p>
          </table:table-cell>
          <table:table-cell table:formula="of:=[.L53]-[.E53]" office:value-type="float" office:value="-24.9910125732422" calcext:value-type="float">
            <text:p>-24,991012573242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69.3965072631836" calcext:value-type="float">
            <text:p>69,3965072631836</text:p>
          </table:table-cell>
          <table:table-cell office:value-type="float" office:value="66.2172470092773" calcext:value-type="float">
            <text:p>66,2172470092773</text:p>
          </table:table-cell>
          <table:table-cell office:value-type="float" office:value="63.6335487365723" calcext:value-type="float">
            <text:p>63,6335487365723</text:p>
          </table:table-cell>
          <table:table-cell office:value-type="float" office:value="61.6958160400391" calcext:value-type="float">
            <text:p>61,6958160400391</text:p>
          </table:table-cell>
          <table:table-cell office:value-type="float" office:value="60.3180923461914" calcext:value-type="float">
            <text:p>60,3180923461914</text:p>
          </table:table-cell>
          <table:table-cell office:value-type="float" office:value="59.4430809020996" calcext:value-type="float">
            <text:p>59,4430809020996</text:p>
          </table:table-cell>
          <table:table-cell office:value-type="float" office:value="59.0359611511231" calcext:value-type="float">
            <text:p>59,0359611511231</text:p>
          </table:table-cell>
          <table:table-cell table:formula="of:=[.F54]-[.E54]" office:value-type="float" office:value="7.39650726318359" calcext:value-type="float">
            <text:p>7,39650726318359</text:p>
          </table:table-cell>
          <table:table-cell table:formula="of:=[.G54]-[.E54]" office:value-type="float" office:value="4.2172470092773" calcext:value-type="float">
            <text:p>4,2172470092773</text:p>
          </table:table-cell>
          <table:table-cell table:formula="of:=[.H54]-[.E54]" office:value-type="float" office:value="1.6335487365723" calcext:value-type="float">
            <text:p>1,6335487365723</text:p>
          </table:table-cell>
          <table:table-cell table:formula="of:=[.I54]-[.E54]" office:value-type="float" office:value="-0.304183959960902" calcext:value-type="float">
            <text:p>-0,304183959960902</text:p>
          </table:table-cell>
          <table:table-cell table:formula="of:=[.J54]-[.E54]" office:value-type="float" office:value="-1.6819076538086" calcext:value-type="float">
            <text:p>-1,6819076538086</text:p>
          </table:table-cell>
          <table:table-cell table:formula="of:=[.K54]-[.E54]" office:value-type="float" office:value="-2.5569190979004" calcext:value-type="float">
            <text:p>-2,5569190979004</text:p>
          </table:table-cell>
          <table:table-cell table:formula="of:=[.L54]-[.E54]" office:value-type="float" office:value="-2.9640388488769" calcext:value-type="float">
            <text:p>-2,9640388488769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69.0156555175781" calcext:value-type="float">
            <text:p>69,0156555175781</text:p>
          </table:table-cell>
          <table:table-cell office:value-type="float" office:value="66.8216323852539" calcext:value-type="float">
            <text:p>66,8216323852539</text:p>
          </table:table-cell>
          <table:table-cell office:value-type="float" office:value="64.0952606201172" calcext:value-type="float">
            <text:p>64,0952606201172</text:p>
          </table:table-cell>
          <table:table-cell office:value-type="float" office:value="62.0362701416016" calcext:value-type="float">
            <text:p>62,0362701416016</text:p>
          </table:table-cell>
          <table:table-cell office:value-type="float" office:value="60.5519409179688" calcext:value-type="float">
            <text:p>60,5519409179688</text:p>
          </table:table-cell>
          <table:table-cell office:value-type="float" office:value="59.5798263549805" calcext:value-type="float">
            <text:p>59,5798263549805</text:p>
          </table:table-cell>
          <table:table-cell office:value-type="float" office:value="59.0809669494629" calcext:value-type="float">
            <text:p>59,0809669494629</text:p>
          </table:table-cell>
          <table:table-cell table:formula="of:=[.F55]-[.E55]" office:value-type="float" office:value="8.0156555175781" calcext:value-type="float">
            <text:p>8,0156555175781</text:p>
          </table:table-cell>
          <table:table-cell table:formula="of:=[.G55]-[.E55]" office:value-type="float" office:value="5.82163238525391" calcext:value-type="float">
            <text:p>5,82163238525391</text:p>
          </table:table-cell>
          <table:table-cell table:formula="of:=[.H55]-[.E55]" office:value-type="float" office:value="3.0952606201172" calcext:value-type="float">
            <text:p>3,0952606201172</text:p>
          </table:table-cell>
          <table:table-cell table:formula="of:=[.I55]-[.E55]" office:value-type="float" office:value="1.0362701416016" calcext:value-type="float">
            <text:p>1,0362701416016</text:p>
          </table:table-cell>
          <table:table-cell table:formula="of:=[.J55]-[.E55]" office:value-type="float" office:value="-0.4480590820312" calcext:value-type="float">
            <text:p>-0,4480590820312</text:p>
          </table:table-cell>
          <table:table-cell table:formula="of:=[.K55]-[.E55]" office:value-type="float" office:value="-1.4201736450195" calcext:value-type="float">
            <text:p>-1,4201736450195</text:p>
          </table:table-cell>
          <table:table-cell table:formula="of:=[.L55]-[.E55]" office:value-type="float" office:value="-1.9190330505371" calcext:value-type="float">
            <text:p>-1,919033050537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68.6597595214844" calcext:value-type="float">
            <text:p>68,6597595214844</text:p>
          </table:table-cell>
          <table:table-cell office:value-type="float" office:value="67.2353057861328" calcext:value-type="float">
            <text:p>67,2353057861328</text:p>
          </table:table-cell>
          <table:table-cell office:value-type="float" office:value="64.5835418701172" calcext:value-type="float">
            <text:p>64,5835418701172</text:p>
          </table:table-cell>
          <table:table-cell office:value-type="float" office:value="62.3996200561524" calcext:value-type="float">
            <text:p>62,3996200561524</text:p>
          </table:table-cell>
          <table:table-cell office:value-type="float" office:value="60.8062019348145" calcext:value-type="float">
            <text:p>60,8062019348145</text:p>
          </table:table-cell>
          <table:table-cell office:value-type="float" office:value="59.7354431152344" calcext:value-type="float">
            <text:p>59,7354431152344</text:p>
          </table:table-cell>
          <table:table-cell office:value-type="float" office:value="59.1440734863281" calcext:value-type="float">
            <text:p>59,1440734863281</text:p>
          </table:table-cell>
          <table:table-cell table:formula="of:=[.F56]-[.E56]" office:value-type="float" office:value="7.6597595214844" calcext:value-type="float">
            <text:p>7,6597595214844</text:p>
          </table:table-cell>
          <table:table-cell table:formula="of:=[.G56]-[.E56]" office:value-type="float" office:value="6.2353057861328" calcext:value-type="float">
            <text:p>6,2353057861328</text:p>
          </table:table-cell>
          <table:table-cell table:formula="of:=[.H56]-[.E56]" office:value-type="float" office:value="3.5835418701172" calcext:value-type="float">
            <text:p>3,5835418701172</text:p>
          </table:table-cell>
          <table:table-cell table:formula="of:=[.I56]-[.E56]" office:value-type="float" office:value="1.3996200561524" calcext:value-type="float">
            <text:p>1,3996200561524</text:p>
          </table:table-cell>
          <table:table-cell table:formula="of:=[.J56]-[.E56]" office:value-type="float" office:value="-0.193798065185497" calcext:value-type="float">
            <text:p>-0,193798065185497</text:p>
          </table:table-cell>
          <table:table-cell table:formula="of:=[.K56]-[.E56]" office:value-type="float" office:value="-1.2645568847656" calcext:value-type="float">
            <text:p>-1,2645568847656</text:p>
          </table:table-cell>
          <table:table-cell table:formula="of:=[.L56]-[.E56]" office:value-type="float" office:value="-1.8559265136719" calcext:value-type="float">
            <text:p>-1,8559265136719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68.3282241821289" calcext:value-type="float">
            <text:p>68,3282241821289</text:p>
          </table:table-cell>
          <table:table-cell office:value-type="float" office:value="67.0181579589844" calcext:value-type="float">
            <text:p>67,0181579589844</text:p>
          </table:table-cell>
          <table:table-cell office:value-type="float" office:value="65.0992965698242" calcext:value-type="float">
            <text:p>65,0992965698242</text:p>
          </table:table-cell>
          <table:table-cell office:value-type="float" office:value="62.7864875793457" calcext:value-type="float">
            <text:p>62,7864875793457</text:p>
          </table:table-cell>
          <table:table-cell office:value-type="float" office:value="61.0812950134277" calcext:value-type="float">
            <text:p>61,0812950134277</text:p>
          </table:table-cell>
          <table:table-cell office:value-type="float" office:value="59.9101715087891" calcext:value-type="float">
            <text:p>59,9101715087891</text:p>
          </table:table-cell>
          <table:table-cell office:value-type="float" office:value="59.2253723144531" calcext:value-type="float">
            <text:p>59,2253723144531</text:p>
          </table:table-cell>
          <table:table-cell table:formula="of:=[.F57]-[.E57]" office:value-type="float" office:value="4.32822418212891" calcext:value-type="float">
            <text:p>4,32822418212891</text:p>
          </table:table-cell>
          <table:table-cell table:formula="of:=[.G57]-[.E57]" office:value-type="float" office:value="3.0181579589844" calcext:value-type="float">
            <text:p>3,0181579589844</text:p>
          </table:table-cell>
          <table:table-cell table:formula="of:=[.H57]-[.E57]" office:value-type="float" office:value="1.0992965698242" calcext:value-type="float">
            <text:p>1,0992965698242</text:p>
          </table:table-cell>
          <table:table-cell table:formula="of:=[.I57]-[.E57]" office:value-type="float" office:value="-1.2135124206543" calcext:value-type="float">
            <text:p>-1,2135124206543</text:p>
          </table:table-cell>
          <table:table-cell table:formula="of:=[.J57]-[.E57]" office:value-type="float" office:value="-2.9187049865723" calcext:value-type="float">
            <text:p>-2,9187049865723</text:p>
          </table:table-cell>
          <table:table-cell table:formula="of:=[.K57]-[.E57]" office:value-type="float" office:value="-4.0898284912109" calcext:value-type="float">
            <text:p>-4,0898284912109</text:p>
          </table:table-cell>
          <table:table-cell table:formula="of:=[.L57]-[.E57]" office:value-type="float" office:value="-4.7746276855469" calcext:value-type="float">
            <text:p>-4,7746276855469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68.0205001831055" calcext:value-type="float">
            <text:p>68,0205001831055</text:p>
          </table:table-cell>
          <table:table-cell office:value-type="float" office:value="66.8227005004883" calcext:value-type="float">
            <text:p>66,8227005004883</text:p>
          </table:table-cell>
          <table:table-cell office:value-type="float" office:value="65.6435165405273" calcext:value-type="float">
            <text:p>65,6435165405273</text:p>
          </table:table-cell>
          <table:table-cell office:value-type="float" office:value="63.1975555419922" calcext:value-type="float">
            <text:p>63,1975555419922</text:p>
          </table:table-cell>
          <table:table-cell office:value-type="float" office:value="61.3776664733887" calcext:value-type="float">
            <text:p>61,3776664733887</text:p>
          </table:table-cell>
          <table:table-cell office:value-type="float" office:value="60.1042861938477" calcext:value-type="float">
            <text:p>60,1042861938477</text:p>
          </table:table-cell>
          <table:table-cell office:value-type="float" office:value="59.3249893188477" calcext:value-type="float">
            <text:p>59,3249893188477</text:p>
          </table:table-cell>
          <table:table-cell table:formula="of:=[.F58]-[.E58]" office:value-type="float" office:value="5.0205001831055" calcext:value-type="float">
            <text:p>5,0205001831055</text:p>
          </table:table-cell>
          <table:table-cell table:formula="of:=[.G58]-[.E58]" office:value-type="float" office:value="3.8227005004883" calcext:value-type="float">
            <text:p>3,8227005004883</text:p>
          </table:table-cell>
          <table:table-cell table:formula="of:=[.H58]-[.E58]" office:value-type="float" office:value="2.6435165405273" calcext:value-type="float">
            <text:p>2,6435165405273</text:p>
          </table:table-cell>
          <table:table-cell table:formula="of:=[.I58]-[.E58]" office:value-type="float" office:value="0.197555541992202" calcext:value-type="float">
            <text:p>0,197555541992202</text:p>
          </table:table-cell>
          <table:table-cell table:formula="of:=[.J58]-[.E58]" office:value-type="float" office:value="-1.6223335266113" calcext:value-type="float">
            <text:p>-1,6223335266113</text:p>
          </table:table-cell>
          <table:table-cell table:formula="of:=[.K58]-[.E58]" office:value-type="float" office:value="-2.8957138061523" calcext:value-type="float">
            <text:p>-2,8957138061523</text:p>
          </table:table-cell>
          <table:table-cell table:formula="of:=[.L58]-[.E58]" office:value-type="float" office:value="-3.6750106811523" calcext:value-type="float">
            <text:p>-3,6750106811523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67.7360687255859" calcext:value-type="float">
            <text:p>67,7360687255859</text:p>
          </table:table-cell>
          <table:table-cell office:value-type="float" office:value="66.6486206054688" calcext:value-type="float">
            <text:p>66,6486206054688</text:p>
          </table:table-cell>
          <table:table-cell office:value-type="float" office:value="66.090576171875" calcext:value-type="float">
            <text:p>66,090576171875</text:p>
          </table:table-cell>
          <table:table-cell office:value-type="float" office:value="63.6335487365723" calcext:value-type="float">
            <text:p>63,6335487365723</text:p>
          </table:table-cell>
          <table:table-cell office:value-type="float" office:value="61.6958160400391" calcext:value-type="float">
            <text:p>61,6958160400391</text:p>
          </table:table-cell>
          <table:table-cell office:value-type="float" office:value="60.3180923461914" calcext:value-type="float">
            <text:p>60,3180923461914</text:p>
          </table:table-cell>
          <table:table-cell office:value-type="float" office:value="59.4430809020996" calcext:value-type="float">
            <text:p>59,4430809020996</text:p>
          </table:table-cell>
          <table:table-cell table:formula="of:=[.F59]-[.E59]" office:value-type="float" office:value="6.7360687255859" calcext:value-type="float">
            <text:p>6,7360687255859</text:p>
          </table:table-cell>
          <table:table-cell table:formula="of:=[.G59]-[.E59]" office:value-type="float" office:value="5.64862060546881" calcext:value-type="float">
            <text:p>5,64862060546881</text:p>
          </table:table-cell>
          <table:table-cell table:formula="of:=[.H59]-[.E59]" office:value-type="float" office:value="5.090576171875" calcext:value-type="float">
            <text:p>5,090576171875</text:p>
          </table:table-cell>
          <table:table-cell table:formula="of:=[.I59]-[.E59]" office:value-type="float" office:value="2.6335487365723" calcext:value-type="float">
            <text:p>2,6335487365723</text:p>
          </table:table-cell>
          <table:table-cell table:formula="of:=[.J59]-[.E59]" office:value-type="float" office:value="0.695816040039098" calcext:value-type="float">
            <text:p>0,695816040039098</text:p>
          </table:table-cell>
          <table:table-cell table:formula="of:=[.K59]-[.E59]" office:value-type="float" office:value="-0.681907653808601" calcext:value-type="float">
            <text:p>-0,681907653808601</text:p>
          </table:table-cell>
          <table:table-cell table:formula="of:=[.L59]-[.E59]" office:value-type="float" office:value="-1.5569190979004" calcext:value-type="float">
            <text:p>-1,5569190979004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67.474479675293" calcext:value-type="float">
            <text:p>67,474479675293</text:p>
          </table:table-cell>
          <table:table-cell office:value-type="float" office:value="66.4956512451172" calcext:value-type="float">
            <text:p>66,4956512451172</text:p>
          </table:table-cell>
          <table:table-cell office:value-type="float" office:value="66.0402297973633" calcext:value-type="float">
            <text:p>66,0402297973633</text:p>
          </table:table-cell>
          <table:table-cell office:value-type="float" office:value="64.0952606201172" calcext:value-type="float">
            <text:p>64,0952606201172</text:p>
          </table:table-cell>
          <table:table-cell office:value-type="float" office:value="62.0362701416016" calcext:value-type="float">
            <text:p>62,0362701416016</text:p>
          </table:table-cell>
          <table:table-cell office:value-type="float" office:value="60.5519409179688" calcext:value-type="float">
            <text:p>60,5519409179688</text:p>
          </table:table-cell>
          <table:table-cell office:value-type="float" office:value="59.5798263549805" calcext:value-type="float">
            <text:p>59,5798263549805</text:p>
          </table:table-cell>
          <table:table-cell table:formula="of:=[.F60]-[.E60]" office:value-type="float" office:value="6.474479675293" calcext:value-type="float">
            <text:p>6,474479675293</text:p>
          </table:table-cell>
          <table:table-cell table:formula="of:=[.G60]-[.E60]" office:value-type="float" office:value="5.4956512451172" calcext:value-type="float">
            <text:p>5,4956512451172</text:p>
          </table:table-cell>
          <table:table-cell table:formula="of:=[.H60]-[.E60]" office:value-type="float" office:value="5.0402297973633" calcext:value-type="float">
            <text:p>5,0402297973633</text:p>
          </table:table-cell>
          <table:table-cell table:formula="of:=[.I60]-[.E60]" office:value-type="float" office:value="3.0952606201172" calcext:value-type="float">
            <text:p>3,0952606201172</text:p>
          </table:table-cell>
          <table:table-cell table:formula="of:=[.J60]-[.E60]" office:value-type="float" office:value="1.0362701416016" calcext:value-type="float">
            <text:p>1,0362701416016</text:p>
          </table:table-cell>
          <table:table-cell table:formula="of:=[.K60]-[.E60]" office:value-type="float" office:value="-0.4480590820312" calcext:value-type="float">
            <text:p>-0,4480590820312</text:p>
          </table:table-cell>
          <table:table-cell table:formula="of:=[.L60]-[.E60]" office:value-type="float" office:value="-1.4201736450195" calcext:value-type="float">
            <text:p>-1,4201736450195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67.2353057861328" calcext:value-type="float">
            <text:p>67,2353057861328</text:p>
          </table:table-cell>
          <table:table-cell office:value-type="float" office:value="66.3635482788086" calcext:value-type="float">
            <text:p>66,3635482788086</text:p>
          </table:table-cell>
          <table:table-cell office:value-type="float" office:value="66.0100555419922" calcext:value-type="float">
            <text:p>66,0100555419922</text:p>
          </table:table-cell>
          <table:table-cell office:value-type="float" office:value="64.5835418701172" calcext:value-type="float">
            <text:p>64,5835418701172</text:p>
          </table:table-cell>
          <table:table-cell office:value-type="float" office:value="62.3996200561524" calcext:value-type="float">
            <text:p>62,3996200561524</text:p>
          </table:table-cell>
          <table:table-cell office:value-type="float" office:value="60.8062019348145" calcext:value-type="float">
            <text:p>60,8062019348145</text:p>
          </table:table-cell>
          <table:table-cell office:value-type="float" office:value="59.7354431152344" calcext:value-type="float">
            <text:p>59,7354431152344</text:p>
          </table:table-cell>
          <table:table-cell table:formula="of:=[.F61]-[.E61]" office:value-type="float" office:value="6.2353057861328" calcext:value-type="float">
            <text:p>6,2353057861328</text:p>
          </table:table-cell>
          <table:table-cell table:formula="of:=[.G61]-[.E61]" office:value-type="float" office:value="5.36354827880859" calcext:value-type="float">
            <text:p>5,36354827880859</text:p>
          </table:table-cell>
          <table:table-cell table:formula="of:=[.H61]-[.E61]" office:value-type="float" office:value="5.0100555419922" calcext:value-type="float">
            <text:p>5,0100555419922</text:p>
          </table:table-cell>
          <table:table-cell table:formula="of:=[.I61]-[.E61]" office:value-type="float" office:value="3.5835418701172" calcext:value-type="float">
            <text:p>3,5835418701172</text:p>
          </table:table-cell>
          <table:table-cell table:formula="of:=[.J61]-[.E61]" office:value-type="float" office:value="1.3996200561524" calcext:value-type="float">
            <text:p>1,3996200561524</text:p>
          </table:table-cell>
          <table:table-cell table:formula="of:=[.K61]-[.E61]" office:value-type="float" office:value="-0.193798065185497" calcext:value-type="float">
            <text:p>-0,193798065185497</text:p>
          </table:table-cell>
          <table:table-cell table:formula="of:=[.L61]-[.E61]" office:value-type="float" office:value="-1.2645568847656" calcext:value-type="float">
            <text:p>-1,2645568847656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67.0181579589844" calcext:value-type="float">
            <text:p>67,0181579589844</text:p>
          </table:table-cell>
          <table:table-cell office:value-type="float" office:value="66.2521057128906" calcext:value-type="float">
            <text:p>66,2521057128906</text:p>
          </table:table-cell>
          <table:table-cell office:value-type="float" office:value="66" calcext:value-type="float">
            <text:p>66</text:p>
          </table:table-cell>
          <table:table-cell office:value-type="float" office:value="65.0992965698242" calcext:value-type="float">
            <text:p>65,0992965698242</text:p>
          </table:table-cell>
          <table:table-cell office:value-type="float" office:value="62.7864875793457" calcext:value-type="float">
            <text:p>62,7864875793457</text:p>
          </table:table-cell>
          <table:table-cell office:value-type="float" office:value="61.0812950134277" calcext:value-type="float">
            <text:p>61,0812950134277</text:p>
          </table:table-cell>
          <table:table-cell office:value-type="float" office:value="59.9101715087891" calcext:value-type="float">
            <text:p>59,9101715087891</text:p>
          </table:table-cell>
          <table:table-cell table:formula="of:=[.F62]-[.E62]" office:value-type="float" office:value="6.0181579589844" calcext:value-type="float">
            <text:p>6,0181579589844</text:p>
          </table:table-cell>
          <table:table-cell table:formula="of:=[.G62]-[.E62]" office:value-type="float" office:value="5.2521057128906" calcext:value-type="float">
            <text:p>5,2521057128906</text:p>
          </table:table-cell>
          <table:table-cell table:formula="of:=[.H62]-[.E62]" office:value-type="float" office:value="5" calcext:value-type="float">
            <text:p>5</text:p>
          </table:table-cell>
          <table:table-cell table:formula="of:=[.I62]-[.E62]" office:value-type="float" office:value="4.0992965698242" calcext:value-type="float">
            <text:p>4,0992965698242</text:p>
          </table:table-cell>
          <table:table-cell table:formula="of:=[.J62]-[.E62]" office:value-type="float" office:value="1.7864875793457" calcext:value-type="float">
            <text:p>1,7864875793457</text:p>
          </table:table-cell>
          <table:table-cell table:formula="of:=[.K62]-[.E62]" office:value-type="float" office:value="0.0812950134276989" calcext:value-type="float">
            <text:p>0,081295013427699</text:p>
          </table:table-cell>
          <table:table-cell table:formula="of:=[.L62]-[.E62]" office:value-type="float" office:value="-1.0898284912109" calcext:value-type="float">
            <text:p>-1,0898284912109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66.8227005004883" calcext:value-type="float">
            <text:p>66,8227005004883</text:p>
          </table:table-cell>
          <table:table-cell office:value-type="float" office:value="66.1611633300781" calcext:value-type="float">
            <text:p>66,1611633300781</text:p>
          </table:table-cell>
          <table:table-cell office:value-type="float" office:value="66" calcext:value-type="float">
            <text:p>66</text:p>
          </table:table-cell>
          <table:table-cell office:value-type="float" office:value="65.6435165405273" calcext:value-type="float">
            <text:p>65,6435165405273</text:p>
          </table:table-cell>
          <table:table-cell office:value-type="float" office:value="63.1975555419922" calcext:value-type="float">
            <text:p>63,1975555419922</text:p>
          </table:table-cell>
          <table:table-cell office:value-type="float" office:value="61.3776664733887" calcext:value-type="float">
            <text:p>61,3776664733887</text:p>
          </table:table-cell>
          <table:table-cell office:value-type="float" office:value="60.1042861938477" calcext:value-type="float">
            <text:p>60,1042861938477</text:p>
          </table:table-cell>
          <table:table-cell table:formula="of:=[.F63]-[.E63]" office:value-type="float" office:value="5.8227005004883" calcext:value-type="float">
            <text:p>5,8227005004883</text:p>
          </table:table-cell>
          <table:table-cell table:formula="of:=[.G63]-[.E63]" office:value-type="float" office:value="5.1611633300781" calcext:value-type="float">
            <text:p>5,1611633300781</text:p>
          </table:table-cell>
          <table:table-cell table:formula="of:=[.H63]-[.E63]" office:value-type="float" office:value="5" calcext:value-type="float">
            <text:p>5</text:p>
          </table:table-cell>
          <table:table-cell table:formula="of:=[.I63]-[.E63]" office:value-type="float" office:value="4.6435165405273" calcext:value-type="float">
            <text:p>4,6435165405273</text:p>
          </table:table-cell>
          <table:table-cell table:formula="of:=[.J63]-[.E63]" office:value-type="float" office:value="2.1975555419922" calcext:value-type="float">
            <text:p>2,1975555419922</text:p>
          </table:table-cell>
          <table:table-cell table:formula="of:=[.K63]-[.E63]" office:value-type="float" office:value="0.3776664733887" calcext:value-type="float">
            <text:p>0,3776664733887</text:p>
          </table:table-cell>
          <table:table-cell table:formula="of:=[.L63]-[.E63]" office:value-type="float" office:value="-0.895713806152301" calcext:value-type="float">
            <text:p>-0,89571380615230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66.6486206054688" calcext:value-type="float">
            <text:p>66,6486206054688</text:p>
          </table:table-cell>
          <table:table-cell office:value-type="float" office:value="66.090576171875" calcext:value-type="float">
            <text:p>66,09057617187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3.6335487365723" calcext:value-type="float">
            <text:p>63,6335487365723</text:p>
          </table:table-cell>
          <table:table-cell office:value-type="float" office:value="61.6958160400391" calcext:value-type="float">
            <text:p>61,6958160400391</text:p>
          </table:table-cell>
          <table:table-cell office:value-type="float" office:value="60.3180923461914" calcext:value-type="float">
            <text:p>60,3180923461914</text:p>
          </table:table-cell>
          <table:table-cell table:formula="of:=[.F64]-[.E64]" office:value-type="float" office:value="5.64862060546881" calcext:value-type="float">
            <text:p>5,64862060546881</text:p>
          </table:table-cell>
          <table:table-cell table:formula="of:=[.G64]-[.E64]" office:value-type="float" office:value="5.090576171875" calcext:value-type="float">
            <text:p>5,090576171875</text:p>
          </table:table-cell>
          <table:table-cell table:formula="of:=[.H64]-[.E64]" office:value-type="float" office:value="5" calcext:value-type="float">
            <text:p>5</text:p>
          </table:table-cell>
          <table:table-cell table:formula="of:=[.I64]-[.E64]" office:value-type="float" office:value="5" calcext:value-type="float">
            <text:p>5</text:p>
          </table:table-cell>
          <table:table-cell table:formula="of:=[.J64]-[.E64]" office:value-type="float" office:value="2.6335487365723" calcext:value-type="float">
            <text:p>2,6335487365723</text:p>
          </table:table-cell>
          <table:table-cell table:formula="of:=[.K64]-[.E64]" office:value-type="float" office:value="0.695816040039098" calcext:value-type="float">
            <text:p>0,695816040039098</text:p>
          </table:table-cell>
          <table:table-cell table:formula="of:=[.L64]-[.E64]" office:value-type="float" office:value="-0.681907653808601" calcext:value-type="float">
            <text:p>-0,68190765380860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66.4956512451172" calcext:value-type="float">
            <text:p>66,4956512451172</text:p>
          </table:table-cell>
          <table:table-cell office:value-type="float" office:value="66.0402297973633" calcext:value-type="float">
            <text:p>66,040229797363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4.0952606201172" calcext:value-type="float">
            <text:p>64,0952606201172</text:p>
          </table:table-cell>
          <table:table-cell office:value-type="float" office:value="62.0362701416016" calcext:value-type="float">
            <text:p>62,0362701416016</text:p>
          </table:table-cell>
          <table:table-cell office:value-type="float" office:value="60.5519409179688" calcext:value-type="float">
            <text:p>60,5519409179688</text:p>
          </table:table-cell>
          <table:table-cell table:formula="of:=[.F65]-[.E65]" office:value-type="float" office:value="6.4956512451172" calcext:value-type="float">
            <text:p>6,4956512451172</text:p>
          </table:table-cell>
          <table:table-cell table:formula="of:=[.G65]-[.E65]" office:value-type="float" office:value="6.0402297973633" calcext:value-type="float">
            <text:p>6,0402297973633</text:p>
          </table:table-cell>
          <table:table-cell table:formula="of:=[.H65]-[.E65]" office:value-type="float" office:value="6" calcext:value-type="float">
            <text:p>6</text:p>
          </table:table-cell>
          <table:table-cell table:formula="of:=[.I65]-[.E65]" office:value-type="float" office:value="6" calcext:value-type="float">
            <text:p>6</text:p>
          </table:table-cell>
          <table:table-cell table:formula="of:=[.J65]-[.E65]" office:value-type="float" office:value="4.0952606201172" calcext:value-type="float">
            <text:p>4,0952606201172</text:p>
          </table:table-cell>
          <table:table-cell table:formula="of:=[.K65]-[.E65]" office:value-type="float" office:value="2.0362701416016" calcext:value-type="float">
            <text:p>2,0362701416016</text:p>
          </table:table-cell>
          <table:table-cell table:formula="of:=[.L65]-[.E65]" office:value-type="float" office:value="0.5519409179688" calcext:value-type="float">
            <text:p>0,551940917968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66.3635482788086" calcext:value-type="float">
            <text:p>66,3635482788086</text:p>
          </table:table-cell>
          <table:table-cell office:value-type="float" office:value="66.0100555419922" calcext:value-type="float">
            <text:p>66,010055541992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4.5835418701172" calcext:value-type="float">
            <text:p>64,5835418701172</text:p>
          </table:table-cell>
          <table:table-cell office:value-type="float" office:value="62.3996200561524" calcext:value-type="float">
            <text:p>62,3996200561524</text:p>
          </table:table-cell>
          <table:table-cell office:value-type="float" office:value="60.8062019348145" calcext:value-type="float">
            <text:p>60,8062019348145</text:p>
          </table:table-cell>
          <table:table-cell table:formula="of:=[.F66]-[.E66]" office:value-type="float" office:value="6.36354827880859" calcext:value-type="float">
            <text:p>6,36354827880859</text:p>
          </table:table-cell>
          <table:table-cell table:formula="of:=[.G66]-[.E66]" office:value-type="float" office:value="6.0100555419922" calcext:value-type="float">
            <text:p>6,0100555419922</text:p>
          </table:table-cell>
          <table:table-cell table:formula="of:=[.H66]-[.E66]" office:value-type="float" office:value="6" calcext:value-type="float">
            <text:p>6</text:p>
          </table:table-cell>
          <table:table-cell table:formula="of:=[.I66]-[.E66]" office:value-type="float" office:value="6" calcext:value-type="float">
            <text:p>6</text:p>
          </table:table-cell>
          <table:table-cell table:formula="of:=[.J66]-[.E66]" office:value-type="float" office:value="4.5835418701172" calcext:value-type="float">
            <text:p>4,5835418701172</text:p>
          </table:table-cell>
          <table:table-cell table:formula="of:=[.K66]-[.E66]" office:value-type="float" office:value="2.3996200561524" calcext:value-type="float">
            <text:p>2,3996200561524</text:p>
          </table:table-cell>
          <table:table-cell table:formula="of:=[.L66]-[.E66]" office:value-type="float" office:value="0.806201934814503" calcext:value-type="float">
            <text:p>0,806201934814503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66.2521057128906" calcext:value-type="float">
            <text:p>66,2521057128906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65.0992965698242" calcext:value-type="float">
            <text:p>65,0992965698242</text:p>
          </table:table-cell>
          <table:table-cell office:value-type="float" office:value="62.7864875793457" calcext:value-type="float">
            <text:p>62,7864875793457</text:p>
          </table:table-cell>
          <table:table-cell office:value-type="float" office:value="61.0812950134277" calcext:value-type="float">
            <text:p>61,0812950134277</text:p>
          </table:table-cell>
          <table:table-cell table:formula="of:=[.F67]-[.E67]" office:value-type="float" office:value="6.2521057128906" calcext:value-type="float">
            <text:p>6,2521057128906</text:p>
          </table:table-cell>
          <table:table-cell table:formula="of:=[.G67]-[.E67]" office:value-type="float" office:value="6" calcext:value-type="float">
            <text:p>6</text:p>
          </table:table-cell>
          <table:table-cell table:formula="of:=[.H67]-[.E67]" office:value-type="float" office:value="6" calcext:value-type="float">
            <text:p>6</text:p>
          </table:table-cell>
          <table:table-cell table:formula="of:=[.I67]-[.E67]" office:value-type="float" office:value="6" calcext:value-type="float">
            <text:p>6</text:p>
          </table:table-cell>
          <table:table-cell table:formula="of:=[.J67]-[.E67]" office:value-type="float" office:value="5.0992965698242" calcext:value-type="float">
            <text:p>5,0992965698242</text:p>
          </table:table-cell>
          <table:table-cell table:formula="of:=[.K67]-[.E67]" office:value-type="float" office:value="2.7864875793457" calcext:value-type="float">
            <text:p>2,7864875793457</text:p>
          </table:table-cell>
          <table:table-cell table:formula="of:=[.L67]-[.E67]" office:value-type="float" office:value="1.0812950134277" calcext:value-type="float">
            <text:p>1,081295013427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66.1611633300781" calcext:value-type="float">
            <text:p>66,1611633300781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65.6435165405273" calcext:value-type="float">
            <text:p>65,6435165405273</text:p>
          </table:table-cell>
          <table:table-cell office:value-type="float" office:value="63.1975555419922" calcext:value-type="float">
            <text:p>63,1975555419922</text:p>
          </table:table-cell>
          <table:table-cell office:value-type="float" office:value="61.3776664733887" calcext:value-type="float">
            <text:p>61,3776664733887</text:p>
          </table:table-cell>
          <table:table-cell table:formula="of:=[.F68]-[.E68]" office:value-type="float" office:value="6.1611633300781" calcext:value-type="float">
            <text:p>6,1611633300781</text:p>
          </table:table-cell>
          <table:table-cell table:formula="of:=[.G68]-[.E68]" office:value-type="float" office:value="6" calcext:value-type="float">
            <text:p>6</text:p>
          </table:table-cell>
          <table:table-cell table:formula="of:=[.H68]-[.E68]" office:value-type="float" office:value="6" calcext:value-type="float">
            <text:p>6</text:p>
          </table:table-cell>
          <table:table-cell table:formula="of:=[.I68]-[.E68]" office:value-type="float" office:value="6" calcext:value-type="float">
            <text:p>6</text:p>
          </table:table-cell>
          <table:table-cell table:formula="of:=[.J68]-[.E68]" office:value-type="float" office:value="5.6435165405273" calcext:value-type="float">
            <text:p>5,6435165405273</text:p>
          </table:table-cell>
          <table:table-cell table:formula="of:=[.K68]-[.E68]" office:value-type="float" office:value="3.1975555419922" calcext:value-type="float">
            <text:p>3,1975555419922</text:p>
          </table:table-cell>
          <table:table-cell table:formula="of:=[.L68]-[.E68]" office:value-type="float" office:value="1.3776664733887" calcext:value-type="float">
            <text:p>1,377666473388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66.090576171875" calcext:value-type="float">
            <text:p>66,090576171875</text:p>
          </table:table-cell>
          <table:table-cell table:number-columns-repeated="4" office:value-type="float" office:value="66" calcext:value-type="float">
            <text:p>66</text:p>
          </table:table-cell>
          <table:table-cell office:value-type="float" office:value="63.6335487365723" calcext:value-type="float">
            <text:p>63,6335487365723</text:p>
          </table:table-cell>
          <table:table-cell office:value-type="float" office:value="61.6958160400391" calcext:value-type="float">
            <text:p>61,6958160400391</text:p>
          </table:table-cell>
          <table:table-cell table:formula="of:=[.F69]-[.E69]" office:value-type="float" office:value="6.090576171875" calcext:value-type="float">
            <text:p>6,090576171875</text:p>
          </table:table-cell>
          <table:table-cell table:formula="of:=[.G69]-[.E69]" office:value-type="float" office:value="6" calcext:value-type="float">
            <text:p>6</text:p>
          </table:table-cell>
          <table:table-cell table:formula="of:=[.H69]-[.E69]" office:value-type="float" office:value="6" calcext:value-type="float">
            <text:p>6</text:p>
          </table:table-cell>
          <table:table-cell table:formula="of:=[.I69]-[.E69]" office:value-type="float" office:value="6" calcext:value-type="float">
            <text:p>6</text:p>
          </table:table-cell>
          <table:table-cell table:formula="of:=[.J69]-[.E69]" office:value-type="float" office:value="6" calcext:value-type="float">
            <text:p>6</text:p>
          </table:table-cell>
          <table:table-cell table:formula="of:=[.K69]-[.E69]" office:value-type="float" office:value="3.6335487365723" calcext:value-type="float">
            <text:p>3,6335487365723</text:p>
          </table:table-cell>
          <table:table-cell table:formula="of:=[.L69]-[.E69]" office:value-type="float" office:value="1.6958160400391" calcext:value-type="float">
            <text:p>1,695816040039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66.0402297973633" calcext:value-type="float">
            <text:p>66,0402297973633</text:p>
          </table:table-cell>
          <table:table-cell table:number-columns-repeated="4" office:value-type="float" office:value="66" calcext:value-type="float">
            <text:p>66</text:p>
          </table:table-cell>
          <table:table-cell office:value-type="float" office:value="64.0952606201172" calcext:value-type="float">
            <text:p>64,0952606201172</text:p>
          </table:table-cell>
          <table:table-cell office:value-type="float" office:value="62.0362701416016" calcext:value-type="float">
            <text:p>62,0362701416016</text:p>
          </table:table-cell>
          <table:table-cell table:formula="of:=[.F70]-[.E70]" office:value-type="float" office:value="6.0402297973633" calcext:value-type="float">
            <text:p>6,0402297973633</text:p>
          </table:table-cell>
          <table:table-cell table:formula="of:=[.G70]-[.E70]" office:value-type="float" office:value="6" calcext:value-type="float">
            <text:p>6</text:p>
          </table:table-cell>
          <table:table-cell table:formula="of:=[.H70]-[.E70]" office:value-type="float" office:value="6" calcext:value-type="float">
            <text:p>6</text:p>
          </table:table-cell>
          <table:table-cell table:formula="of:=[.I70]-[.E70]" office:value-type="float" office:value="6" calcext:value-type="float">
            <text:p>6</text:p>
          </table:table-cell>
          <table:table-cell table:formula="of:=[.J70]-[.E70]" office:value-type="float" office:value="6" calcext:value-type="float">
            <text:p>6</text:p>
          </table:table-cell>
          <table:table-cell table:formula="of:=[.K70]-[.E70]" office:value-type="float" office:value="4.0952606201172" calcext:value-type="float">
            <text:p>4,0952606201172</text:p>
          </table:table-cell>
          <table:table-cell table:formula="of:=[.L70]-[.E70]" office:value-type="float" office:value="2.0362701416016" calcext:value-type="float">
            <text:p>2,0362701416016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6.0100555419922" calcext:value-type="float">
            <text:p>66,0100555419922</text:p>
          </table:table-cell>
          <table:table-cell table:number-columns-repeated="4" office:value-type="float" office:value="66" calcext:value-type="float">
            <text:p>66</text:p>
          </table:table-cell>
          <table:table-cell office:value-type="float" office:value="64.5835418701172" calcext:value-type="float">
            <text:p>64,5835418701172</text:p>
          </table:table-cell>
          <table:table-cell office:value-type="float" office:value="62.3996200561524" calcext:value-type="float">
            <text:p>62,3996200561524</text:p>
          </table:table-cell>
          <table:table-cell table:formula="of:=[.F71]-[.E71]" office:value-type="float" office:value="6.0100555419922" calcext:value-type="float">
            <text:p>6,0100555419922</text:p>
          </table:table-cell>
          <table:table-cell table:formula="of:=[.G71]-[.E71]" office:value-type="float" office:value="6" calcext:value-type="float">
            <text:p>6</text:p>
          </table:table-cell>
          <table:table-cell table:formula="of:=[.H71]-[.E71]" office:value-type="float" office:value="6" calcext:value-type="float">
            <text:p>6</text:p>
          </table:table-cell>
          <table:table-cell table:formula="of:=[.I71]-[.E71]" office:value-type="float" office:value="6" calcext:value-type="float">
            <text:p>6</text:p>
          </table:table-cell>
          <table:table-cell table:formula="of:=[.J71]-[.E71]" office:value-type="float" office:value="6" calcext:value-type="float">
            <text:p>6</text:p>
          </table:table-cell>
          <table:table-cell table:formula="of:=[.K71]-[.E71]" office:value-type="float" office:value="4.5835418701172" calcext:value-type="float">
            <text:p>4,5835418701172</text:p>
          </table:table-cell>
          <table:table-cell table:formula="of:=[.L71]-[.E71]" office:value-type="float" office:value="2.3996200561524" calcext:value-type="float">
            <text:p>2,3996200561524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66" calcext:value-type="float">
            <text:p>66</text:p>
          </table:table-cell>
          <table:table-cell office:value-type="float" office:value="65.0992965698242" calcext:value-type="float">
            <text:p>65,0992965698242</text:p>
          </table:table-cell>
          <table:table-cell office:value-type="float" office:value="62.7864875793457" calcext:value-type="float">
            <text:p>62,7864875793457</text:p>
          </table:table-cell>
          <table:table-cell table:formula="of:=[.F72]-[.E72]" office:value-type="float" office:value="6" calcext:value-type="float">
            <text:p>6</text:p>
          </table:table-cell>
          <table:table-cell table:formula="of:=[.G72]-[.E72]" office:value-type="float" office:value="6" calcext:value-type="float">
            <text:p>6</text:p>
          </table:table-cell>
          <table:table-cell table:formula="of:=[.H72]-[.E72]" office:value-type="float" office:value="6" calcext:value-type="float">
            <text:p>6</text:p>
          </table:table-cell>
          <table:table-cell table:formula="of:=[.I72]-[.E72]" office:value-type="float" office:value="6" calcext:value-type="float">
            <text:p>6</text:p>
          </table:table-cell>
          <table:table-cell table:formula="of:=[.J72]-[.E72]" office:value-type="float" office:value="6" calcext:value-type="float">
            <text:p>6</text:p>
          </table:table-cell>
          <table:table-cell table:formula="of:=[.K72]-[.E72]" office:value-type="float" office:value="5.0992965698242" calcext:value-type="float">
            <text:p>5,0992965698242</text:p>
          </table:table-cell>
          <table:table-cell table:formula="of:=[.L72]-[.E72]" office:value-type="float" office:value="2.7864875793457" calcext:value-type="float">
            <text:p>2,786487579345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table:number-columns-repeated="5" office:value-type="float" office:value="66" calcext:value-type="float">
            <text:p>66</text:p>
          </table:table-cell>
          <table:table-cell office:value-type="float" office:value="65.6435165405273" calcext:value-type="float">
            <text:p>65,6435165405273</text:p>
          </table:table-cell>
          <table:table-cell office:value-type="float" office:value="63.1975555419922" calcext:value-type="float">
            <text:p>63,1975555419922</text:p>
          </table:table-cell>
          <table:table-cell table:formula="of:=[.F73]-[.E73]" office:value-type="float" office:value="7" calcext:value-type="float">
            <text:p>7</text:p>
          </table:table-cell>
          <table:table-cell table:formula="of:=[.G73]-[.E73]" office:value-type="float" office:value="7" calcext:value-type="float">
            <text:p>7</text:p>
          </table:table-cell>
          <table:table-cell table:formula="of:=[.H73]-[.E73]" office:value-type="float" office:value="7" calcext:value-type="float">
            <text:p>7</text:p>
          </table:table-cell>
          <table:table-cell table:formula="of:=[.I73]-[.E73]" office:value-type="float" office:value="7" calcext:value-type="float">
            <text:p>7</text:p>
          </table:table-cell>
          <table:table-cell table:formula="of:=[.J73]-[.E73]" office:value-type="float" office:value="7" calcext:value-type="float">
            <text:p>7</text:p>
          </table:table-cell>
          <table:table-cell table:formula="of:=[.K73]-[.E73]" office:value-type="float" office:value="6.6435165405273" calcext:value-type="float">
            <text:p>6,6435165405273</text:p>
          </table:table-cell>
          <table:table-cell table:formula="of:=[.L73]-[.E73]" office:value-type="float" office:value="4.1975555419922" calcext:value-type="float">
            <text:p>4,197555541992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table:number-columns-repeated="6" office:value-type="float" office:value="66" calcext:value-type="float">
            <text:p>66</text:p>
          </table:table-cell>
          <table:table-cell office:value-type="float" office:value="63.6335487365723" calcext:value-type="float">
            <text:p>63,6335487365723</text:p>
          </table:table-cell>
          <table:table-cell table:formula="of:=[.F74]-[.E74]" office:value-type="float" office:value="7" calcext:value-type="float">
            <text:p>7</text:p>
          </table:table-cell>
          <table:table-cell table:formula="of:=[.G74]-[.E74]" office:value-type="float" office:value="7" calcext:value-type="float">
            <text:p>7</text:p>
          </table:table-cell>
          <table:table-cell table:formula="of:=[.H74]-[.E74]" office:value-type="float" office:value="7" calcext:value-type="float">
            <text:p>7</text:p>
          </table:table-cell>
          <table:table-cell table:formula="of:=[.I74]-[.E74]" office:value-type="float" office:value="7" calcext:value-type="float">
            <text:p>7</text:p>
          </table:table-cell>
          <table:table-cell table:formula="of:=[.J74]-[.E74]" office:value-type="float" office:value="7" calcext:value-type="float">
            <text:p>7</text:p>
          </table:table-cell>
          <table:table-cell table:formula="of:=[.K74]-[.E74]" office:value-type="float" office:value="7" calcext:value-type="float">
            <text:p>7</text:p>
          </table:table-cell>
          <table:table-cell table:formula="of:=[.L74]-[.E74]" office:value-type="float" office:value="4.6335487365723" calcext:value-type="float">
            <text:p>4,6335487365723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table:number-columns-repeated="6" office:value-type="float" office:value="66" calcext:value-type="float">
            <text:p>66</text:p>
          </table:table-cell>
          <table:table-cell office:value-type="float" office:value="64.0952606201172" calcext:value-type="float">
            <text:p>64,0952606201172</text:p>
          </table:table-cell>
          <table:table-cell table:formula="of:=[.F75]-[.E75]" office:value-type="float" office:value="7" calcext:value-type="float">
            <text:p>7</text:p>
          </table:table-cell>
          <table:table-cell table:formula="of:=[.G75]-[.E75]" office:value-type="float" office:value="7" calcext:value-type="float">
            <text:p>7</text:p>
          </table:table-cell>
          <table:table-cell table:formula="of:=[.H75]-[.E75]" office:value-type="float" office:value="7" calcext:value-type="float">
            <text:p>7</text:p>
          </table:table-cell>
          <table:table-cell table:formula="of:=[.I75]-[.E75]" office:value-type="float" office:value="7" calcext:value-type="float">
            <text:p>7</text:p>
          </table:table-cell>
          <table:table-cell table:formula="of:=[.J75]-[.E75]" office:value-type="float" office:value="7" calcext:value-type="float">
            <text:p>7</text:p>
          </table:table-cell>
          <table:table-cell table:formula="of:=[.K75]-[.E75]" office:value-type="float" office:value="7" calcext:value-type="float">
            <text:p>7</text:p>
          </table:table-cell>
          <table:table-cell table:formula="of:=[.L75]-[.E75]" office:value-type="float" office:value="5.0952606201172" calcext:value-type="float">
            <text:p>5,095260620117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table:number-columns-repeated="6" office:value-type="float" office:value="66" calcext:value-type="float">
            <text:p>66</text:p>
          </table:table-cell>
          <table:table-cell office:value-type="float" office:value="64.5835418701172" calcext:value-type="float">
            <text:p>64,5835418701172</text:p>
          </table:table-cell>
          <table:table-cell table:formula="of:=[.F76]-[.E76]" office:value-type="float" office:value="7" calcext:value-type="float">
            <text:p>7</text:p>
          </table:table-cell>
          <table:table-cell table:formula="of:=[.G76]-[.E76]" office:value-type="float" office:value="7" calcext:value-type="float">
            <text:p>7</text:p>
          </table:table-cell>
          <table:table-cell table:formula="of:=[.H76]-[.E76]" office:value-type="float" office:value="7" calcext:value-type="float">
            <text:p>7</text:p>
          </table:table-cell>
          <table:table-cell table:formula="of:=[.I76]-[.E76]" office:value-type="float" office:value="7" calcext:value-type="float">
            <text:p>7</text:p>
          </table:table-cell>
          <table:table-cell table:formula="of:=[.J76]-[.E76]" office:value-type="float" office:value="7" calcext:value-type="float">
            <text:p>7</text:p>
          </table:table-cell>
          <table:table-cell table:formula="of:=[.K76]-[.E76]" office:value-type="float" office:value="7" calcext:value-type="float">
            <text:p>7</text:p>
          </table:table-cell>
          <table:table-cell table:formula="of:=[.L76]-[.E76]" office:value-type="float" office:value="5.5835418701172" calcext:value-type="float">
            <text:p>5,583541870117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table:number-columns-repeated="6" office:value-type="float" office:value="66" calcext:value-type="float">
            <text:p>66</text:p>
          </table:table-cell>
          <table:table-cell office:value-type="float" office:value="65.0992965698242" calcext:value-type="float">
            <text:p>65,0992965698242</text:p>
          </table:table-cell>
          <table:table-cell table:formula="of:=[.F77]-[.E77]" office:value-type="float" office:value="7" calcext:value-type="float">
            <text:p>7</text:p>
          </table:table-cell>
          <table:table-cell table:formula="of:=[.G77]-[.E77]" office:value-type="float" office:value="7" calcext:value-type="float">
            <text:p>7</text:p>
          </table:table-cell>
          <table:table-cell table:formula="of:=[.H77]-[.E77]" office:value-type="float" office:value="7" calcext:value-type="float">
            <text:p>7</text:p>
          </table:table-cell>
          <table:table-cell table:formula="of:=[.I77]-[.E77]" office:value-type="float" office:value="7" calcext:value-type="float">
            <text:p>7</text:p>
          </table:table-cell>
          <table:table-cell table:formula="of:=[.J77]-[.E77]" office:value-type="float" office:value="7" calcext:value-type="float">
            <text:p>7</text:p>
          </table:table-cell>
          <table:table-cell table:formula="of:=[.K77]-[.E77]" office:value-type="float" office:value="7" calcext:value-type="float">
            <text:p>7</text:p>
          </table:table-cell>
          <table:table-cell table:formula="of:=[.L77]-[.E77]" office:value-type="float" office:value="6.0992965698242" calcext:value-type="float">
            <text:p>6,099296569824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table:number-columns-repeated="6" office:value-type="float" office:value="66" calcext:value-type="float">
            <text:p>66</text:p>
          </table:table-cell>
          <table:table-cell office:value-type="float" office:value="65.6435165405273" calcext:value-type="float">
            <text:p>65,6435165405273</text:p>
          </table:table-cell>
          <table:table-cell table:formula="of:=[.F78]-[.E78]" office:value-type="float" office:value="7" calcext:value-type="float">
            <text:p>7</text:p>
          </table:table-cell>
          <table:table-cell table:formula="of:=[.G78]-[.E78]" office:value-type="float" office:value="7" calcext:value-type="float">
            <text:p>7</text:p>
          </table:table-cell>
          <table:table-cell table:formula="of:=[.H78]-[.E78]" office:value-type="float" office:value="7" calcext:value-type="float">
            <text:p>7</text:p>
          </table:table-cell>
          <table:table-cell table:formula="of:=[.I78]-[.E78]" office:value-type="float" office:value="7" calcext:value-type="float">
            <text:p>7</text:p>
          </table:table-cell>
          <table:table-cell table:formula="of:=[.J78]-[.E78]" office:value-type="float" office:value="7" calcext:value-type="float">
            <text:p>7</text:p>
          </table:table-cell>
          <table:table-cell table:formula="of:=[.K78]-[.E78]" office:value-type="float" office:value="7" calcext:value-type="float">
            <text:p>7</text:p>
          </table:table-cell>
          <table:table-cell table:formula="of:=[.L78]-[.E78]" office:value-type="float" office:value="6.6435165405273" calcext:value-type="float">
            <text:p>6,6435165405273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79]-[.E79]" office:value-type="float" office:value="7" calcext:value-type="float">
            <text:p>7</text:p>
          </table:table-cell>
          <table:table-cell table:formula="of:=[.G79]-[.E79]" office:value-type="float" office:value="7" calcext:value-type="float">
            <text:p>7</text:p>
          </table:table-cell>
          <table:table-cell table:formula="of:=[.H79]-[.E79]" office:value-type="float" office:value="7" calcext:value-type="float">
            <text:p>7</text:p>
          </table:table-cell>
          <table:table-cell table:formula="of:=[.I79]-[.E79]" office:value-type="float" office:value="7" calcext:value-type="float">
            <text:p>7</text:p>
          </table:table-cell>
          <table:table-cell table:formula="of:=[.J79]-[.E79]" office:value-type="float" office:value="7" calcext:value-type="float">
            <text:p>7</text:p>
          </table:table-cell>
          <table:table-cell table:formula="of:=[.K79]-[.E79]" office:value-type="float" office:value="7" calcext:value-type="float">
            <text:p>7</text:p>
          </table:table-cell>
          <table:table-cell table:formula="of:=[.L79]-[.E7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80]-[.E80]" office:value-type="float" office:value="7" calcext:value-type="float">
            <text:p>7</text:p>
          </table:table-cell>
          <table:table-cell table:formula="of:=[.G80]-[.E80]" office:value-type="float" office:value="7" calcext:value-type="float">
            <text:p>7</text:p>
          </table:table-cell>
          <table:table-cell table:formula="of:=[.H80]-[.E80]" office:value-type="float" office:value="7" calcext:value-type="float">
            <text:p>7</text:p>
          </table:table-cell>
          <table:table-cell table:formula="of:=[.I80]-[.E80]" office:value-type="float" office:value="7" calcext:value-type="float">
            <text:p>7</text:p>
          </table:table-cell>
          <table:table-cell table:formula="of:=[.J80]-[.E80]" office:value-type="float" office:value="7" calcext:value-type="float">
            <text:p>7</text:p>
          </table:table-cell>
          <table:table-cell table:formula="of:=[.K80]-[.E80]" office:value-type="float" office:value="7" calcext:value-type="float">
            <text:p>7</text:p>
          </table:table-cell>
          <table:table-cell table:formula="of:=[.L80]-[.E80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81]-[.E81]" office:value-type="float" office:value="7" calcext:value-type="float">
            <text:p>7</text:p>
          </table:table-cell>
          <table:table-cell table:formula="of:=[.G81]-[.E81]" office:value-type="float" office:value="7" calcext:value-type="float">
            <text:p>7</text:p>
          </table:table-cell>
          <table:table-cell table:formula="of:=[.H81]-[.E81]" office:value-type="float" office:value="7" calcext:value-type="float">
            <text:p>7</text:p>
          </table:table-cell>
          <table:table-cell table:formula="of:=[.I81]-[.E81]" office:value-type="float" office:value="7" calcext:value-type="float">
            <text:p>7</text:p>
          </table:table-cell>
          <table:table-cell table:formula="of:=[.J81]-[.E81]" office:value-type="float" office:value="7" calcext:value-type="float">
            <text:p>7</text:p>
          </table:table-cell>
          <table:table-cell table:formula="of:=[.K81]-[.E81]" office:value-type="float" office:value="7" calcext:value-type="float">
            <text:p>7</text:p>
          </table:table-cell>
          <table:table-cell table:formula="of:=[.L81]-[.E8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82]-[.E82]" office:value-type="float" office:value="7" calcext:value-type="float">
            <text:p>7</text:p>
          </table:table-cell>
          <table:table-cell table:formula="of:=[.G82]-[.E82]" office:value-type="float" office:value="7" calcext:value-type="float">
            <text:p>7</text:p>
          </table:table-cell>
          <table:table-cell table:formula="of:=[.H82]-[.E82]" office:value-type="float" office:value="7" calcext:value-type="float">
            <text:p>7</text:p>
          </table:table-cell>
          <table:table-cell table:formula="of:=[.I82]-[.E82]" office:value-type="float" office:value="7" calcext:value-type="float">
            <text:p>7</text:p>
          </table:table-cell>
          <table:table-cell table:formula="of:=[.J82]-[.E82]" office:value-type="float" office:value="7" calcext:value-type="float">
            <text:p>7</text:p>
          </table:table-cell>
          <table:table-cell table:formula="of:=[.K82]-[.E82]" office:value-type="float" office:value="7" calcext:value-type="float">
            <text:p>7</text:p>
          </table:table-cell>
          <table:table-cell table:formula="of:=[.L82]-[.E8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83]-[.E83]" office:value-type="float" office:value="7" calcext:value-type="float">
            <text:p>7</text:p>
          </table:table-cell>
          <table:table-cell table:formula="of:=[.G83]-[.E83]" office:value-type="float" office:value="7" calcext:value-type="float">
            <text:p>7</text:p>
          </table:table-cell>
          <table:table-cell table:formula="of:=[.H83]-[.E83]" office:value-type="float" office:value="7" calcext:value-type="float">
            <text:p>7</text:p>
          </table:table-cell>
          <table:table-cell table:formula="of:=[.I83]-[.E83]" office:value-type="float" office:value="7" calcext:value-type="float">
            <text:p>7</text:p>
          </table:table-cell>
          <table:table-cell table:formula="of:=[.J83]-[.E83]" office:value-type="float" office:value="7" calcext:value-type="float">
            <text:p>7</text:p>
          </table:table-cell>
          <table:table-cell table:formula="of:=[.K83]-[.E83]" office:value-type="float" office:value="7" calcext:value-type="float">
            <text:p>7</text:p>
          </table:table-cell>
          <table:table-cell table:formula="of:=[.L83]-[.E8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84]-[.E84]" office:value-type="float" office:value="7" calcext:value-type="float">
            <text:p>7</text:p>
          </table:table-cell>
          <table:table-cell table:formula="of:=[.G84]-[.E84]" office:value-type="float" office:value="7" calcext:value-type="float">
            <text:p>7</text:p>
          </table:table-cell>
          <table:table-cell table:formula="of:=[.H84]-[.E84]" office:value-type="float" office:value="7" calcext:value-type="float">
            <text:p>7</text:p>
          </table:table-cell>
          <table:table-cell table:formula="of:=[.I84]-[.E84]" office:value-type="float" office:value="7" calcext:value-type="float">
            <text:p>7</text:p>
          </table:table-cell>
          <table:table-cell table:formula="of:=[.J84]-[.E84]" office:value-type="float" office:value="7" calcext:value-type="float">
            <text:p>7</text:p>
          </table:table-cell>
          <table:table-cell table:formula="of:=[.K84]-[.E84]" office:value-type="float" office:value="7" calcext:value-type="float">
            <text:p>7</text:p>
          </table:table-cell>
          <table:table-cell table:formula="of:=[.L84]-[.E84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85]-[.E85]" office:value-type="float" office:value="7" calcext:value-type="float">
            <text:p>7</text:p>
          </table:table-cell>
          <table:table-cell table:formula="of:=[.G85]-[.E85]" office:value-type="float" office:value="7" calcext:value-type="float">
            <text:p>7</text:p>
          </table:table-cell>
          <table:table-cell table:formula="of:=[.H85]-[.E85]" office:value-type="float" office:value="7" calcext:value-type="float">
            <text:p>7</text:p>
          </table:table-cell>
          <table:table-cell table:formula="of:=[.I85]-[.E85]" office:value-type="float" office:value="7" calcext:value-type="float">
            <text:p>7</text:p>
          </table:table-cell>
          <table:table-cell table:formula="of:=[.J85]-[.E85]" office:value-type="float" office:value="7" calcext:value-type="float">
            <text:p>7</text:p>
          </table:table-cell>
          <table:table-cell table:formula="of:=[.K85]-[.E85]" office:value-type="float" office:value="7" calcext:value-type="float">
            <text:p>7</text:p>
          </table:table-cell>
          <table:table-cell table:formula="of:=[.L85]-[.E8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86]-[.E86]" office:value-type="float" office:value="7" calcext:value-type="float">
            <text:p>7</text:p>
          </table:table-cell>
          <table:table-cell table:formula="of:=[.G86]-[.E86]" office:value-type="float" office:value="7" calcext:value-type="float">
            <text:p>7</text:p>
          </table:table-cell>
          <table:table-cell table:formula="of:=[.H86]-[.E86]" office:value-type="float" office:value="7" calcext:value-type="float">
            <text:p>7</text:p>
          </table:table-cell>
          <table:table-cell table:formula="of:=[.I86]-[.E86]" office:value-type="float" office:value="7" calcext:value-type="float">
            <text:p>7</text:p>
          </table:table-cell>
          <table:table-cell table:formula="of:=[.J86]-[.E86]" office:value-type="float" office:value="7" calcext:value-type="float">
            <text:p>7</text:p>
          </table:table-cell>
          <table:table-cell table:formula="of:=[.K86]-[.E86]" office:value-type="float" office:value="7" calcext:value-type="float">
            <text:p>7</text:p>
          </table:table-cell>
          <table:table-cell table:formula="of:=[.L86]-[.E86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87]-[.E87]" office:value-type="float" office:value="7" calcext:value-type="float">
            <text:p>7</text:p>
          </table:table-cell>
          <table:table-cell table:formula="of:=[.G87]-[.E87]" office:value-type="float" office:value="7" calcext:value-type="float">
            <text:p>7</text:p>
          </table:table-cell>
          <table:table-cell table:formula="of:=[.H87]-[.E87]" office:value-type="float" office:value="7" calcext:value-type="float">
            <text:p>7</text:p>
          </table:table-cell>
          <table:table-cell table:formula="of:=[.I87]-[.E87]" office:value-type="float" office:value="7" calcext:value-type="float">
            <text:p>7</text:p>
          </table:table-cell>
          <table:table-cell table:formula="of:=[.J87]-[.E87]" office:value-type="float" office:value="7" calcext:value-type="float">
            <text:p>7</text:p>
          </table:table-cell>
          <table:table-cell table:formula="of:=[.K87]-[.E87]" office:value-type="float" office:value="7" calcext:value-type="float">
            <text:p>7</text:p>
          </table:table-cell>
          <table:table-cell table:formula="of:=[.L87]-[.E8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88]-[.E88]" office:value-type="float" office:value="8" calcext:value-type="float">
            <text:p>8</text:p>
          </table:table-cell>
          <table:table-cell table:formula="of:=[.G88]-[.E88]" office:value-type="float" office:value="8" calcext:value-type="float">
            <text:p>8</text:p>
          </table:table-cell>
          <table:table-cell table:formula="of:=[.H88]-[.E88]" office:value-type="float" office:value="8" calcext:value-type="float">
            <text:p>8</text:p>
          </table:table-cell>
          <table:table-cell table:formula="of:=[.I88]-[.E88]" office:value-type="float" office:value="8" calcext:value-type="float">
            <text:p>8</text:p>
          </table:table-cell>
          <table:table-cell table:formula="of:=[.J88]-[.E88]" office:value-type="float" office:value="8" calcext:value-type="float">
            <text:p>8</text:p>
          </table:table-cell>
          <table:table-cell table:formula="of:=[.K88]-[.E88]" office:value-type="float" office:value="8" calcext:value-type="float">
            <text:p>8</text:p>
          </table:table-cell>
          <table:table-cell table:formula="of:=[.L88]-[.E88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89]-[.E89]" office:value-type="float" office:value="7" calcext:value-type="float">
            <text:p>7</text:p>
          </table:table-cell>
          <table:table-cell table:formula="of:=[.G89]-[.E89]" office:value-type="float" office:value="7" calcext:value-type="float">
            <text:p>7</text:p>
          </table:table-cell>
          <table:table-cell table:formula="of:=[.H89]-[.E89]" office:value-type="float" office:value="7" calcext:value-type="float">
            <text:p>7</text:p>
          </table:table-cell>
          <table:table-cell table:formula="of:=[.I89]-[.E89]" office:value-type="float" office:value="7" calcext:value-type="float">
            <text:p>7</text:p>
          </table:table-cell>
          <table:table-cell table:formula="of:=[.J89]-[.E89]" office:value-type="float" office:value="7" calcext:value-type="float">
            <text:p>7</text:p>
          </table:table-cell>
          <table:table-cell table:formula="of:=[.K89]-[.E89]" office:value-type="float" office:value="7" calcext:value-type="float">
            <text:p>7</text:p>
          </table:table-cell>
          <table:table-cell table:formula="of:=[.L89]-[.E8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90]-[.E90]" office:value-type="float" office:value="7" calcext:value-type="float">
            <text:p>7</text:p>
          </table:table-cell>
          <table:table-cell table:formula="of:=[.G90]-[.E90]" office:value-type="float" office:value="7" calcext:value-type="float">
            <text:p>7</text:p>
          </table:table-cell>
          <table:table-cell table:formula="of:=[.H90]-[.E90]" office:value-type="float" office:value="7" calcext:value-type="float">
            <text:p>7</text:p>
          </table:table-cell>
          <table:table-cell table:formula="of:=[.I90]-[.E90]" office:value-type="float" office:value="7" calcext:value-type="float">
            <text:p>7</text:p>
          </table:table-cell>
          <table:table-cell table:formula="of:=[.J90]-[.E90]" office:value-type="float" office:value="7" calcext:value-type="float">
            <text:p>7</text:p>
          </table:table-cell>
          <table:table-cell table:formula="of:=[.K90]-[.E90]" office:value-type="float" office:value="7" calcext:value-type="float">
            <text:p>7</text:p>
          </table:table-cell>
          <table:table-cell table:formula="of:=[.L90]-[.E90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91]-[.E91]" office:value-type="float" office:value="7" calcext:value-type="float">
            <text:p>7</text:p>
          </table:table-cell>
          <table:table-cell table:formula="of:=[.G91]-[.E91]" office:value-type="float" office:value="7" calcext:value-type="float">
            <text:p>7</text:p>
          </table:table-cell>
          <table:table-cell table:formula="of:=[.H91]-[.E91]" office:value-type="float" office:value="7" calcext:value-type="float">
            <text:p>7</text:p>
          </table:table-cell>
          <table:table-cell table:formula="of:=[.I91]-[.E91]" office:value-type="float" office:value="7" calcext:value-type="float">
            <text:p>7</text:p>
          </table:table-cell>
          <table:table-cell table:formula="of:=[.J91]-[.E91]" office:value-type="float" office:value="7" calcext:value-type="float">
            <text:p>7</text:p>
          </table:table-cell>
          <table:table-cell table:formula="of:=[.K91]-[.E91]" office:value-type="float" office:value="7" calcext:value-type="float">
            <text:p>7</text:p>
          </table:table-cell>
          <table:table-cell table:formula="of:=[.L91]-[.E9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92]-[.E92]" office:value-type="float" office:value="7" calcext:value-type="float">
            <text:p>7</text:p>
          </table:table-cell>
          <table:table-cell table:formula="of:=[.G92]-[.E92]" office:value-type="float" office:value="7" calcext:value-type="float">
            <text:p>7</text:p>
          </table:table-cell>
          <table:table-cell table:formula="of:=[.H92]-[.E92]" office:value-type="float" office:value="7" calcext:value-type="float">
            <text:p>7</text:p>
          </table:table-cell>
          <table:table-cell table:formula="of:=[.I92]-[.E92]" office:value-type="float" office:value="7" calcext:value-type="float">
            <text:p>7</text:p>
          </table:table-cell>
          <table:table-cell table:formula="of:=[.J92]-[.E92]" office:value-type="float" office:value="7" calcext:value-type="float">
            <text:p>7</text:p>
          </table:table-cell>
          <table:table-cell table:formula="of:=[.K92]-[.E92]" office:value-type="float" office:value="7" calcext:value-type="float">
            <text:p>7</text:p>
          </table:table-cell>
          <table:table-cell table:formula="of:=[.L92]-[.E9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93]-[.E93]" office:value-type="float" office:value="7" calcext:value-type="float">
            <text:p>7</text:p>
          </table:table-cell>
          <table:table-cell table:formula="of:=[.G93]-[.E93]" office:value-type="float" office:value="7" calcext:value-type="float">
            <text:p>7</text:p>
          </table:table-cell>
          <table:table-cell table:formula="of:=[.H93]-[.E93]" office:value-type="float" office:value="7" calcext:value-type="float">
            <text:p>7</text:p>
          </table:table-cell>
          <table:table-cell table:formula="of:=[.I93]-[.E93]" office:value-type="float" office:value="7" calcext:value-type="float">
            <text:p>7</text:p>
          </table:table-cell>
          <table:table-cell table:formula="of:=[.J93]-[.E93]" office:value-type="float" office:value="7" calcext:value-type="float">
            <text:p>7</text:p>
          </table:table-cell>
          <table:table-cell table:formula="of:=[.K93]-[.E93]" office:value-type="float" office:value="7" calcext:value-type="float">
            <text:p>7</text:p>
          </table:table-cell>
          <table:table-cell table:formula="of:=[.L93]-[.E9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94]-[.E94]" office:value-type="float" office:value="8" calcext:value-type="float">
            <text:p>8</text:p>
          </table:table-cell>
          <table:table-cell table:formula="of:=[.G94]-[.E94]" office:value-type="float" office:value="8" calcext:value-type="float">
            <text:p>8</text:p>
          </table:table-cell>
          <table:table-cell table:formula="of:=[.H94]-[.E94]" office:value-type="float" office:value="8" calcext:value-type="float">
            <text:p>8</text:p>
          </table:table-cell>
          <table:table-cell table:formula="of:=[.I94]-[.E94]" office:value-type="float" office:value="8" calcext:value-type="float">
            <text:p>8</text:p>
          </table:table-cell>
          <table:table-cell table:formula="of:=[.J94]-[.E94]" office:value-type="float" office:value="8" calcext:value-type="float">
            <text:p>8</text:p>
          </table:table-cell>
          <table:table-cell table:formula="of:=[.K94]-[.E94]" office:value-type="float" office:value="8" calcext:value-type="float">
            <text:p>8</text:p>
          </table:table-cell>
          <table:table-cell table:formula="of:=[.L94]-[.E94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95]-[.E95]" office:value-type="float" office:value="8" calcext:value-type="float">
            <text:p>8</text:p>
          </table:table-cell>
          <table:table-cell table:formula="of:=[.G95]-[.E95]" office:value-type="float" office:value="8" calcext:value-type="float">
            <text:p>8</text:p>
          </table:table-cell>
          <table:table-cell table:formula="of:=[.H95]-[.E95]" office:value-type="float" office:value="8" calcext:value-type="float">
            <text:p>8</text:p>
          </table:table-cell>
          <table:table-cell table:formula="of:=[.I95]-[.E95]" office:value-type="float" office:value="8" calcext:value-type="float">
            <text:p>8</text:p>
          </table:table-cell>
          <table:table-cell table:formula="of:=[.J95]-[.E95]" office:value-type="float" office:value="8" calcext:value-type="float">
            <text:p>8</text:p>
          </table:table-cell>
          <table:table-cell table:formula="of:=[.K95]-[.E95]" office:value-type="float" office:value="8" calcext:value-type="float">
            <text:p>8</text:p>
          </table:table-cell>
          <table:table-cell table:formula="of:=[.L95]-[.E95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96]-[.E96]" office:value-type="float" office:value="8" calcext:value-type="float">
            <text:p>8</text:p>
          </table:table-cell>
          <table:table-cell table:formula="of:=[.G96]-[.E96]" office:value-type="float" office:value="8" calcext:value-type="float">
            <text:p>8</text:p>
          </table:table-cell>
          <table:table-cell table:formula="of:=[.H96]-[.E96]" office:value-type="float" office:value="8" calcext:value-type="float">
            <text:p>8</text:p>
          </table:table-cell>
          <table:table-cell table:formula="of:=[.I96]-[.E96]" office:value-type="float" office:value="8" calcext:value-type="float">
            <text:p>8</text:p>
          </table:table-cell>
          <table:table-cell table:formula="of:=[.J96]-[.E96]" office:value-type="float" office:value="8" calcext:value-type="float">
            <text:p>8</text:p>
          </table:table-cell>
          <table:table-cell table:formula="of:=[.K96]-[.E96]" office:value-type="float" office:value="8" calcext:value-type="float">
            <text:p>8</text:p>
          </table:table-cell>
          <table:table-cell table:formula="of:=[.L96]-[.E96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97]-[.E97]" office:value-type="float" office:value="8" calcext:value-type="float">
            <text:p>8</text:p>
          </table:table-cell>
          <table:table-cell table:formula="of:=[.G97]-[.E97]" office:value-type="float" office:value="8" calcext:value-type="float">
            <text:p>8</text:p>
          </table:table-cell>
          <table:table-cell table:formula="of:=[.H97]-[.E97]" office:value-type="float" office:value="8" calcext:value-type="float">
            <text:p>8</text:p>
          </table:table-cell>
          <table:table-cell table:formula="of:=[.I97]-[.E97]" office:value-type="float" office:value="8" calcext:value-type="float">
            <text:p>8</text:p>
          </table:table-cell>
          <table:table-cell table:formula="of:=[.J97]-[.E97]" office:value-type="float" office:value="8" calcext:value-type="float">
            <text:p>8</text:p>
          </table:table-cell>
          <table:table-cell table:formula="of:=[.K97]-[.E97]" office:value-type="float" office:value="8" calcext:value-type="float">
            <text:p>8</text:p>
          </table:table-cell>
          <table:table-cell table:formula="of:=[.L97]-[.E97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98]-[.E98]" office:value-type="float" office:value="8" calcext:value-type="float">
            <text:p>8</text:p>
          </table:table-cell>
          <table:table-cell table:formula="of:=[.G98]-[.E98]" office:value-type="float" office:value="8" calcext:value-type="float">
            <text:p>8</text:p>
          </table:table-cell>
          <table:table-cell table:formula="of:=[.H98]-[.E98]" office:value-type="float" office:value="8" calcext:value-type="float">
            <text:p>8</text:p>
          </table:table-cell>
          <table:table-cell table:formula="of:=[.I98]-[.E98]" office:value-type="float" office:value="8" calcext:value-type="float">
            <text:p>8</text:p>
          </table:table-cell>
          <table:table-cell table:formula="of:=[.J98]-[.E98]" office:value-type="float" office:value="8" calcext:value-type="float">
            <text:p>8</text:p>
          </table:table-cell>
          <table:table-cell table:formula="of:=[.K98]-[.E98]" office:value-type="float" office:value="8" calcext:value-type="float">
            <text:p>8</text:p>
          </table:table-cell>
          <table:table-cell table:formula="of:=[.L98]-[.E98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99]-[.E99]" office:value-type="float" office:value="8" calcext:value-type="float">
            <text:p>8</text:p>
          </table:table-cell>
          <table:table-cell table:formula="of:=[.G99]-[.E99]" office:value-type="float" office:value="8" calcext:value-type="float">
            <text:p>8</text:p>
          </table:table-cell>
          <table:table-cell table:formula="of:=[.H99]-[.E99]" office:value-type="float" office:value="8" calcext:value-type="float">
            <text:p>8</text:p>
          </table:table-cell>
          <table:table-cell table:formula="of:=[.I99]-[.E99]" office:value-type="float" office:value="8" calcext:value-type="float">
            <text:p>8</text:p>
          </table:table-cell>
          <table:table-cell table:formula="of:=[.J99]-[.E99]" office:value-type="float" office:value="8" calcext:value-type="float">
            <text:p>8</text:p>
          </table:table-cell>
          <table:table-cell table:formula="of:=[.K99]-[.E99]" office:value-type="float" office:value="8" calcext:value-type="float">
            <text:p>8</text:p>
          </table:table-cell>
          <table:table-cell table:formula="of:=[.L99]-[.E99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100]-[.E100]" office:value-type="float" office:value="8" calcext:value-type="float">
            <text:p>8</text:p>
          </table:table-cell>
          <table:table-cell table:formula="of:=[.G100]-[.E100]" office:value-type="float" office:value="8" calcext:value-type="float">
            <text:p>8</text:p>
          </table:table-cell>
          <table:table-cell table:formula="of:=[.H100]-[.E100]" office:value-type="float" office:value="8" calcext:value-type="float">
            <text:p>8</text:p>
          </table:table-cell>
          <table:table-cell table:formula="of:=[.I100]-[.E100]" office:value-type="float" office:value="8" calcext:value-type="float">
            <text:p>8</text:p>
          </table:table-cell>
          <table:table-cell table:formula="of:=[.J100]-[.E100]" office:value-type="float" office:value="8" calcext:value-type="float">
            <text:p>8</text:p>
          </table:table-cell>
          <table:table-cell table:formula="of:=[.K100]-[.E100]" office:value-type="float" office:value="8" calcext:value-type="float">
            <text:p>8</text:p>
          </table:table-cell>
          <table:table-cell table:formula="of:=[.L100]-[.E100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101]-[.E101]" office:value-type="float" office:value="8" calcext:value-type="float">
            <text:p>8</text:p>
          </table:table-cell>
          <table:table-cell table:formula="of:=[.G101]-[.E101]" office:value-type="float" office:value="8" calcext:value-type="float">
            <text:p>8</text:p>
          </table:table-cell>
          <table:table-cell table:formula="of:=[.H101]-[.E101]" office:value-type="float" office:value="8" calcext:value-type="float">
            <text:p>8</text:p>
          </table:table-cell>
          <table:table-cell table:formula="of:=[.I101]-[.E101]" office:value-type="float" office:value="8" calcext:value-type="float">
            <text:p>8</text:p>
          </table:table-cell>
          <table:table-cell table:formula="of:=[.J101]-[.E101]" office:value-type="float" office:value="8" calcext:value-type="float">
            <text:p>8</text:p>
          </table:table-cell>
          <table:table-cell table:formula="of:=[.K101]-[.E101]" office:value-type="float" office:value="8" calcext:value-type="float">
            <text:p>8</text:p>
          </table:table-cell>
          <table:table-cell table:formula="of:=[.L101]-[.E101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102]-[.E102]" office:value-type="float" office:value="8" calcext:value-type="float">
            <text:p>8</text:p>
          </table:table-cell>
          <table:table-cell table:formula="of:=[.G102]-[.E102]" office:value-type="float" office:value="8" calcext:value-type="float">
            <text:p>8</text:p>
          </table:table-cell>
          <table:table-cell table:formula="of:=[.H102]-[.E102]" office:value-type="float" office:value="8" calcext:value-type="float">
            <text:p>8</text:p>
          </table:table-cell>
          <table:table-cell table:formula="of:=[.I102]-[.E102]" office:value-type="float" office:value="8" calcext:value-type="float">
            <text:p>8</text:p>
          </table:table-cell>
          <table:table-cell table:formula="of:=[.J102]-[.E102]" office:value-type="float" office:value="8" calcext:value-type="float">
            <text:p>8</text:p>
          </table:table-cell>
          <table:table-cell table:formula="of:=[.K102]-[.E102]" office:value-type="float" office:value="8" calcext:value-type="float">
            <text:p>8</text:p>
          </table:table-cell>
          <table:table-cell table:formula="of:=[.L102]-[.E102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103]-[.E103]" office:value-type="float" office:value="8" calcext:value-type="float">
            <text:p>8</text:p>
          </table:table-cell>
          <table:table-cell table:formula="of:=[.G103]-[.E103]" office:value-type="float" office:value="8" calcext:value-type="float">
            <text:p>8</text:p>
          </table:table-cell>
          <table:table-cell table:formula="of:=[.H103]-[.E103]" office:value-type="float" office:value="8" calcext:value-type="float">
            <text:p>8</text:p>
          </table:table-cell>
          <table:table-cell table:formula="of:=[.I103]-[.E103]" office:value-type="float" office:value="8" calcext:value-type="float">
            <text:p>8</text:p>
          </table:table-cell>
          <table:table-cell table:formula="of:=[.J103]-[.E103]" office:value-type="float" office:value="8" calcext:value-type="float">
            <text:p>8</text:p>
          </table:table-cell>
          <table:table-cell table:formula="of:=[.K103]-[.E103]" office:value-type="float" office:value="8" calcext:value-type="float">
            <text:p>8</text:p>
          </table:table-cell>
          <table:table-cell table:formula="of:=[.L103]-[.E103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104]-[.E104]" office:value-type="float" office:value="7" calcext:value-type="float">
            <text:p>7</text:p>
          </table:table-cell>
          <table:table-cell table:formula="of:=[.G104]-[.E104]" office:value-type="float" office:value="7" calcext:value-type="float">
            <text:p>7</text:p>
          </table:table-cell>
          <table:table-cell table:formula="of:=[.H104]-[.E104]" office:value-type="float" office:value="7" calcext:value-type="float">
            <text:p>7</text:p>
          </table:table-cell>
          <table:table-cell table:formula="of:=[.I104]-[.E104]" office:value-type="float" office:value="7" calcext:value-type="float">
            <text:p>7</text:p>
          </table:table-cell>
          <table:table-cell table:formula="of:=[.J104]-[.E104]" office:value-type="float" office:value="7" calcext:value-type="float">
            <text:p>7</text:p>
          </table:table-cell>
          <table:table-cell table:formula="of:=[.K104]-[.E104]" office:value-type="float" office:value="7" calcext:value-type="float">
            <text:p>7</text:p>
          </table:table-cell>
          <table:table-cell table:formula="of:=[.L104]-[.E104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105]-[.E105]" office:value-type="float" office:value="7" calcext:value-type="float">
            <text:p>7</text:p>
          </table:table-cell>
          <table:table-cell table:formula="of:=[.G105]-[.E105]" office:value-type="float" office:value="7" calcext:value-type="float">
            <text:p>7</text:p>
          </table:table-cell>
          <table:table-cell table:formula="of:=[.H105]-[.E105]" office:value-type="float" office:value="7" calcext:value-type="float">
            <text:p>7</text:p>
          </table:table-cell>
          <table:table-cell table:formula="of:=[.I105]-[.E105]" office:value-type="float" office:value="7" calcext:value-type="float">
            <text:p>7</text:p>
          </table:table-cell>
          <table:table-cell table:formula="of:=[.J105]-[.E105]" office:value-type="float" office:value="7" calcext:value-type="float">
            <text:p>7</text:p>
          </table:table-cell>
          <table:table-cell table:formula="of:=[.K105]-[.E105]" office:value-type="float" office:value="7" calcext:value-type="float">
            <text:p>7</text:p>
          </table:table-cell>
          <table:table-cell table:formula="of:=[.L105]-[.E10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106]-[.E106]" office:value-type="float" office:value="7" calcext:value-type="float">
            <text:p>7</text:p>
          </table:table-cell>
          <table:table-cell table:formula="of:=[.G106]-[.E106]" office:value-type="float" office:value="7" calcext:value-type="float">
            <text:p>7</text:p>
          </table:table-cell>
          <table:table-cell table:formula="of:=[.H106]-[.E106]" office:value-type="float" office:value="7" calcext:value-type="float">
            <text:p>7</text:p>
          </table:table-cell>
          <table:table-cell table:formula="of:=[.I106]-[.E106]" office:value-type="float" office:value="7" calcext:value-type="float">
            <text:p>7</text:p>
          </table:table-cell>
          <table:table-cell table:formula="of:=[.J106]-[.E106]" office:value-type="float" office:value="7" calcext:value-type="float">
            <text:p>7</text:p>
          </table:table-cell>
          <table:table-cell table:formula="of:=[.K106]-[.E106]" office:value-type="float" office:value="7" calcext:value-type="float">
            <text:p>7</text:p>
          </table:table-cell>
          <table:table-cell table:formula="of:=[.L106]-[.E106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107]-[.E107]" office:value-type="float" office:value="7" calcext:value-type="float">
            <text:p>7</text:p>
          </table:table-cell>
          <table:table-cell table:formula="of:=[.G107]-[.E107]" office:value-type="float" office:value="7" calcext:value-type="float">
            <text:p>7</text:p>
          </table:table-cell>
          <table:table-cell table:formula="of:=[.H107]-[.E107]" office:value-type="float" office:value="7" calcext:value-type="float">
            <text:p>7</text:p>
          </table:table-cell>
          <table:table-cell table:formula="of:=[.I107]-[.E107]" office:value-type="float" office:value="7" calcext:value-type="float">
            <text:p>7</text:p>
          </table:table-cell>
          <table:table-cell table:formula="of:=[.J107]-[.E107]" office:value-type="float" office:value="7" calcext:value-type="float">
            <text:p>7</text:p>
          </table:table-cell>
          <table:table-cell table:formula="of:=[.K107]-[.E107]" office:value-type="float" office:value="7" calcext:value-type="float">
            <text:p>7</text:p>
          </table:table-cell>
          <table:table-cell table:formula="of:=[.L107]-[.E10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108]-[.E108]" office:value-type="float" office:value="7" calcext:value-type="float">
            <text:p>7</text:p>
          </table:table-cell>
          <table:table-cell table:formula="of:=[.G108]-[.E108]" office:value-type="float" office:value="7" calcext:value-type="float">
            <text:p>7</text:p>
          </table:table-cell>
          <table:table-cell table:formula="of:=[.H108]-[.E108]" office:value-type="float" office:value="7" calcext:value-type="float">
            <text:p>7</text:p>
          </table:table-cell>
          <table:table-cell table:formula="of:=[.I108]-[.E108]" office:value-type="float" office:value="7" calcext:value-type="float">
            <text:p>7</text:p>
          </table:table-cell>
          <table:table-cell table:formula="of:=[.J108]-[.E108]" office:value-type="float" office:value="7" calcext:value-type="float">
            <text:p>7</text:p>
          </table:table-cell>
          <table:table-cell table:formula="of:=[.K108]-[.E108]" office:value-type="float" office:value="7" calcext:value-type="float">
            <text:p>7</text:p>
          </table:table-cell>
          <table:table-cell table:formula="of:=[.L108]-[.E108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109]-[.E109]" office:value-type="float" office:value="7" calcext:value-type="float">
            <text:p>7</text:p>
          </table:table-cell>
          <table:table-cell table:formula="of:=[.G109]-[.E109]" office:value-type="float" office:value="7" calcext:value-type="float">
            <text:p>7</text:p>
          </table:table-cell>
          <table:table-cell table:formula="of:=[.H109]-[.E109]" office:value-type="float" office:value="7" calcext:value-type="float">
            <text:p>7</text:p>
          </table:table-cell>
          <table:table-cell table:formula="of:=[.I109]-[.E109]" office:value-type="float" office:value="7" calcext:value-type="float">
            <text:p>7</text:p>
          </table:table-cell>
          <table:table-cell table:formula="of:=[.J109]-[.E109]" office:value-type="float" office:value="7" calcext:value-type="float">
            <text:p>7</text:p>
          </table:table-cell>
          <table:table-cell table:formula="of:=[.K109]-[.E109]" office:value-type="float" office:value="7" calcext:value-type="float">
            <text:p>7</text:p>
          </table:table-cell>
          <table:table-cell table:formula="of:=[.L109]-[.E10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110]-[.E110]" office:value-type="float" office:value="7" calcext:value-type="float">
            <text:p>7</text:p>
          </table:table-cell>
          <table:table-cell table:formula="of:=[.G110]-[.E110]" office:value-type="float" office:value="7" calcext:value-type="float">
            <text:p>7</text:p>
          </table:table-cell>
          <table:table-cell table:formula="of:=[.H110]-[.E110]" office:value-type="float" office:value="7" calcext:value-type="float">
            <text:p>7</text:p>
          </table:table-cell>
          <table:table-cell table:formula="of:=[.I110]-[.E110]" office:value-type="float" office:value="7" calcext:value-type="float">
            <text:p>7</text:p>
          </table:table-cell>
          <table:table-cell table:formula="of:=[.J110]-[.E110]" office:value-type="float" office:value="7" calcext:value-type="float">
            <text:p>7</text:p>
          </table:table-cell>
          <table:table-cell table:formula="of:=[.K110]-[.E110]" office:value-type="float" office:value="7" calcext:value-type="float">
            <text:p>7</text:p>
          </table:table-cell>
          <table:table-cell table:formula="of:=[.L110]-[.E110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111]-[.E111]" office:value-type="float" office:value="7" calcext:value-type="float">
            <text:p>7</text:p>
          </table:table-cell>
          <table:table-cell table:formula="of:=[.G111]-[.E111]" office:value-type="float" office:value="7" calcext:value-type="float">
            <text:p>7</text:p>
          </table:table-cell>
          <table:table-cell table:formula="of:=[.H111]-[.E111]" office:value-type="float" office:value="7" calcext:value-type="float">
            <text:p>7</text:p>
          </table:table-cell>
          <table:table-cell table:formula="of:=[.I111]-[.E111]" office:value-type="float" office:value="7" calcext:value-type="float">
            <text:p>7</text:p>
          </table:table-cell>
          <table:table-cell table:formula="of:=[.J111]-[.E111]" office:value-type="float" office:value="7" calcext:value-type="float">
            <text:p>7</text:p>
          </table:table-cell>
          <table:table-cell table:formula="of:=[.K111]-[.E111]" office:value-type="float" office:value="7" calcext:value-type="float">
            <text:p>7</text:p>
          </table:table-cell>
          <table:table-cell table:formula="of:=[.L111]-[.E11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112]-[.E112]" office:value-type="float" office:value="7" calcext:value-type="float">
            <text:p>7</text:p>
          </table:table-cell>
          <table:table-cell table:formula="of:=[.G112]-[.E112]" office:value-type="float" office:value="7" calcext:value-type="float">
            <text:p>7</text:p>
          </table:table-cell>
          <table:table-cell table:formula="of:=[.H112]-[.E112]" office:value-type="float" office:value="7" calcext:value-type="float">
            <text:p>7</text:p>
          </table:table-cell>
          <table:table-cell table:formula="of:=[.I112]-[.E112]" office:value-type="float" office:value="7" calcext:value-type="float">
            <text:p>7</text:p>
          </table:table-cell>
          <table:table-cell table:formula="of:=[.J112]-[.E112]" office:value-type="float" office:value="7" calcext:value-type="float">
            <text:p>7</text:p>
          </table:table-cell>
          <table:table-cell table:formula="of:=[.K112]-[.E112]" office:value-type="float" office:value="7" calcext:value-type="float">
            <text:p>7</text:p>
          </table:table-cell>
          <table:table-cell table:formula="of:=[.L112]-[.E11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59" calcext:value-type="float">
            <text:p>59</text:p>
          </table:table-cell>
          <table:table-cell office:value-type="float" office:value="66.0100555419922" calcext:value-type="float">
            <text:p>66,0100555419922</text:p>
          </table:table-cell>
          <table:table-cell table:number-columns-repeated="6" office:value-type="float" office:value="66" calcext:value-type="float">
            <text:p>66</text:p>
          </table:table-cell>
          <table:table-cell table:formula="of:=[.F113]-[.E113]" office:value-type="float" office:value="7.0100555419922" calcext:value-type="float">
            <text:p>7,0100555419922</text:p>
          </table:table-cell>
          <table:table-cell table:formula="of:=[.G113]-[.E113]" office:value-type="float" office:value="7" calcext:value-type="float">
            <text:p>7</text:p>
          </table:table-cell>
          <table:table-cell table:formula="of:=[.H113]-[.E113]" office:value-type="float" office:value="7" calcext:value-type="float">
            <text:p>7</text:p>
          </table:table-cell>
          <table:table-cell table:formula="of:=[.I113]-[.E113]" office:value-type="float" office:value="7" calcext:value-type="float">
            <text:p>7</text:p>
          </table:table-cell>
          <table:table-cell table:formula="of:=[.J113]-[.E113]" office:value-type="float" office:value="7" calcext:value-type="float">
            <text:p>7</text:p>
          </table:table-cell>
          <table:table-cell table:formula="of:=[.K113]-[.E113]" office:value-type="float" office:value="7" calcext:value-type="float">
            <text:p>7</text:p>
          </table:table-cell>
          <table:table-cell table:formula="of:=[.L113]-[.E11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59" calcext:value-type="float">
            <text:p>59</text:p>
          </table:table-cell>
          <table:table-cell office:value-type="float" office:value="66.0402297973633" calcext:value-type="float">
            <text:p>66,0402297973633</text:p>
          </table:table-cell>
          <table:table-cell table:number-columns-repeated="6" office:value-type="float" office:value="66" calcext:value-type="float">
            <text:p>66</text:p>
          </table:table-cell>
          <table:table-cell table:formula="of:=[.F114]-[.E114]" office:value-type="float" office:value="7.0402297973633" calcext:value-type="float">
            <text:p>7,0402297973633</text:p>
          </table:table-cell>
          <table:table-cell table:formula="of:=[.G114]-[.E114]" office:value-type="float" office:value="7" calcext:value-type="float">
            <text:p>7</text:p>
          </table:table-cell>
          <table:table-cell table:formula="of:=[.H114]-[.E114]" office:value-type="float" office:value="7" calcext:value-type="float">
            <text:p>7</text:p>
          </table:table-cell>
          <table:table-cell table:formula="of:=[.I114]-[.E114]" office:value-type="float" office:value="7" calcext:value-type="float">
            <text:p>7</text:p>
          </table:table-cell>
          <table:table-cell table:formula="of:=[.J114]-[.E114]" office:value-type="float" office:value="7" calcext:value-type="float">
            <text:p>7</text:p>
          </table:table-cell>
          <table:table-cell table:formula="of:=[.K114]-[.E114]" office:value-type="float" office:value="7" calcext:value-type="float">
            <text:p>7</text:p>
          </table:table-cell>
          <table:table-cell table:formula="of:=[.L114]-[.E114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59" calcext:value-type="float">
            <text:p>59</text:p>
          </table:table-cell>
          <table:table-cell office:value-type="float" office:value="66.090576171875" calcext:value-type="float">
            <text:p>66,090576171875</text:p>
          </table:table-cell>
          <table:table-cell table:number-columns-repeated="6" office:value-type="float" office:value="66" calcext:value-type="float">
            <text:p>66</text:p>
          </table:table-cell>
          <table:table-cell table:formula="of:=[.F115]-[.E115]" office:value-type="float" office:value="7.090576171875" calcext:value-type="float">
            <text:p>7,090576171875</text:p>
          </table:table-cell>
          <table:table-cell table:formula="of:=[.G115]-[.E115]" office:value-type="float" office:value="7" calcext:value-type="float">
            <text:p>7</text:p>
          </table:table-cell>
          <table:table-cell table:formula="of:=[.H115]-[.E115]" office:value-type="float" office:value="7" calcext:value-type="float">
            <text:p>7</text:p>
          </table:table-cell>
          <table:table-cell table:formula="of:=[.I115]-[.E115]" office:value-type="float" office:value="7" calcext:value-type="float">
            <text:p>7</text:p>
          </table:table-cell>
          <table:table-cell table:formula="of:=[.J115]-[.E115]" office:value-type="float" office:value="7" calcext:value-type="float">
            <text:p>7</text:p>
          </table:table-cell>
          <table:table-cell table:formula="of:=[.K115]-[.E115]" office:value-type="float" office:value="7" calcext:value-type="float">
            <text:p>7</text:p>
          </table:table-cell>
          <table:table-cell table:formula="of:=[.L115]-[.E11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59" calcext:value-type="float">
            <text:p>59</text:p>
          </table:table-cell>
          <table:table-cell office:value-type="float" office:value="66.1611633300781" calcext:value-type="float">
            <text:p>66,1611633300781</text:p>
          </table:table-cell>
          <table:table-cell table:number-columns-repeated="6" office:value-type="float" office:value="66" calcext:value-type="float">
            <text:p>66</text:p>
          </table:table-cell>
          <table:table-cell table:formula="of:=[.F116]-[.E116]" office:value-type="float" office:value="7.1611633300781" calcext:value-type="float">
            <text:p>7,1611633300781</text:p>
          </table:table-cell>
          <table:table-cell table:formula="of:=[.G116]-[.E116]" office:value-type="float" office:value="7" calcext:value-type="float">
            <text:p>7</text:p>
          </table:table-cell>
          <table:table-cell table:formula="of:=[.H116]-[.E116]" office:value-type="float" office:value="7" calcext:value-type="float">
            <text:p>7</text:p>
          </table:table-cell>
          <table:table-cell table:formula="of:=[.I116]-[.E116]" office:value-type="float" office:value="7" calcext:value-type="float">
            <text:p>7</text:p>
          </table:table-cell>
          <table:table-cell table:formula="of:=[.J116]-[.E116]" office:value-type="float" office:value="7" calcext:value-type="float">
            <text:p>7</text:p>
          </table:table-cell>
          <table:table-cell table:formula="of:=[.K116]-[.E116]" office:value-type="float" office:value="7" calcext:value-type="float">
            <text:p>7</text:p>
          </table:table-cell>
          <table:table-cell table:formula="of:=[.L116]-[.E116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59" calcext:value-type="float">
            <text:p>59</text:p>
          </table:table-cell>
          <table:table-cell office:value-type="float" office:value="66.2521057128906" calcext:value-type="float">
            <text:p>66,2521057128906</text:p>
          </table:table-cell>
          <table:table-cell table:number-columns-repeated="6" office:value-type="float" office:value="66" calcext:value-type="float">
            <text:p>66</text:p>
          </table:table-cell>
          <table:table-cell table:formula="of:=[.F117]-[.E117]" office:value-type="float" office:value="7.2521057128906" calcext:value-type="float">
            <text:p>7,2521057128906</text:p>
          </table:table-cell>
          <table:table-cell table:formula="of:=[.G117]-[.E117]" office:value-type="float" office:value="7" calcext:value-type="float">
            <text:p>7</text:p>
          </table:table-cell>
          <table:table-cell table:formula="of:=[.H117]-[.E117]" office:value-type="float" office:value="7" calcext:value-type="float">
            <text:p>7</text:p>
          </table:table-cell>
          <table:table-cell table:formula="of:=[.I117]-[.E117]" office:value-type="float" office:value="7" calcext:value-type="float">
            <text:p>7</text:p>
          </table:table-cell>
          <table:table-cell table:formula="of:=[.J117]-[.E117]" office:value-type="float" office:value="7" calcext:value-type="float">
            <text:p>7</text:p>
          </table:table-cell>
          <table:table-cell table:formula="of:=[.K117]-[.E117]" office:value-type="float" office:value="7" calcext:value-type="float">
            <text:p>7</text:p>
          </table:table-cell>
          <table:table-cell table:formula="of:=[.L117]-[.E11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59" calcext:value-type="float">
            <text:p>59</text:p>
          </table:table-cell>
          <table:table-cell office:value-type="float" office:value="66.3635482788086" calcext:value-type="float">
            <text:p>66,3635482788086</text:p>
          </table:table-cell>
          <table:table-cell office:value-type="float" office:value="66.0100555419922" calcext:value-type="float">
            <text:p>66,0100555419922</text:p>
          </table:table-cell>
          <table:table-cell table:number-columns-repeated="5" office:value-type="float" office:value="66" calcext:value-type="float">
            <text:p>66</text:p>
          </table:table-cell>
          <table:table-cell table:formula="of:=[.F118]-[.E118]" office:value-type="float" office:value="7.36354827880859" calcext:value-type="float">
            <text:p>7,36354827880859</text:p>
          </table:table-cell>
          <table:table-cell table:formula="of:=[.G118]-[.E118]" office:value-type="float" office:value="7.0100555419922" calcext:value-type="float">
            <text:p>7,0100555419922</text:p>
          </table:table-cell>
          <table:table-cell table:formula="of:=[.H118]-[.E118]" office:value-type="float" office:value="7" calcext:value-type="float">
            <text:p>7</text:p>
          </table:table-cell>
          <table:table-cell table:formula="of:=[.I118]-[.E118]" office:value-type="float" office:value="7" calcext:value-type="float">
            <text:p>7</text:p>
          </table:table-cell>
          <table:table-cell table:formula="of:=[.J118]-[.E118]" office:value-type="float" office:value="7" calcext:value-type="float">
            <text:p>7</text:p>
          </table:table-cell>
          <table:table-cell table:formula="of:=[.K118]-[.E118]" office:value-type="float" office:value="7" calcext:value-type="float">
            <text:p>7</text:p>
          </table:table-cell>
          <table:table-cell table:formula="of:=[.L118]-[.E118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59" calcext:value-type="float">
            <text:p>59</text:p>
          </table:table-cell>
          <table:table-cell office:value-type="float" office:value="66.4956512451172" calcext:value-type="float">
            <text:p>66,4956512451172</text:p>
          </table:table-cell>
          <table:table-cell office:value-type="float" office:value="66.0402297973633" calcext:value-type="float">
            <text:p>66,0402297973633</text:p>
          </table:table-cell>
          <table:table-cell table:number-columns-repeated="5" office:value-type="float" office:value="66" calcext:value-type="float">
            <text:p>66</text:p>
          </table:table-cell>
          <table:table-cell table:formula="of:=[.F119]-[.E119]" office:value-type="float" office:value="7.4956512451172" calcext:value-type="float">
            <text:p>7,4956512451172</text:p>
          </table:table-cell>
          <table:table-cell table:formula="of:=[.G119]-[.E119]" office:value-type="float" office:value="7.0402297973633" calcext:value-type="float">
            <text:p>7,0402297973633</text:p>
          </table:table-cell>
          <table:table-cell table:formula="of:=[.H119]-[.E119]" office:value-type="float" office:value="7" calcext:value-type="float">
            <text:p>7</text:p>
          </table:table-cell>
          <table:table-cell table:formula="of:=[.I119]-[.E119]" office:value-type="float" office:value="7" calcext:value-type="float">
            <text:p>7</text:p>
          </table:table-cell>
          <table:table-cell table:formula="of:=[.J119]-[.E119]" office:value-type="float" office:value="7" calcext:value-type="float">
            <text:p>7</text:p>
          </table:table-cell>
          <table:table-cell table:formula="of:=[.K119]-[.E119]" office:value-type="float" office:value="7" calcext:value-type="float">
            <text:p>7</text:p>
          </table:table-cell>
          <table:table-cell table:formula="of:=[.L119]-[.E11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59" calcext:value-type="float">
            <text:p>59</text:p>
          </table:table-cell>
          <table:table-cell office:value-type="float" office:value="66.6486206054688" calcext:value-type="float">
            <text:p>66,6486206054688</text:p>
          </table:table-cell>
          <table:table-cell office:value-type="float" office:value="66.090576171875" calcext:value-type="float">
            <text:p>66,090576171875</text:p>
          </table:table-cell>
          <table:table-cell table:number-columns-repeated="5" office:value-type="float" office:value="66" calcext:value-type="float">
            <text:p>66</text:p>
          </table:table-cell>
          <table:table-cell table:formula="of:=[.F120]-[.E120]" office:value-type="float" office:value="7.64862060546881" calcext:value-type="float">
            <text:p>7,64862060546881</text:p>
          </table:table-cell>
          <table:table-cell table:formula="of:=[.G120]-[.E120]" office:value-type="float" office:value="7.090576171875" calcext:value-type="float">
            <text:p>7,090576171875</text:p>
          </table:table-cell>
          <table:table-cell table:formula="of:=[.H120]-[.E120]" office:value-type="float" office:value="7" calcext:value-type="float">
            <text:p>7</text:p>
          </table:table-cell>
          <table:table-cell table:formula="of:=[.I120]-[.E120]" office:value-type="float" office:value="7" calcext:value-type="float">
            <text:p>7</text:p>
          </table:table-cell>
          <table:table-cell table:formula="of:=[.J120]-[.E120]" office:value-type="float" office:value="7" calcext:value-type="float">
            <text:p>7</text:p>
          </table:table-cell>
          <table:table-cell table:formula="of:=[.K120]-[.E120]" office:value-type="float" office:value="7" calcext:value-type="float">
            <text:p>7</text:p>
          </table:table-cell>
          <table:table-cell table:formula="of:=[.L120]-[.E120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59" calcext:value-type="float">
            <text:p>59</text:p>
          </table:table-cell>
          <table:table-cell office:value-type="float" office:value="66.8227005004883" calcext:value-type="float">
            <text:p>66,8227005004883</text:p>
          </table:table-cell>
          <table:table-cell office:value-type="float" office:value="66.1611633300781" calcext:value-type="float">
            <text:p>66,1611633300781</text:p>
          </table:table-cell>
          <table:table-cell table:number-columns-repeated="5" office:value-type="float" office:value="66" calcext:value-type="float">
            <text:p>66</text:p>
          </table:table-cell>
          <table:table-cell table:formula="of:=[.F121]-[.E121]" office:value-type="float" office:value="7.8227005004883" calcext:value-type="float">
            <text:p>7,8227005004883</text:p>
          </table:table-cell>
          <table:table-cell table:formula="of:=[.G121]-[.E121]" office:value-type="float" office:value="7.1611633300781" calcext:value-type="float">
            <text:p>7,1611633300781</text:p>
          </table:table-cell>
          <table:table-cell table:formula="of:=[.H121]-[.E121]" office:value-type="float" office:value="7" calcext:value-type="float">
            <text:p>7</text:p>
          </table:table-cell>
          <table:table-cell table:formula="of:=[.I121]-[.E121]" office:value-type="float" office:value="7" calcext:value-type="float">
            <text:p>7</text:p>
          </table:table-cell>
          <table:table-cell table:formula="of:=[.J121]-[.E121]" office:value-type="float" office:value="7" calcext:value-type="float">
            <text:p>7</text:p>
          </table:table-cell>
          <table:table-cell table:formula="of:=[.K121]-[.E121]" office:value-type="float" office:value="7" calcext:value-type="float">
            <text:p>7</text:p>
          </table:table-cell>
          <table:table-cell table:formula="of:=[.L121]-[.E12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60" calcext:value-type="float">
            <text:p>60</text:p>
          </table:table-cell>
          <table:table-cell office:value-type="float" office:value="67.0181579589844" calcext:value-type="float">
            <text:p>67,0181579589844</text:p>
          </table:table-cell>
          <table:table-cell office:value-type="float" office:value="66.2521057128906" calcext:value-type="float">
            <text:p>66,2521057128906</text:p>
          </table:table-cell>
          <table:table-cell table:number-columns-repeated="5" office:value-type="float" office:value="66" calcext:value-type="float">
            <text:p>66</text:p>
          </table:table-cell>
          <table:table-cell table:formula="of:=[.F122]-[.E122]" office:value-type="float" office:value="7.0181579589844" calcext:value-type="float">
            <text:p>7,0181579589844</text:p>
          </table:table-cell>
          <table:table-cell table:formula="of:=[.G122]-[.E122]" office:value-type="float" office:value="6.2521057128906" calcext:value-type="float">
            <text:p>6,2521057128906</text:p>
          </table:table-cell>
          <table:table-cell table:formula="of:=[.H122]-[.E122]" office:value-type="float" office:value="6" calcext:value-type="float">
            <text:p>6</text:p>
          </table:table-cell>
          <table:table-cell table:formula="of:=[.I122]-[.E122]" office:value-type="float" office:value="6" calcext:value-type="float">
            <text:p>6</text:p>
          </table:table-cell>
          <table:table-cell table:formula="of:=[.J122]-[.E122]" office:value-type="float" office:value="6" calcext:value-type="float">
            <text:p>6</text:p>
          </table:table-cell>
          <table:table-cell table:formula="of:=[.K122]-[.E122]" office:value-type="float" office:value="6" calcext:value-type="float">
            <text:p>6</text:p>
          </table:table-cell>
          <table:table-cell table:formula="of:=[.L122]-[.E122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60" calcext:value-type="float">
            <text:p>60</text:p>
          </table:table-cell>
          <table:table-cell office:value-type="float" office:value="67.2353057861328" calcext:value-type="float">
            <text:p>67,2353057861328</text:p>
          </table:table-cell>
          <table:table-cell office:value-type="float" office:value="66.3635482788086" calcext:value-type="float">
            <text:p>66,3635482788086</text:p>
          </table:table-cell>
          <table:table-cell office:value-type="float" office:value="66.0100555419922" calcext:value-type="float">
            <text:p>66,0100555419922</text:p>
          </table:table-cell>
          <table:table-cell table:number-columns-repeated="4" office:value-type="float" office:value="66" calcext:value-type="float">
            <text:p>66</text:p>
          </table:table-cell>
          <table:table-cell table:formula="of:=[.F123]-[.E123]" office:value-type="float" office:value="7.2353057861328" calcext:value-type="float">
            <text:p>7,2353057861328</text:p>
          </table:table-cell>
          <table:table-cell table:formula="of:=[.G123]-[.E123]" office:value-type="float" office:value="6.36354827880859" calcext:value-type="float">
            <text:p>6,36354827880859</text:p>
          </table:table-cell>
          <table:table-cell table:formula="of:=[.H123]-[.E123]" office:value-type="float" office:value="6.0100555419922" calcext:value-type="float">
            <text:p>6,0100555419922</text:p>
          </table:table-cell>
          <table:table-cell table:formula="of:=[.I123]-[.E123]" office:value-type="float" office:value="6" calcext:value-type="float">
            <text:p>6</text:p>
          </table:table-cell>
          <table:table-cell table:formula="of:=[.J123]-[.E123]" office:value-type="float" office:value="6" calcext:value-type="float">
            <text:p>6</text:p>
          </table:table-cell>
          <table:table-cell table:formula="of:=[.K123]-[.E123]" office:value-type="float" office:value="6" calcext:value-type="float">
            <text:p>6</text:p>
          </table:table-cell>
          <table:table-cell table:formula="of:=[.L123]-[.E123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60" calcext:value-type="float">
            <text:p>60</text:p>
          </table:table-cell>
          <table:table-cell office:value-type="float" office:value="67.474479675293" calcext:value-type="float">
            <text:p>67,474479675293</text:p>
          </table:table-cell>
          <table:table-cell office:value-type="float" office:value="66.4956512451172" calcext:value-type="float">
            <text:p>66,4956512451172</text:p>
          </table:table-cell>
          <table:table-cell office:value-type="float" office:value="66.0402297973633" calcext:value-type="float">
            <text:p>66,0402297973633</text:p>
          </table:table-cell>
          <table:table-cell table:number-columns-repeated="4" office:value-type="float" office:value="66" calcext:value-type="float">
            <text:p>66</text:p>
          </table:table-cell>
          <table:table-cell table:formula="of:=[.F124]-[.E124]" office:value-type="float" office:value="7.474479675293" calcext:value-type="float">
            <text:p>7,474479675293</text:p>
          </table:table-cell>
          <table:table-cell table:formula="of:=[.G124]-[.E124]" office:value-type="float" office:value="6.4956512451172" calcext:value-type="float">
            <text:p>6,4956512451172</text:p>
          </table:table-cell>
          <table:table-cell table:formula="of:=[.H124]-[.E124]" office:value-type="float" office:value="6.0402297973633" calcext:value-type="float">
            <text:p>6,0402297973633</text:p>
          </table:table-cell>
          <table:table-cell table:formula="of:=[.I124]-[.E124]" office:value-type="float" office:value="6" calcext:value-type="float">
            <text:p>6</text:p>
          </table:table-cell>
          <table:table-cell table:formula="of:=[.J124]-[.E124]" office:value-type="float" office:value="6" calcext:value-type="float">
            <text:p>6</text:p>
          </table:table-cell>
          <table:table-cell table:formula="of:=[.K124]-[.E124]" office:value-type="float" office:value="6" calcext:value-type="float">
            <text:p>6</text:p>
          </table:table-cell>
          <table:table-cell table:formula="of:=[.L124]-[.E12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60" calcext:value-type="float">
            <text:p>60</text:p>
          </table:table-cell>
          <table:table-cell office:value-type="float" office:value="67.7360687255859" calcext:value-type="float">
            <text:p>67,7360687255859</text:p>
          </table:table-cell>
          <table:table-cell office:value-type="float" office:value="66.6486206054688" calcext:value-type="float">
            <text:p>66,6486206054688</text:p>
          </table:table-cell>
          <table:table-cell office:value-type="float" office:value="66.090576171875" calcext:value-type="float">
            <text:p>66,090576171875</text:p>
          </table:table-cell>
          <table:table-cell table:number-columns-repeated="4" office:value-type="float" office:value="66" calcext:value-type="float">
            <text:p>66</text:p>
          </table:table-cell>
          <table:table-cell table:formula="of:=[.F125]-[.E125]" office:value-type="float" office:value="7.7360687255859" calcext:value-type="float">
            <text:p>7,7360687255859</text:p>
          </table:table-cell>
          <table:table-cell table:formula="of:=[.G125]-[.E125]" office:value-type="float" office:value="6.64862060546881" calcext:value-type="float">
            <text:p>6,64862060546881</text:p>
          </table:table-cell>
          <table:table-cell table:formula="of:=[.H125]-[.E125]" office:value-type="float" office:value="6.090576171875" calcext:value-type="float">
            <text:p>6,090576171875</text:p>
          </table:table-cell>
          <table:table-cell table:formula="of:=[.I125]-[.E125]" office:value-type="float" office:value="6" calcext:value-type="float">
            <text:p>6</text:p>
          </table:table-cell>
          <table:table-cell table:formula="of:=[.J125]-[.E125]" office:value-type="float" office:value="6" calcext:value-type="float">
            <text:p>6</text:p>
          </table:table-cell>
          <table:table-cell table:formula="of:=[.K125]-[.E125]" office:value-type="float" office:value="6" calcext:value-type="float">
            <text:p>6</text:p>
          </table:table-cell>
          <table:table-cell table:formula="of:=[.L125]-[.E125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60" calcext:value-type="float">
            <text:p>60</text:p>
          </table:table-cell>
          <table:table-cell office:value-type="float" office:value="68.0205001831055" calcext:value-type="float">
            <text:p>68,0205001831055</text:p>
          </table:table-cell>
          <table:table-cell office:value-type="float" office:value="66.8227005004883" calcext:value-type="float">
            <text:p>66,8227005004883</text:p>
          </table:table-cell>
          <table:table-cell office:value-type="float" office:value="66.1611633300781" calcext:value-type="float">
            <text:p>66,1611633300781</text:p>
          </table:table-cell>
          <table:table-cell table:number-columns-repeated="4" office:value-type="float" office:value="66" calcext:value-type="float">
            <text:p>66</text:p>
          </table:table-cell>
          <table:table-cell table:formula="of:=[.F126]-[.E126]" office:value-type="float" office:value="8.0205001831055" calcext:value-type="float">
            <text:p>8,0205001831055</text:p>
          </table:table-cell>
          <table:table-cell table:formula="of:=[.G126]-[.E126]" office:value-type="float" office:value="6.8227005004883" calcext:value-type="float">
            <text:p>6,8227005004883</text:p>
          </table:table-cell>
          <table:table-cell table:formula="of:=[.H126]-[.E126]" office:value-type="float" office:value="6.1611633300781" calcext:value-type="float">
            <text:p>6,1611633300781</text:p>
          </table:table-cell>
          <table:table-cell table:formula="of:=[.I126]-[.E126]" office:value-type="float" office:value="6" calcext:value-type="float">
            <text:p>6</text:p>
          </table:table-cell>
          <table:table-cell table:formula="of:=[.J126]-[.E126]" office:value-type="float" office:value="6" calcext:value-type="float">
            <text:p>6</text:p>
          </table:table-cell>
          <table:table-cell table:formula="of:=[.K126]-[.E126]" office:value-type="float" office:value="6" calcext:value-type="float">
            <text:p>6</text:p>
          </table:table-cell>
          <table:table-cell table:formula="of:=[.L126]-[.E12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60" calcext:value-type="float">
            <text:p>60</text:p>
          </table:table-cell>
          <table:table-cell office:value-type="float" office:value="68.3282241821289" calcext:value-type="float">
            <text:p>68,3282241821289</text:p>
          </table:table-cell>
          <table:table-cell office:value-type="float" office:value="67.0181579589844" calcext:value-type="float">
            <text:p>67,0181579589844</text:p>
          </table:table-cell>
          <table:table-cell office:value-type="float" office:value="66.2521057128906" calcext:value-type="float">
            <text:p>66,2521057128906</text:p>
          </table:table-cell>
          <table:table-cell table:number-columns-repeated="4" office:value-type="float" office:value="66" calcext:value-type="float">
            <text:p>66</text:p>
          </table:table-cell>
          <table:table-cell table:formula="of:=[.F127]-[.E127]" office:value-type="float" office:value="8.32822418212891" calcext:value-type="float">
            <text:p>8,32822418212891</text:p>
          </table:table-cell>
          <table:table-cell table:formula="of:=[.G127]-[.E127]" office:value-type="float" office:value="7.0181579589844" calcext:value-type="float">
            <text:p>7,0181579589844</text:p>
          </table:table-cell>
          <table:table-cell table:formula="of:=[.H127]-[.E127]" office:value-type="float" office:value="6.2521057128906" calcext:value-type="float">
            <text:p>6,2521057128906</text:p>
          </table:table-cell>
          <table:table-cell table:formula="of:=[.I127]-[.E127]" office:value-type="float" office:value="6" calcext:value-type="float">
            <text:p>6</text:p>
          </table:table-cell>
          <table:table-cell table:formula="of:=[.J127]-[.E127]" office:value-type="float" office:value="6" calcext:value-type="float">
            <text:p>6</text:p>
          </table:table-cell>
          <table:table-cell table:formula="of:=[.K127]-[.E127]" office:value-type="float" office:value="6" calcext:value-type="float">
            <text:p>6</text:p>
          </table:table-cell>
          <table:table-cell table:formula="of:=[.L127]-[.E127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office:value-type="float" office:value="60" calcext:value-type="float">
            <text:p>60</text:p>
          </table:table-cell>
          <table:table-cell office:value-type="float" office:value="68.6597595214844" calcext:value-type="float">
            <text:p>68,6597595214844</text:p>
          </table:table-cell>
          <table:table-cell office:value-type="float" office:value="67.2353057861328" calcext:value-type="float">
            <text:p>67,2353057861328</text:p>
          </table:table-cell>
          <table:table-cell office:value-type="float" office:value="66.3635482788086" calcext:value-type="float">
            <text:p>66,3635482788086</text:p>
          </table:table-cell>
          <table:table-cell office:value-type="float" office:value="66.0100555419922" calcext:value-type="float">
            <text:p>66,0100555419922</text:p>
          </table:table-cell>
          <table:table-cell table:number-columns-repeated="3" office:value-type="float" office:value="66" calcext:value-type="float">
            <text:p>66</text:p>
          </table:table-cell>
          <table:table-cell table:formula="of:=[.F128]-[.E128]" office:value-type="float" office:value="8.6597595214844" calcext:value-type="float">
            <text:p>8,6597595214844</text:p>
          </table:table-cell>
          <table:table-cell table:formula="of:=[.G128]-[.E128]" office:value-type="float" office:value="7.2353057861328" calcext:value-type="float">
            <text:p>7,2353057861328</text:p>
          </table:table-cell>
          <table:table-cell table:formula="of:=[.H128]-[.E128]" office:value-type="float" office:value="6.36354827880859" calcext:value-type="float">
            <text:p>6,36354827880859</text:p>
          </table:table-cell>
          <table:table-cell table:formula="of:=[.I128]-[.E128]" office:value-type="float" office:value="6.0100555419922" calcext:value-type="float">
            <text:p>6,0100555419922</text:p>
          </table:table-cell>
          <table:table-cell table:formula="of:=[.J128]-[.E128]" office:value-type="float" office:value="6" calcext:value-type="float">
            <text:p>6</text:p>
          </table:table-cell>
          <table:table-cell table:formula="of:=[.K128]-[.E128]" office:value-type="float" office:value="6" calcext:value-type="float">
            <text:p>6</text:p>
          </table:table-cell>
          <table:table-cell table:formula="of:=[.L128]-[.E12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office:value-type="float" office:value="61" calcext:value-type="float">
            <text:p>61</text:p>
          </table:table-cell>
          <table:table-cell office:value-type="float" office:value="69.0156555175781" calcext:value-type="float">
            <text:p>69,0156555175781</text:p>
          </table:table-cell>
          <table:table-cell office:value-type="float" office:value="67.474479675293" calcext:value-type="float">
            <text:p>67,474479675293</text:p>
          </table:table-cell>
          <table:table-cell office:value-type="float" office:value="66.4956512451172" calcext:value-type="float">
            <text:p>66,4956512451172</text:p>
          </table:table-cell>
          <table:table-cell office:value-type="float" office:value="66.0402297973633" calcext:value-type="float">
            <text:p>66,0402297973633</text:p>
          </table:table-cell>
          <table:table-cell table:number-columns-repeated="3" office:value-type="float" office:value="66" calcext:value-type="float">
            <text:p>66</text:p>
          </table:table-cell>
          <table:table-cell table:formula="of:=[.F129]-[.E129]" office:value-type="float" office:value="8.0156555175781" calcext:value-type="float">
            <text:p>8,0156555175781</text:p>
          </table:table-cell>
          <table:table-cell table:formula="of:=[.G129]-[.E129]" office:value-type="float" office:value="6.474479675293" calcext:value-type="float">
            <text:p>6,474479675293</text:p>
          </table:table-cell>
          <table:table-cell table:formula="of:=[.H129]-[.E129]" office:value-type="float" office:value="5.4956512451172" calcext:value-type="float">
            <text:p>5,4956512451172</text:p>
          </table:table-cell>
          <table:table-cell table:formula="of:=[.I129]-[.E129]" office:value-type="float" office:value="5.0402297973633" calcext:value-type="float">
            <text:p>5,0402297973633</text:p>
          </table:table-cell>
          <table:table-cell table:formula="of:=[.J129]-[.E129]" office:value-type="float" office:value="5" calcext:value-type="float">
            <text:p>5</text:p>
          </table:table-cell>
          <table:table-cell table:formula="of:=[.K129]-[.E129]" office:value-type="float" office:value="5" calcext:value-type="float">
            <text:p>5</text:p>
          </table:table-cell>
          <table:table-cell table:formula="of:=[.L129]-[.E129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61" calcext:value-type="float">
            <text:p>61</text:p>
          </table:table-cell>
          <table:table-cell office:value-type="float" office:value="69.3965072631836" calcext:value-type="float">
            <text:p>69,3965072631836</text:p>
          </table:table-cell>
          <table:table-cell office:value-type="float" office:value="67.7360687255859" calcext:value-type="float">
            <text:p>67,7360687255859</text:p>
          </table:table-cell>
          <table:table-cell office:value-type="float" office:value="66.6486206054688" calcext:value-type="float">
            <text:p>66,6486206054688</text:p>
          </table:table-cell>
          <table:table-cell office:value-type="float" office:value="66.090576171875" calcext:value-type="float">
            <text:p>66,090576171875</text:p>
          </table:table-cell>
          <table:table-cell table:number-columns-repeated="3" office:value-type="float" office:value="66" calcext:value-type="float">
            <text:p>66</text:p>
          </table:table-cell>
          <table:table-cell table:formula="of:=[.F130]-[.E130]" office:value-type="float" office:value="8.39650726318359" calcext:value-type="float">
            <text:p>8,39650726318359</text:p>
          </table:table-cell>
          <table:table-cell table:formula="of:=[.G130]-[.E130]" office:value-type="float" office:value="6.7360687255859" calcext:value-type="float">
            <text:p>6,7360687255859</text:p>
          </table:table-cell>
          <table:table-cell table:formula="of:=[.H130]-[.E130]" office:value-type="float" office:value="5.64862060546881" calcext:value-type="float">
            <text:p>5,64862060546881</text:p>
          </table:table-cell>
          <table:table-cell table:formula="of:=[.I130]-[.E130]" office:value-type="float" office:value="5.090576171875" calcext:value-type="float">
            <text:p>5,090576171875</text:p>
          </table:table-cell>
          <table:table-cell table:formula="of:=[.J130]-[.E130]" office:value-type="float" office:value="5" calcext:value-type="float">
            <text:p>5</text:p>
          </table:table-cell>
          <table:table-cell table:formula="of:=[.K130]-[.E130]" office:value-type="float" office:value="5" calcext:value-type="float">
            <text:p>5</text:p>
          </table:table-cell>
          <table:table-cell table:formula="of:=[.L130]-[.E130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61" calcext:value-type="float">
            <text:p>61</text:p>
          </table:table-cell>
          <table:table-cell office:value-type="float" office:value="69.8029632568359" calcext:value-type="float">
            <text:p>69,8029632568359</text:p>
          </table:table-cell>
          <table:table-cell office:value-type="float" office:value="68.0205001831055" calcext:value-type="float">
            <text:p>68,0205001831055</text:p>
          </table:table-cell>
          <table:table-cell office:value-type="float" office:value="66.8227005004883" calcext:value-type="float">
            <text:p>66,8227005004883</text:p>
          </table:table-cell>
          <table:table-cell office:value-type="float" office:value="66.1611633300781" calcext:value-type="float">
            <text:p>66,1611633300781</text:p>
          </table:table-cell>
          <table:table-cell table:number-columns-repeated="3" office:value-type="float" office:value="66" calcext:value-type="float">
            <text:p>66</text:p>
          </table:table-cell>
          <table:table-cell table:formula="of:=[.F131]-[.E131]" office:value-type="float" office:value="8.8029632568359" calcext:value-type="float">
            <text:p>8,8029632568359</text:p>
          </table:table-cell>
          <table:table-cell table:formula="of:=[.G131]-[.E131]" office:value-type="float" office:value="7.0205001831055" calcext:value-type="float">
            <text:p>7,0205001831055</text:p>
          </table:table-cell>
          <table:table-cell table:formula="of:=[.H131]-[.E131]" office:value-type="float" office:value="5.8227005004883" calcext:value-type="float">
            <text:p>5,8227005004883</text:p>
          </table:table-cell>
          <table:table-cell table:formula="of:=[.I131]-[.E131]" office:value-type="float" office:value="5.1611633300781" calcext:value-type="float">
            <text:p>5,1611633300781</text:p>
          </table:table-cell>
          <table:table-cell table:formula="of:=[.J131]-[.E131]" office:value-type="float" office:value="5" calcext:value-type="float">
            <text:p>5</text:p>
          </table:table-cell>
          <table:table-cell table:formula="of:=[.K131]-[.E131]" office:value-type="float" office:value="5" calcext:value-type="float">
            <text:p>5</text:p>
          </table:table-cell>
          <table:table-cell table:formula="of:=[.L131]-[.E131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41" calcext:value-type="float">
            <text:p>-41</text:p>
          </table:table-cell>
          <table:table-cell office:value-type="float" office:value="61" calcext:value-type="float">
            <text:p>61</text:p>
          </table:table-cell>
          <table:table-cell office:value-type="float" office:value="70.235725402832" calcext:value-type="float">
            <text:p>70,235725402832</text:p>
          </table:table-cell>
          <table:table-cell office:value-type="float" office:value="68.3282241821289" calcext:value-type="float">
            <text:p>68,3282241821289</text:p>
          </table:table-cell>
          <table:table-cell office:value-type="float" office:value="67.0181579589844" calcext:value-type="float">
            <text:p>67,0181579589844</text:p>
          </table:table-cell>
          <table:table-cell office:value-type="float" office:value="66.2521057128906" calcext:value-type="float">
            <text:p>66,2521057128906</text:p>
          </table:table-cell>
          <table:table-cell table:number-columns-repeated="3" office:value-type="float" office:value="66" calcext:value-type="float">
            <text:p>66</text:p>
          </table:table-cell>
          <table:table-cell table:formula="of:=[.F132]-[.E132]" office:value-type="float" office:value="9.235725402832" calcext:value-type="float">
            <text:p>9,235725402832</text:p>
          </table:table-cell>
          <table:table-cell table:formula="of:=[.G132]-[.E132]" office:value-type="float" office:value="7.32822418212891" calcext:value-type="float">
            <text:p>7,32822418212891</text:p>
          </table:table-cell>
          <table:table-cell table:formula="of:=[.H132]-[.E132]" office:value-type="float" office:value="6.0181579589844" calcext:value-type="float">
            <text:p>6,0181579589844</text:p>
          </table:table-cell>
          <table:table-cell table:formula="of:=[.I132]-[.E132]" office:value-type="float" office:value="5.2521057128906" calcext:value-type="float">
            <text:p>5,2521057128906</text:p>
          </table:table-cell>
          <table:table-cell table:formula="of:=[.J132]-[.E132]" office:value-type="float" office:value="5" calcext:value-type="float">
            <text:p>5</text:p>
          </table:table-cell>
          <table:table-cell table:formula="of:=[.K132]-[.E132]" office:value-type="float" office:value="5" calcext:value-type="float">
            <text:p>5</text:p>
          </table:table-cell>
          <table:table-cell table:formula="of:=[.L132]-[.E132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office:value-type="float" office:value="62" calcext:value-type="float">
            <text:p>62</text:p>
          </table:table-cell>
          <table:table-cell office:value-type="float" office:value="70.6955642700195" calcext:value-type="float">
            <text:p>70,6955642700195</text:p>
          </table:table-cell>
          <table:table-cell office:value-type="float" office:value="68.6597595214844" calcext:value-type="float">
            <text:p>68,6597595214844</text:p>
          </table:table-cell>
          <table:table-cell office:value-type="float" office:value="67.2353057861328" calcext:value-type="float">
            <text:p>67,2353057861328</text:p>
          </table:table-cell>
          <table:table-cell office:value-type="float" office:value="66.3635482788086" calcext:value-type="float">
            <text:p>66,3635482788086</text:p>
          </table:table-cell>
          <table:table-cell office:value-type="float" office:value="66.0100555419922" calcext:value-type="float">
            <text:p>66,0100555419922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[.F133]-[.E133]" office:value-type="float" office:value="8.6955642700195" calcext:value-type="float">
            <text:p>8,6955642700195</text:p>
          </table:table-cell>
          <table:table-cell table:formula="of:=[.G133]-[.E133]" office:value-type="float" office:value="6.6597595214844" calcext:value-type="float">
            <text:p>6,6597595214844</text:p>
          </table:table-cell>
          <table:table-cell table:formula="of:=[.H133]-[.E133]" office:value-type="float" office:value="5.2353057861328" calcext:value-type="float">
            <text:p>5,2353057861328</text:p>
          </table:table-cell>
          <table:table-cell table:formula="of:=[.I133]-[.E133]" office:value-type="float" office:value="4.36354827880859" calcext:value-type="float">
            <text:p>4,36354827880859</text:p>
          </table:table-cell>
          <table:table-cell table:formula="of:=[.J133]-[.E133]" office:value-type="float" office:value="4.0100555419922" calcext:value-type="float">
            <text:p>4,0100555419922</text:p>
          </table:table-cell>
          <table:table-cell table:formula="of:=[.K133]-[.E133]" office:value-type="float" office:value="4" calcext:value-type="float">
            <text:p>4</text:p>
          </table:table-cell>
          <table:table-cell table:formula="of:=[.L133]-[.E133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61" calcext:value-type="float">
            <text:p>61</text:p>
          </table:table-cell>
          <table:table-cell office:value-type="float" office:value="71.1832962036133" calcext:value-type="float">
            <text:p>71,1832962036133</text:p>
          </table:table-cell>
          <table:table-cell office:value-type="float" office:value="69.0156555175781" calcext:value-type="float">
            <text:p>69,0156555175781</text:p>
          </table:table-cell>
          <table:table-cell office:value-type="float" office:value="67.474479675293" calcext:value-type="float">
            <text:p>67,474479675293</text:p>
          </table:table-cell>
          <table:table-cell office:value-type="float" office:value="66.4956512451172" calcext:value-type="float">
            <text:p>66,4956512451172</text:p>
          </table:table-cell>
          <table:table-cell office:value-type="float" office:value="66.0402297973633" calcext:value-type="float">
            <text:p>66,0402297973633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[.F134]-[.E134]" office:value-type="float" office:value="10.1832962036133" calcext:value-type="float">
            <text:p>10,1832962036133</text:p>
          </table:table-cell>
          <table:table-cell table:formula="of:=[.G134]-[.E134]" office:value-type="float" office:value="8.0156555175781" calcext:value-type="float">
            <text:p>8,0156555175781</text:p>
          </table:table-cell>
          <table:table-cell table:formula="of:=[.H134]-[.E134]" office:value-type="float" office:value="6.474479675293" calcext:value-type="float">
            <text:p>6,474479675293</text:p>
          </table:table-cell>
          <table:table-cell table:formula="of:=[.I134]-[.E134]" office:value-type="float" office:value="5.4956512451172" calcext:value-type="float">
            <text:p>5,4956512451172</text:p>
          </table:table-cell>
          <table:table-cell table:formula="of:=[.J134]-[.E134]" office:value-type="float" office:value="5.0402297973633" calcext:value-type="float">
            <text:p>5,0402297973633</text:p>
          </table:table-cell>
          <table:table-cell table:formula="of:=[.K134]-[.E134]" office:value-type="float" office:value="5" calcext:value-type="float">
            <text:p>5</text:p>
          </table:table-cell>
          <table:table-cell table:formula="of:=[.L134]-[.E134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office:value-type="float" office:value="62" calcext:value-type="float">
            <text:p>62</text:p>
          </table:table-cell>
          <table:table-cell office:value-type="float" office:value="71.6997833251953" calcext:value-type="float">
            <text:p>71,6997833251953</text:p>
          </table:table-cell>
          <table:table-cell office:value-type="float" office:value="69.3965072631836" calcext:value-type="float">
            <text:p>69,3965072631836</text:p>
          </table:table-cell>
          <table:table-cell office:value-type="float" office:value="67.7360687255859" calcext:value-type="float">
            <text:p>67,7360687255859</text:p>
          </table:table-cell>
          <table:table-cell office:value-type="float" office:value="66.6486206054688" calcext:value-type="float">
            <text:p>66,6486206054688</text:p>
          </table:table-cell>
          <table:table-cell office:value-type="float" office:value="66.090576171875" calcext:value-type="float">
            <text:p>66,090576171875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[.F135]-[.E135]" office:value-type="float" office:value="9.6997833251953" calcext:value-type="float">
            <text:p>9,6997833251953</text:p>
          </table:table-cell>
          <table:table-cell table:formula="of:=[.G135]-[.E135]" office:value-type="float" office:value="7.39650726318359" calcext:value-type="float">
            <text:p>7,39650726318359</text:p>
          </table:table-cell>
          <table:table-cell table:formula="of:=[.H135]-[.E135]" office:value-type="float" office:value="5.7360687255859" calcext:value-type="float">
            <text:p>5,7360687255859</text:p>
          </table:table-cell>
          <table:table-cell table:formula="of:=[.I135]-[.E135]" office:value-type="float" office:value="4.64862060546881" calcext:value-type="float">
            <text:p>4,64862060546881</text:p>
          </table:table-cell>
          <table:table-cell table:formula="of:=[.J135]-[.E135]" office:value-type="float" office:value="4.090576171875" calcext:value-type="float">
            <text:p>4,090576171875</text:p>
          </table:table-cell>
          <table:table-cell table:formula="of:=[.K135]-[.E135]" office:value-type="float" office:value="4" calcext:value-type="float">
            <text:p>4</text:p>
          </table:table-cell>
          <table:table-cell table:formula="of:=[.L135]-[.E135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office:value-type="float" office:value="62" calcext:value-type="float">
            <text:p>62</text:p>
          </table:table-cell>
          <table:table-cell office:value-type="float" office:value="72.2459945678711" calcext:value-type="float">
            <text:p>72,2459945678711</text:p>
          </table:table-cell>
          <table:table-cell office:value-type="float" office:value="69.8029632568359" calcext:value-type="float">
            <text:p>69,8029632568359</text:p>
          </table:table-cell>
          <table:table-cell office:value-type="float" office:value="68.0205001831055" calcext:value-type="float">
            <text:p>68,0205001831055</text:p>
          </table:table-cell>
          <table:table-cell office:value-type="float" office:value="66.8227005004883" calcext:value-type="float">
            <text:p>66,8227005004883</text:p>
          </table:table-cell>
          <table:table-cell office:value-type="float" office:value="66.1611633300781" calcext:value-type="float">
            <text:p>66,1611633300781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[.F136]-[.E136]" office:value-type="float" office:value="10.2459945678711" calcext:value-type="float">
            <text:p>10,2459945678711</text:p>
          </table:table-cell>
          <table:table-cell table:formula="of:=[.G136]-[.E136]" office:value-type="float" office:value="7.8029632568359" calcext:value-type="float">
            <text:p>7,8029632568359</text:p>
          </table:table-cell>
          <table:table-cell table:formula="of:=[.H136]-[.E136]" office:value-type="float" office:value="6.0205001831055" calcext:value-type="float">
            <text:p>6,0205001831055</text:p>
          </table:table-cell>
          <table:table-cell table:formula="of:=[.I136]-[.E136]" office:value-type="float" office:value="4.8227005004883" calcext:value-type="float">
            <text:p>4,8227005004883</text:p>
          </table:table-cell>
          <table:table-cell table:formula="of:=[.J136]-[.E136]" office:value-type="float" office:value="4.1611633300781" calcext:value-type="float">
            <text:p>4,1611633300781</text:p>
          </table:table-cell>
          <table:table-cell table:formula="of:=[.K136]-[.E136]" office:value-type="float" office:value="4" calcext:value-type="float">
            <text:p>4</text:p>
          </table:table-cell>
          <table:table-cell table:formula="of:=[.L136]-[.E136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46" calcext:value-type="float">
            <text:p>-46</text:p>
          </table:table-cell>
          <table:table-cell office:value-type="float" office:value="63" calcext:value-type="float">
            <text:p>63</text:p>
          </table:table-cell>
          <table:table-cell office:value-type="float" office:value="72.8229446411133" calcext:value-type="float">
            <text:p>72,8229446411133</text:p>
          </table:table-cell>
          <table:table-cell office:value-type="float" office:value="70.235725402832" calcext:value-type="float">
            <text:p>70,235725402832</text:p>
          </table:table-cell>
          <table:table-cell office:value-type="float" office:value="68.3282241821289" calcext:value-type="float">
            <text:p>68,3282241821289</text:p>
          </table:table-cell>
          <table:table-cell office:value-type="float" office:value="67.0181579589844" calcext:value-type="float">
            <text:p>67,0181579589844</text:p>
          </table:table-cell>
          <table:table-cell office:value-type="float" office:value="66.2521057128906" calcext:value-type="float">
            <text:p>66,2521057128906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[.F137]-[.E137]" office:value-type="float" office:value="9.8229446411133" calcext:value-type="float">
            <text:p>9,8229446411133</text:p>
          </table:table-cell>
          <table:table-cell table:formula="of:=[.G137]-[.E137]" office:value-type="float" office:value="7.235725402832" calcext:value-type="float">
            <text:p>7,235725402832</text:p>
          </table:table-cell>
          <table:table-cell table:formula="of:=[.H137]-[.E137]" office:value-type="float" office:value="5.32822418212891" calcext:value-type="float">
            <text:p>5,32822418212891</text:p>
          </table:table-cell>
          <table:table-cell table:formula="of:=[.I137]-[.E137]" office:value-type="float" office:value="4.0181579589844" calcext:value-type="float">
            <text:p>4,0181579589844</text:p>
          </table:table-cell>
          <table:table-cell table:formula="of:=[.J137]-[.E137]" office:value-type="float" office:value="3.2521057128906" calcext:value-type="float">
            <text:p>3,2521057128906</text:p>
          </table:table-cell>
          <table:table-cell table:formula="of:=[.K137]-[.E137]" office:value-type="float" office:value="3" calcext:value-type="float">
            <text:p>3</text:p>
          </table:table-cell>
          <table:table-cell table:formula="of:=[.L137]-[.E137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47" calcext:value-type="float">
            <text:p>-47</text:p>
          </table:table-cell>
          <table:table-cell office:value-type="float" office:value="63" calcext:value-type="float">
            <text:p>63</text:p>
          </table:table-cell>
          <table:table-cell office:value-type="float" office:value="73.4317321777344" calcext:value-type="float">
            <text:p>73,4317321777344</text:p>
          </table:table-cell>
          <table:table-cell office:value-type="float" office:value="70.6955642700195" calcext:value-type="float">
            <text:p>70,6955642700195</text:p>
          </table:table-cell>
          <table:table-cell office:value-type="float" office:value="68.6597595214844" calcext:value-type="float">
            <text:p>68,6597595214844</text:p>
          </table:table-cell>
          <table:table-cell office:value-type="float" office:value="67.2353057861328" calcext:value-type="float">
            <text:p>67,2353057861328</text:p>
          </table:table-cell>
          <table:table-cell office:value-type="float" office:value="66.3635482788086" calcext:value-type="float">
            <text:p>66,3635482788086</text:p>
          </table:table-cell>
          <table:table-cell office:value-type="float" office:value="66.0100555419922" calcext:value-type="float">
            <text:p>66,0100555419922</text:p>
          </table:table-cell>
          <table:table-cell office:value-type="float" office:value="66" calcext:value-type="float">
            <text:p>66</text:p>
          </table:table-cell>
          <table:table-cell table:formula="of:=[.F138]-[.E138]" office:value-type="float" office:value="10.4317321777344" calcext:value-type="float">
            <text:p>10,4317321777344</text:p>
          </table:table-cell>
          <table:table-cell table:formula="of:=[.G138]-[.E138]" office:value-type="float" office:value="7.6955642700195" calcext:value-type="float">
            <text:p>7,6955642700195</text:p>
          </table:table-cell>
          <table:table-cell table:formula="of:=[.H138]-[.E138]" office:value-type="float" office:value="5.6597595214844" calcext:value-type="float">
            <text:p>5,6597595214844</text:p>
          </table:table-cell>
          <table:table-cell table:formula="of:=[.I138]-[.E138]" office:value-type="float" office:value="4.2353057861328" calcext:value-type="float">
            <text:p>4,2353057861328</text:p>
          </table:table-cell>
          <table:table-cell table:formula="of:=[.J138]-[.E138]" office:value-type="float" office:value="3.36354827880859" calcext:value-type="float">
            <text:p>3,36354827880859</text:p>
          </table:table-cell>
          <table:table-cell table:formula="of:=[.K138]-[.E138]" office:value-type="float" office:value="3.0100555419922" calcext:value-type="float">
            <text:p>3,0100555419922</text:p>
          </table:table-cell>
          <table:table-cell table:formula="of:=[.L138]-[.E138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office:value-type="float" office:value="64" calcext:value-type="float">
            <text:p>64</text:p>
          </table:table-cell>
          <table:table-cell office:value-type="float" office:value="74.0735321044922" calcext:value-type="float">
            <text:p>74,0735321044922</text:p>
          </table:table-cell>
          <table:table-cell office:value-type="float" office:value="71.1832962036133" calcext:value-type="float">
            <text:p>71,1832962036133</text:p>
          </table:table-cell>
          <table:table-cell office:value-type="float" office:value="69.0156555175781" calcext:value-type="float">
            <text:p>69,0156555175781</text:p>
          </table:table-cell>
          <table:table-cell office:value-type="float" office:value="67.474479675293" calcext:value-type="float">
            <text:p>67,474479675293</text:p>
          </table:table-cell>
          <table:table-cell office:value-type="float" office:value="66.4956512451172" calcext:value-type="float">
            <text:p>66,4956512451172</text:p>
          </table:table-cell>
          <table:table-cell office:value-type="float" office:value="66.0402297973633" calcext:value-type="float">
            <text:p>66,0402297973633</text:p>
          </table:table-cell>
          <table:table-cell office:value-type="float" office:value="66" calcext:value-type="float">
            <text:p>66</text:p>
          </table:table-cell>
          <table:table-cell table:formula="of:=[.F139]-[.E139]" office:value-type="float" office:value="10.0735321044922" calcext:value-type="float">
            <text:p>10,0735321044922</text:p>
          </table:table-cell>
          <table:table-cell table:formula="of:=[.G139]-[.E139]" office:value-type="float" office:value="7.1832962036133" calcext:value-type="float">
            <text:p>7,1832962036133</text:p>
          </table:table-cell>
          <table:table-cell table:formula="of:=[.H139]-[.E139]" office:value-type="float" office:value="5.0156555175781" calcext:value-type="float">
            <text:p>5,0156555175781</text:p>
          </table:table-cell>
          <table:table-cell table:formula="of:=[.I139]-[.E139]" office:value-type="float" office:value="3.474479675293" calcext:value-type="float">
            <text:p>3,474479675293</text:p>
          </table:table-cell>
          <table:table-cell table:formula="of:=[.J139]-[.E139]" office:value-type="float" office:value="2.4956512451172" calcext:value-type="float">
            <text:p>2,4956512451172</text:p>
          </table:table-cell>
          <table:table-cell table:formula="of:=[.K139]-[.E139]" office:value-type="float" office:value="2.0402297973633" calcext:value-type="float">
            <text:p>2,0402297973633</text:p>
          </table:table-cell>
          <table:table-cell table:formula="of:=[.L139]-[.E139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49" calcext:value-type="float">
            <text:p>-49</text:p>
          </table:table-cell>
          <table:table-cell office:value-type="float" office:value="64" calcext:value-type="float">
            <text:p>64</text:p>
          </table:table-cell>
          <table:table-cell office:value-type="float" office:value="74.749626159668" calcext:value-type="float">
            <text:p>74,749626159668</text:p>
          </table:table-cell>
          <table:table-cell office:value-type="float" office:value="71.6997833251953" calcext:value-type="float">
            <text:p>71,6997833251953</text:p>
          </table:table-cell>
          <table:table-cell office:value-type="float" office:value="69.3965072631836" calcext:value-type="float">
            <text:p>69,3965072631836</text:p>
          </table:table-cell>
          <table:table-cell office:value-type="float" office:value="67.7360687255859" calcext:value-type="float">
            <text:p>67,7360687255859</text:p>
          </table:table-cell>
          <table:table-cell office:value-type="float" office:value="66.6486206054688" calcext:value-type="float">
            <text:p>66,6486206054688</text:p>
          </table:table-cell>
          <table:table-cell office:value-type="float" office:value="66.090576171875" calcext:value-type="float">
            <text:p>66,090576171875</text:p>
          </table:table-cell>
          <table:table-cell office:value-type="float" office:value="66" calcext:value-type="float">
            <text:p>66</text:p>
          </table:table-cell>
          <table:table-cell table:formula="of:=[.F140]-[.E140]" office:value-type="float" office:value="10.749626159668" calcext:value-type="float">
            <text:p>10,749626159668</text:p>
          </table:table-cell>
          <table:table-cell table:formula="of:=[.G140]-[.E140]" office:value-type="float" office:value="7.6997833251953" calcext:value-type="float">
            <text:p>7,6997833251953</text:p>
          </table:table-cell>
          <table:table-cell table:formula="of:=[.H140]-[.E140]" office:value-type="float" office:value="5.39650726318359" calcext:value-type="float">
            <text:p>5,39650726318359</text:p>
          </table:table-cell>
          <table:table-cell table:formula="of:=[.I140]-[.E140]" office:value-type="float" office:value="3.73606872558589" calcext:value-type="float">
            <text:p>3,73606872558589</text:p>
          </table:table-cell>
          <table:table-cell table:formula="of:=[.J140]-[.E140]" office:value-type="float" office:value="2.64862060546881" calcext:value-type="float">
            <text:p>2,64862060546881</text:p>
          </table:table-cell>
          <table:table-cell table:formula="of:=[.K140]-[.E140]" office:value-type="float" office:value="2.090576171875" calcext:value-type="float">
            <text:p>2,090576171875</text:p>
          </table:table-cell>
          <table:table-cell table:formula="of:=[.L140]-[.E140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65" calcext:value-type="float">
            <text:p>65</text:p>
          </table:table-cell>
          <table:table-cell office:value-type="float" office:value="75.4613647460937" calcext:value-type="float">
            <text:p>75,4613647460937</text:p>
          </table:table-cell>
          <table:table-cell office:value-type="float" office:value="72.2459945678711" calcext:value-type="float">
            <text:p>72,2459945678711</text:p>
          </table:table-cell>
          <table:table-cell office:value-type="float" office:value="69.8029632568359" calcext:value-type="float">
            <text:p>69,8029632568359</text:p>
          </table:table-cell>
          <table:table-cell office:value-type="float" office:value="68.0205001831055" calcext:value-type="float">
            <text:p>68,0205001831055</text:p>
          </table:table-cell>
          <table:table-cell office:value-type="float" office:value="66.8227005004883" calcext:value-type="float">
            <text:p>66,8227005004883</text:p>
          </table:table-cell>
          <table:table-cell office:value-type="float" office:value="66.1611633300781" calcext:value-type="float">
            <text:p>66,1611633300781</text:p>
          </table:table-cell>
          <table:table-cell office:value-type="float" office:value="66" calcext:value-type="float">
            <text:p>66</text:p>
          </table:table-cell>
          <table:table-cell table:formula="of:=[.F141]-[.E141]" office:value-type="float" office:value="10.4613647460937" calcext:value-type="float">
            <text:p>10,4613647460937</text:p>
          </table:table-cell>
          <table:table-cell table:formula="of:=[.G141]-[.E141]" office:value-type="float" office:value="7.24599456787109" calcext:value-type="float">
            <text:p>7,24599456787109</text:p>
          </table:table-cell>
          <table:table-cell table:formula="of:=[.H141]-[.E141]" office:value-type="float" office:value="4.8029632568359" calcext:value-type="float">
            <text:p>4,8029632568359</text:p>
          </table:table-cell>
          <table:table-cell table:formula="of:=[.I141]-[.E141]" office:value-type="float" office:value="3.0205001831055" calcext:value-type="float">
            <text:p>3,0205001831055</text:p>
          </table:table-cell>
          <table:table-cell table:formula="of:=[.J141]-[.E141]" office:value-type="float" office:value="1.8227005004883" calcext:value-type="float">
            <text:p>1,8227005004883</text:p>
          </table:table-cell>
          <table:table-cell table:formula="of:=[.K141]-[.E141]" office:value-type="float" office:value="1.1611633300781" calcext:value-type="float">
            <text:p>1,1611633300781</text:p>
          </table:table-cell>
          <table:table-cell table:formula="of:=[.L141]-[.E14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office:value-type="float" office:value="107" calcext:value-type="float">
            <text:p>107</text:p>
          </table:table-cell>
          <table:table-cell office:value-type="float" office:value="76.2102355957031" calcext:value-type="float">
            <text:p>76,2102355957031</text:p>
          </table:table-cell>
          <table:table-cell office:value-type="float" office:value="72.8229446411133" calcext:value-type="float">
            <text:p>72,8229446411133</text:p>
          </table:table-cell>
          <table:table-cell office:value-type="float" office:value="70.235725402832" calcext:value-type="float">
            <text:p>70,235725402832</text:p>
          </table:table-cell>
          <table:table-cell office:value-type="float" office:value="68.3282241821289" calcext:value-type="float">
            <text:p>68,3282241821289</text:p>
          </table:table-cell>
          <table:table-cell office:value-type="float" office:value="67.0181579589844" calcext:value-type="float">
            <text:p>67,0181579589844</text:p>
          </table:table-cell>
          <table:table-cell office:value-type="float" office:value="66.2521057128906" calcext:value-type="float">
            <text:p>66,2521057128906</text:p>
          </table:table-cell>
          <table:table-cell office:value-type="float" office:value="66" calcext:value-type="float">
            <text:p>66</text:p>
          </table:table-cell>
          <table:table-cell table:formula="of:=[.F142]-[.E142]" office:value-type="float" office:value="-30.7897644042969" calcext:value-type="float">
            <text:p>-30,7897644042969</text:p>
          </table:table-cell>
          <table:table-cell table:formula="of:=[.G142]-[.E142]" office:value-type="float" office:value="-34.1770553588867" calcext:value-type="float">
            <text:p>-34,1770553588867</text:p>
          </table:table-cell>
          <table:table-cell table:formula="of:=[.H142]-[.E142]" office:value-type="float" office:value="-36.764274597168" calcext:value-type="float">
            <text:p>-36,764274597168</text:p>
          </table:table-cell>
          <table:table-cell table:formula="of:=[.I142]-[.E142]" office:value-type="float" office:value="-38.6717758178711" calcext:value-type="float">
            <text:p>-38,6717758178711</text:p>
          </table:table-cell>
          <table:table-cell table:formula="of:=[.J142]-[.E142]" office:value-type="float" office:value="-39.9818420410156" calcext:value-type="float">
            <text:p>-39,9818420410156</text:p>
          </table:table-cell>
          <table:table-cell table:formula="of:=[.K142]-[.E142]" office:value-type="float" office:value="-40.7478942871094" calcext:value-type="float">
            <text:p>-40,7478942871094</text:p>
          </table:table-cell>
          <table:table-cell table:formula="of:=[.L142]-[.E142]" office:value-type="float" office:value="-41" calcext:value-type="float">
            <text:p>-4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52" calcext:value-type="float">
            <text:p>-52</text:p>
          </table:table-cell>
          <table:table-cell office:value-type="float" office:value="107" calcext:value-type="float">
            <text:p>107</text:p>
          </table:table-cell>
          <table:table-cell office:value-type="float" office:value="76.997802734375" calcext:value-type="float">
            <text:p>76,997802734375</text:p>
          </table:table-cell>
          <table:table-cell office:value-type="float" office:value="73.4317321777344" calcext:value-type="float">
            <text:p>73,4317321777344</text:p>
          </table:table-cell>
          <table:table-cell office:value-type="float" office:value="70.6955642700195" calcext:value-type="float">
            <text:p>70,6955642700195</text:p>
          </table:table-cell>
          <table:table-cell office:value-type="float" office:value="68.6597595214844" calcext:value-type="float">
            <text:p>68,6597595214844</text:p>
          </table:table-cell>
          <table:table-cell office:value-type="float" office:value="67.2353057861328" calcext:value-type="float">
            <text:p>67,2353057861328</text:p>
          </table:table-cell>
          <table:table-cell office:value-type="float" office:value="66.3635482788086" calcext:value-type="float">
            <text:p>66,3635482788086</text:p>
          </table:table-cell>
          <table:table-cell office:value-type="float" office:value="66.0100555419922" calcext:value-type="float">
            <text:p>66,0100555419922</text:p>
          </table:table-cell>
          <table:table-cell table:formula="of:=[.F143]-[.E143]" office:value-type="float" office:value="-30.002197265625" calcext:value-type="float">
            <text:p>-30,002197265625</text:p>
          </table:table-cell>
          <table:table-cell table:formula="of:=[.G143]-[.E143]" office:value-type="float" office:value="-33.5682678222656" calcext:value-type="float">
            <text:p>-33,5682678222656</text:p>
          </table:table-cell>
          <table:table-cell table:formula="of:=[.H143]-[.E143]" office:value-type="float" office:value="-36.3044357299805" calcext:value-type="float">
            <text:p>-36,3044357299805</text:p>
          </table:table-cell>
          <table:table-cell table:formula="of:=[.I143]-[.E143]" office:value-type="float" office:value="-38.3402404785156" calcext:value-type="float">
            <text:p>-38,3402404785156</text:p>
          </table:table-cell>
          <table:table-cell table:formula="of:=[.J143]-[.E143]" office:value-type="float" office:value="-39.7646942138672" calcext:value-type="float">
            <text:p>-39,7646942138672</text:p>
          </table:table-cell>
          <table:table-cell table:formula="of:=[.K143]-[.E143]" office:value-type="float" office:value="-40.6364517211914" calcext:value-type="float">
            <text:p>-40,6364517211914</text:p>
          </table:table-cell>
          <table:table-cell table:formula="of:=[.L143]-[.E143]" office:value-type="float" office:value="-40.9899444580078" calcext:value-type="float">
            <text:p>-40,989944458007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53" calcext:value-type="float">
            <text:p>-53</text:p>
          </table:table-cell>
          <table:table-cell office:value-type="float" office:value="107" calcext:value-type="float">
            <text:p>107</text:p>
          </table:table-cell>
          <table:table-cell office:value-type="float" office:value="77.8257675170898" calcext:value-type="float">
            <text:p>77,8257675170898</text:p>
          </table:table-cell>
          <table:table-cell office:value-type="float" office:value="74.0735321044922" calcext:value-type="float">
            <text:p>74,0735321044922</text:p>
          </table:table-cell>
          <table:table-cell office:value-type="float" office:value="71.1832962036133" calcext:value-type="float">
            <text:p>71,1832962036133</text:p>
          </table:table-cell>
          <table:table-cell office:value-type="float" office:value="69.0156555175781" calcext:value-type="float">
            <text:p>69,0156555175781</text:p>
          </table:table-cell>
          <table:table-cell office:value-type="float" office:value="67.474479675293" calcext:value-type="float">
            <text:p>67,474479675293</text:p>
          </table:table-cell>
          <table:table-cell office:value-type="float" office:value="66.4956512451172" calcext:value-type="float">
            <text:p>66,4956512451172</text:p>
          </table:table-cell>
          <table:table-cell office:value-type="float" office:value="66.0402297973633" calcext:value-type="float">
            <text:p>66,0402297973633</text:p>
          </table:table-cell>
          <table:table-cell table:formula="of:=[.F144]-[.E144]" office:value-type="float" office:value="-29.1742324829102" calcext:value-type="float">
            <text:p>-29,1742324829102</text:p>
          </table:table-cell>
          <table:table-cell table:formula="of:=[.G144]-[.E144]" office:value-type="float" office:value="-32.9264678955078" calcext:value-type="float">
            <text:p>-32,9264678955078</text:p>
          </table:table-cell>
          <table:table-cell table:formula="of:=[.H144]-[.E144]" office:value-type="float" office:value="-35.8167037963867" calcext:value-type="float">
            <text:p>-35,8167037963867</text:p>
          </table:table-cell>
          <table:table-cell table:formula="of:=[.I144]-[.E144]" office:value-type="float" office:value="-37.9843444824219" calcext:value-type="float">
            <text:p>-37,9843444824219</text:p>
          </table:table-cell>
          <table:table-cell table:formula="of:=[.J144]-[.E144]" office:value-type="float" office:value="-39.525520324707" calcext:value-type="float">
            <text:p>-39,525520324707</text:p>
          </table:table-cell>
          <table:table-cell table:formula="of:=[.K144]-[.E144]" office:value-type="float" office:value="-40.5043487548828" calcext:value-type="float">
            <text:p>-40,5043487548828</text:p>
          </table:table-cell>
          <table:table-cell table:formula="of:=[.L144]-[.E144]" office:value-type="float" office:value="-40.9597702026367" calcext:value-type="float">
            <text:p>-40,959770202636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54" calcext:value-type="float">
            <text:p>-54</text:p>
          </table:table-cell>
          <table:table-cell office:value-type="float" office:value="107" calcext:value-type="float">
            <text:p>107</text:p>
          </table:table-cell>
          <table:table-cell office:value-type="float" office:value="78.6959762573242" calcext:value-type="float">
            <text:p>78,6959762573242</text:p>
          </table:table-cell>
          <table:table-cell office:value-type="float" office:value="74.749626159668" calcext:value-type="float">
            <text:p>74,749626159668</text:p>
          </table:table-cell>
          <table:table-cell office:value-type="float" office:value="71.6997833251953" calcext:value-type="float">
            <text:p>71,6997833251953</text:p>
          </table:table-cell>
          <table:table-cell office:value-type="float" office:value="69.3965072631836" calcext:value-type="float">
            <text:p>69,3965072631836</text:p>
          </table:table-cell>
          <table:table-cell office:value-type="float" office:value="67.7360687255859" calcext:value-type="float">
            <text:p>67,7360687255859</text:p>
          </table:table-cell>
          <table:table-cell office:value-type="float" office:value="66.6486206054688" calcext:value-type="float">
            <text:p>66,6486206054688</text:p>
          </table:table-cell>
          <table:table-cell office:value-type="float" office:value="66.090576171875" calcext:value-type="float">
            <text:p>66,090576171875</text:p>
          </table:table-cell>
          <table:table-cell table:formula="of:=[.F145]-[.E145]" office:value-type="float" office:value="-28.3040237426758" calcext:value-type="float">
            <text:p>-28,3040237426758</text:p>
          </table:table-cell>
          <table:table-cell table:formula="of:=[.G145]-[.E145]" office:value-type="float" office:value="-32.250373840332" calcext:value-type="float">
            <text:p>-32,250373840332</text:p>
          </table:table-cell>
          <table:table-cell table:formula="of:=[.H145]-[.E145]" office:value-type="float" office:value="-35.3002166748047" calcext:value-type="float">
            <text:p>-35,3002166748047</text:p>
          </table:table-cell>
          <table:table-cell table:formula="of:=[.I145]-[.E145]" office:value-type="float" office:value="-37.6034927368164" calcext:value-type="float">
            <text:p>-37,6034927368164</text:p>
          </table:table-cell>
          <table:table-cell table:formula="of:=[.J145]-[.E145]" office:value-type="float" office:value="-39.2639312744141" calcext:value-type="float">
            <text:p>-39,2639312744141</text:p>
          </table:table-cell>
          <table:table-cell table:formula="of:=[.K145]-[.E145]" office:value-type="float" office:value="-40.3513793945312" calcext:value-type="float">
            <text:p>-40,3513793945312</text:p>
          </table:table-cell>
          <table:table-cell table:formula="of:=[.L145]-[.E145]" office:value-type="float" office:value="-40.909423828125" calcext:value-type="float">
            <text:p>-40,909423828125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55" calcext:value-type="float">
            <text:p>-55</text:p>
          </table:table-cell>
          <table:table-cell office:value-type="float" office:value="107" calcext:value-type="float">
            <text:p>107</text:p>
          </table:table-cell>
          <table:table-cell office:value-type="float" office:value="79.6103820800781" calcext:value-type="float">
            <text:p>79,6103820800781</text:p>
          </table:table-cell>
          <table:table-cell office:value-type="float" office:value="75.4613647460937" calcext:value-type="float">
            <text:p>75,4613647460937</text:p>
          </table:table-cell>
          <table:table-cell office:value-type="float" office:value="72.2459945678711" calcext:value-type="float">
            <text:p>72,2459945678711</text:p>
          </table:table-cell>
          <table:table-cell office:value-type="float" office:value="69.8029632568359" calcext:value-type="float">
            <text:p>69,8029632568359</text:p>
          </table:table-cell>
          <table:table-cell office:value-type="float" office:value="68.0205001831055" calcext:value-type="float">
            <text:p>68,0205001831055</text:p>
          </table:table-cell>
          <table:table-cell office:value-type="float" office:value="66.8227005004883" calcext:value-type="float">
            <text:p>66,8227005004883</text:p>
          </table:table-cell>
          <table:table-cell office:value-type="float" office:value="66.1611633300781" calcext:value-type="float">
            <text:p>66,1611633300781</text:p>
          </table:table-cell>
          <table:table-cell table:formula="of:=[.F146]-[.E146]" office:value-type="float" office:value="-27.3896179199219" calcext:value-type="float">
            <text:p>-27,3896179199219</text:p>
          </table:table-cell>
          <table:table-cell table:formula="of:=[.G146]-[.E146]" office:value-type="float" office:value="-31.5386352539063" calcext:value-type="float">
            <text:p>-31,5386352539063</text:p>
          </table:table-cell>
          <table:table-cell table:formula="of:=[.H146]-[.E146]" office:value-type="float" office:value="-34.7540054321289" calcext:value-type="float">
            <text:p>-34,7540054321289</text:p>
          </table:table-cell>
          <table:table-cell table:formula="of:=[.I146]-[.E146]" office:value-type="float" office:value="-37.1970367431641" calcext:value-type="float">
            <text:p>-37,1970367431641</text:p>
          </table:table-cell>
          <table:table-cell table:formula="of:=[.J146]-[.E146]" office:value-type="float" office:value="-38.9794998168945" calcext:value-type="float">
            <text:p>-38,9794998168945</text:p>
          </table:table-cell>
          <table:table-cell table:formula="of:=[.K146]-[.E146]" office:value-type="float" office:value="-40.1772994995117" calcext:value-type="float">
            <text:p>-40,1772994995117</text:p>
          </table:table-cell>
          <table:table-cell table:formula="of:=[.L146]-[.E146]" office:value-type="float" office:value="-40.8388366699219" calcext:value-type="float">
            <text:p>-40,8388366699219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56" calcext:value-type="float">
            <text:p>-56</text:p>
          </table:table-cell>
          <table:table-cell office:value-type="float" office:value="107" calcext:value-type="float">
            <text:p>107</text:p>
          </table:table-cell>
          <table:table-cell office:value-type="float" office:value="80.5711212158203" calcext:value-type="float">
            <text:p>80,5711212158203</text:p>
          </table:table-cell>
          <table:table-cell office:value-type="float" office:value="76.2102355957031" calcext:value-type="float">
            <text:p>76,2102355957031</text:p>
          </table:table-cell>
          <table:table-cell office:value-type="float" office:value="72.8229446411133" calcext:value-type="float">
            <text:p>72,8229446411133</text:p>
          </table:table-cell>
          <table:table-cell office:value-type="float" office:value="70.235725402832" calcext:value-type="float">
            <text:p>70,235725402832</text:p>
          </table:table-cell>
          <table:table-cell office:value-type="float" office:value="68.3282241821289" calcext:value-type="float">
            <text:p>68,3282241821289</text:p>
          </table:table-cell>
          <table:table-cell office:value-type="float" office:value="67.0181579589844" calcext:value-type="float">
            <text:p>67,0181579589844</text:p>
          </table:table-cell>
          <table:table-cell office:value-type="float" office:value="66.2521057128906" calcext:value-type="float">
            <text:p>66,2521057128906</text:p>
          </table:table-cell>
          <table:table-cell table:formula="of:=[.F147]-[.E147]" office:value-type="float" office:value="-26.4288787841797" calcext:value-type="float">
            <text:p>-26,4288787841797</text:p>
          </table:table-cell>
          <table:table-cell table:formula="of:=[.G147]-[.E147]" office:value-type="float" office:value="-30.7897644042969" calcext:value-type="float">
            <text:p>-30,7897644042969</text:p>
          </table:table-cell>
          <table:table-cell table:formula="of:=[.H147]-[.E147]" office:value-type="float" office:value="-34.1770553588867" calcext:value-type="float">
            <text:p>-34,1770553588867</text:p>
          </table:table-cell>
          <table:table-cell table:formula="of:=[.I147]-[.E147]" office:value-type="float" office:value="-36.764274597168" calcext:value-type="float">
            <text:p>-36,764274597168</text:p>
          </table:table-cell>
          <table:table-cell table:formula="of:=[.J147]-[.E147]" office:value-type="float" office:value="-38.6717758178711" calcext:value-type="float">
            <text:p>-38,6717758178711</text:p>
          </table:table-cell>
          <table:table-cell table:formula="of:=[.K147]-[.E147]" office:value-type="float" office:value="-39.9818420410156" calcext:value-type="float">
            <text:p>-39,9818420410156</text:p>
          </table:table-cell>
          <table:table-cell table:formula="of:=[.L147]-[.E147]" office:value-type="float" office:value="-40.7478942871094" calcext:value-type="float">
            <text:p>-40,7478942871094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57" calcext:value-type="float">
            <text:p>-57</text:p>
          </table:table-cell>
          <table:table-cell office:value-type="float" office:value="107" calcext:value-type="float">
            <text:p>107</text:p>
          </table:table-cell>
          <table:table-cell office:value-type="float" office:value="81.5804901123047" calcext:value-type="float">
            <text:p>81,5804901123047</text:p>
          </table:table-cell>
          <table:table-cell office:value-type="float" office:value="76.997802734375" calcext:value-type="float">
            <text:p>76,997802734375</text:p>
          </table:table-cell>
          <table:table-cell office:value-type="float" office:value="73.4317321777344" calcext:value-type="float">
            <text:p>73,4317321777344</text:p>
          </table:table-cell>
          <table:table-cell office:value-type="float" office:value="70.6955642700195" calcext:value-type="float">
            <text:p>70,6955642700195</text:p>
          </table:table-cell>
          <table:table-cell office:value-type="float" office:value="68.6597595214844" calcext:value-type="float">
            <text:p>68,6597595214844</text:p>
          </table:table-cell>
          <table:table-cell office:value-type="float" office:value="67.2353057861328" calcext:value-type="float">
            <text:p>67,2353057861328</text:p>
          </table:table-cell>
          <table:table-cell office:value-type="float" office:value="66.3635482788086" calcext:value-type="float">
            <text:p>66,3635482788086</text:p>
          </table:table-cell>
          <table:table-cell table:formula="of:=[.F148]-[.E148]" office:value-type="float" office:value="-25.4195098876953" calcext:value-type="float">
            <text:p>-25,4195098876953</text:p>
          </table:table-cell>
          <table:table-cell table:formula="of:=[.G148]-[.E148]" office:value-type="float" office:value="-30.002197265625" calcext:value-type="float">
            <text:p>-30,002197265625</text:p>
          </table:table-cell>
          <table:table-cell table:formula="of:=[.H148]-[.E148]" office:value-type="float" office:value="-33.5682678222656" calcext:value-type="float">
            <text:p>-33,5682678222656</text:p>
          </table:table-cell>
          <table:table-cell table:formula="of:=[.I148]-[.E148]" office:value-type="float" office:value="-36.3044357299805" calcext:value-type="float">
            <text:p>-36,3044357299805</text:p>
          </table:table-cell>
          <table:table-cell table:formula="of:=[.J148]-[.E148]" office:value-type="float" office:value="-38.3402404785156" calcext:value-type="float">
            <text:p>-38,3402404785156</text:p>
          </table:table-cell>
          <table:table-cell table:formula="of:=[.K148]-[.E148]" office:value-type="float" office:value="-39.7646942138672" calcext:value-type="float">
            <text:p>-39,7646942138672</text:p>
          </table:table-cell>
          <table:table-cell table:formula="of:=[.L148]-[.E148]" office:value-type="float" office:value="-40.6364517211914" calcext:value-type="float">
            <text:p>-40,6364517211914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office:value-type="float" office:value="108" calcext:value-type="float">
            <text:p>108</text:p>
          </table:table-cell>
          <table:table-cell office:value-type="float" office:value="82.2783126831055" calcext:value-type="float">
            <text:p>82,2783126831055</text:p>
          </table:table-cell>
          <table:table-cell office:value-type="float" office:value="77.8257675170898" calcext:value-type="float">
            <text:p>77,8257675170898</text:p>
          </table:table-cell>
          <table:table-cell office:value-type="float" office:value="74.0735321044922" calcext:value-type="float">
            <text:p>74,0735321044922</text:p>
          </table:table-cell>
          <table:table-cell office:value-type="float" office:value="71.1832962036133" calcext:value-type="float">
            <text:p>71,1832962036133</text:p>
          </table:table-cell>
          <table:table-cell office:value-type="float" office:value="69.0156555175781" calcext:value-type="float">
            <text:p>69,0156555175781</text:p>
          </table:table-cell>
          <table:table-cell office:value-type="float" office:value="67.474479675293" calcext:value-type="float">
            <text:p>67,474479675293</text:p>
          </table:table-cell>
          <table:table-cell office:value-type="float" office:value="66.4956512451172" calcext:value-type="float">
            <text:p>66,4956512451172</text:p>
          </table:table-cell>
          <table:table-cell table:formula="of:=[.F149]-[.E149]" office:value-type="float" office:value="-25.7216873168945" calcext:value-type="float">
            <text:p>-25,7216873168945</text:p>
          </table:table-cell>
          <table:table-cell table:formula="of:=[.G149]-[.E149]" office:value-type="float" office:value="-30.1742324829102" calcext:value-type="float">
            <text:p>-30,1742324829102</text:p>
          </table:table-cell>
          <table:table-cell table:formula="of:=[.H149]-[.E149]" office:value-type="float" office:value="-33.9264678955078" calcext:value-type="float">
            <text:p>-33,9264678955078</text:p>
          </table:table-cell>
          <table:table-cell table:formula="of:=[.I149]-[.E149]" office:value-type="float" office:value="-36.8167037963867" calcext:value-type="float">
            <text:p>-36,8167037963867</text:p>
          </table:table-cell>
          <table:table-cell table:formula="of:=[.J149]-[.E149]" office:value-type="float" office:value="-38.9843444824219" calcext:value-type="float">
            <text:p>-38,9843444824219</text:p>
          </table:table-cell>
          <table:table-cell table:formula="of:=[.K149]-[.E149]" office:value-type="float" office:value="-40.525520324707" calcext:value-type="float">
            <text:p>-40,525520324707</text:p>
          </table:table-cell>
          <table:table-cell table:formula="of:=[.L149]-[.E149]" office:value-type="float" office:value="-41.5043487548828" calcext:value-type="float">
            <text:p>-41,504348754882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255" calcext:value-type="float">
            <text:p>255</text:p>
          </table:table-cell>
          <table:table-cell office:value-type="float" office:value="81.4221343994141" calcext:value-type="float">
            <text:p>81,4221343994141</text:p>
          </table:table-cell>
          <table:table-cell office:value-type="float" office:value="77.7373733520508" calcext:value-type="float">
            <text:p>77,7373733520508</text:p>
          </table:table-cell>
          <table:table-cell office:value-type="float" office:value="74.749626159668" calcext:value-type="float">
            <text:p>74,749626159668</text:p>
          </table:table-cell>
          <table:table-cell office:value-type="float" office:value="71.6997833251953" calcext:value-type="float">
            <text:p>71,6997833251953</text:p>
          </table:table-cell>
          <table:table-cell office:value-type="float" office:value="69.3965072631836" calcext:value-type="float">
            <text:p>69,3965072631836</text:p>
          </table:table-cell>
          <table:table-cell office:value-type="float" office:value="67.7360687255859" calcext:value-type="float">
            <text:p>67,7360687255859</text:p>
          </table:table-cell>
          <table:table-cell office:value-type="float" office:value="66.6486206054688" calcext:value-type="float">
            <text:p>66,6486206054688</text:p>
          </table:table-cell>
          <table:table-cell table:formula="of:=[.F150]-[.E150]" office:value-type="float" office:value="-173.577865600586" calcext:value-type="float">
            <text:p>-173,577865600586</text:p>
          </table:table-cell>
          <table:table-cell table:formula="of:=[.G150]-[.E150]" office:value-type="float" office:value="-177.262626647949" calcext:value-type="float">
            <text:p>-177,262626647949</text:p>
          </table:table-cell>
          <table:table-cell table:formula="of:=[.H150]-[.E150]" office:value-type="float" office:value="-180.250373840332" calcext:value-type="float">
            <text:p>-180,250373840332</text:p>
          </table:table-cell>
          <table:table-cell table:formula="of:=[.I150]-[.E150]" office:value-type="float" office:value="-183.300216674805" calcext:value-type="float">
            <text:p>-183,300216674805</text:p>
          </table:table-cell>
          <table:table-cell table:formula="of:=[.J150]-[.E150]" office:value-type="float" office:value="-185.603492736816" calcext:value-type="float">
            <text:p>-185,603492736816</text:p>
          </table:table-cell>
          <table:table-cell table:formula="of:=[.K150]-[.E150]" office:value-type="float" office:value="-187.263931274414" calcext:value-type="float">
            <text:p>-187,263931274414</text:p>
          </table:table-cell>
          <table:table-cell table:formula="of:=[.L150]-[.E150]" office:value-type="float" office:value="-188.351379394531" calcext:value-type="float">
            <text:p>-188,35137939453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office:value-type="float" office:value="108" calcext:value-type="float">
            <text:p>108</text:p>
          </table:table-cell>
          <table:table-cell office:value-type="float" office:value="80.6078948974609" calcext:value-type="float">
            <text:p>80,6078948974609</text:p>
          </table:table-cell>
          <table:table-cell office:value-type="float" office:value="77.1091232299805" calcext:value-type="float">
            <text:p>77,1091232299805</text:p>
          </table:table-cell>
          <table:table-cell office:value-type="float" office:value="74.4444122314453" calcext:value-type="float">
            <text:p>74,4444122314453</text:p>
          </table:table-cell>
          <table:table-cell office:value-type="float" office:value="72.2459945678711" calcext:value-type="float">
            <text:p>72,2459945678711</text:p>
          </table:table-cell>
          <table:table-cell office:value-type="float" office:value="69.8029632568359" calcext:value-type="float">
            <text:p>69,8029632568359</text:p>
          </table:table-cell>
          <table:table-cell office:value-type="float" office:value="68.0205001831055" calcext:value-type="float">
            <text:p>68,0205001831055</text:p>
          </table:table-cell>
          <table:table-cell office:value-type="float" office:value="66.8227005004883" calcext:value-type="float">
            <text:p>66,8227005004883</text:p>
          </table:table-cell>
          <table:table-cell table:formula="of:=[.F151]-[.E151]" office:value-type="float" office:value="-27.3921051025391" calcext:value-type="float">
            <text:p>-27,3921051025391</text:p>
          </table:table-cell>
          <table:table-cell table:formula="of:=[.G151]-[.E151]" office:value-type="float" office:value="-30.8908767700195" calcext:value-type="float">
            <text:p>-30,8908767700195</text:p>
          </table:table-cell>
          <table:table-cell table:formula="of:=[.H151]-[.E151]" office:value-type="float" office:value="-33.5555877685547" calcext:value-type="float">
            <text:p>-33,5555877685547</text:p>
          </table:table-cell>
          <table:table-cell table:formula="of:=[.I151]-[.E151]" office:value-type="float" office:value="-35.7540054321289" calcext:value-type="float">
            <text:p>-35,7540054321289</text:p>
          </table:table-cell>
          <table:table-cell table:formula="of:=[.J151]-[.E151]" office:value-type="float" office:value="-38.1970367431641" calcext:value-type="float">
            <text:p>-38,1970367431641</text:p>
          </table:table-cell>
          <table:table-cell table:formula="of:=[.K151]-[.E151]" office:value-type="float" office:value="-39.9794998168945" calcext:value-type="float">
            <text:p>-39,9794998168945</text:p>
          </table:table-cell>
          <table:table-cell table:formula="of:=[.L151]-[.E151]" office:value-type="float" office:value="-41.1772994995117" calcext:value-type="float">
            <text:p>-41,177299499511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61" calcext:value-type="float">
            <text:p>-61</text:p>
          </table:table-cell>
          <table:table-cell office:value-type="float" office:value="255" calcext:value-type="float">
            <text:p>255</text:p>
          </table:table-cell>
          <table:table-cell office:value-type="float" office:value="79.833854675293" calcext:value-type="float">
            <text:p>79,833854675293</text:p>
          </table:table-cell>
          <table:table-cell office:value-type="float" office:value="76.514045715332" calcext:value-type="float">
            <text:p>76,514045715332</text:p>
          </table:table-cell>
          <table:table-cell office:value-type="float" office:value="74" calcext:value-type="float">
            <text:p>74</text:p>
          </table:table-cell>
          <table:table-cell office:value-type="float" office:value="72.1777496337891" calcext:value-type="float">
            <text:p>72,1777496337891</text:p>
          </table:table-cell>
          <table:table-cell office:value-type="float" office:value="70.235725402832" calcext:value-type="float">
            <text:p>70,235725402832</text:p>
          </table:table-cell>
          <table:table-cell office:value-type="float" office:value="68.3282241821289" calcext:value-type="float">
            <text:p>68,3282241821289</text:p>
          </table:table-cell>
          <table:table-cell office:value-type="float" office:value="67.0181579589844" calcext:value-type="float">
            <text:p>67,0181579589844</text:p>
          </table:table-cell>
          <table:table-cell table:formula="of:=[.F152]-[.E152]" office:value-type="float" office:value="-175.166145324707" calcext:value-type="float">
            <text:p>-175,166145324707</text:p>
          </table:table-cell>
          <table:table-cell table:formula="of:=[.G152]-[.E152]" office:value-type="float" office:value="-178.485954284668" calcext:value-type="float">
            <text:p>-178,485954284668</text:p>
          </table:table-cell>
          <table:table-cell table:formula="of:=[.H152]-[.E152]" office:value-type="float" office:value="-181" calcext:value-type="float">
            <text:p>-181</text:p>
          </table:table-cell>
          <table:table-cell table:formula="of:=[.I152]-[.E152]" office:value-type="float" office:value="-182.822250366211" calcext:value-type="float">
            <text:p>-182,822250366211</text:p>
          </table:table-cell>
          <table:table-cell table:formula="of:=[.J152]-[.E152]" office:value-type="float" office:value="-184.764274597168" calcext:value-type="float">
            <text:p>-184,764274597168</text:p>
          </table:table-cell>
          <table:table-cell table:formula="of:=[.K152]-[.E152]" office:value-type="float" office:value="-186.671775817871" calcext:value-type="float">
            <text:p>-186,671775817871</text:p>
          </table:table-cell>
          <table:table-cell table:formula="of:=[.L152]-[.E152]" office:value-type="float" office:value="-187.981842041016" calcext:value-type="float">
            <text:p>-187,981842041016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office:value-type="float" office:value="255" calcext:value-type="float">
            <text:p>255</text:p>
          </table:table-cell>
          <table:table-cell office:value-type="float" office:value="79.0984039306641" calcext:value-type="float">
            <text:p>79,0984039306641</text:p>
          </table:table-cell>
          <table:table-cell office:value-type="float" office:value="75.9510345458984" calcext:value-type="float">
            <text:p>75,9510345458984</text:p>
          </table:table-cell>
          <table:table-cell office:value-type="float" office:value="73.583137512207" calcext:value-type="float">
            <text:p>73,583137512207</text:p>
          </table:table-cell>
          <table:table-cell office:value-type="float" office:value="71.8889923095703" calcext:value-type="float">
            <text:p>71,8889923095703</text:p>
          </table:table-cell>
          <table:table-cell office:value-type="float" office:value="70.6955642700195" calcext:value-type="float">
            <text:p>70,6955642700195</text:p>
          </table:table-cell>
          <table:table-cell office:value-type="float" office:value="68.6597595214844" calcext:value-type="float">
            <text:p>68,6597595214844</text:p>
          </table:table-cell>
          <table:table-cell office:value-type="float" office:value="67.2353057861328" calcext:value-type="float">
            <text:p>67,2353057861328</text:p>
          </table:table-cell>
          <table:table-cell table:formula="of:=[.F153]-[.E153]" office:value-type="float" office:value="-175.901596069336" calcext:value-type="float">
            <text:p>-175,901596069336</text:p>
          </table:table-cell>
          <table:table-cell table:formula="of:=[.G153]-[.E153]" office:value-type="float" office:value="-179.048965454102" calcext:value-type="float">
            <text:p>-179,048965454102</text:p>
          </table:table-cell>
          <table:table-cell table:formula="of:=[.H153]-[.E153]" office:value-type="float" office:value="-181.416862487793" calcext:value-type="float">
            <text:p>-181,416862487793</text:p>
          </table:table-cell>
          <table:table-cell table:formula="of:=[.I153]-[.E153]" office:value-type="float" office:value="-183.11100769043" calcext:value-type="float">
            <text:p>-183,11100769043</text:p>
          </table:table-cell>
          <table:table-cell table:formula="of:=[.J153]-[.E153]" office:value-type="float" office:value="-184.304435729981" calcext:value-type="float">
            <text:p>-184,304435729981</text:p>
          </table:table-cell>
          <table:table-cell table:formula="of:=[.K153]-[.E153]" office:value-type="float" office:value="-186.340240478516" calcext:value-type="float">
            <text:p>-186,340240478516</text:p>
          </table:table-cell>
          <table:table-cell table:formula="of:=[.L153]-[.E153]" office:value-type="float" office:value="-187.764694213867" calcext:value-type="float">
            <text:p>-187,76469421386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63" calcext:value-type="float">
            <text:p>-63</text:p>
          </table:table-cell>
          <table:table-cell office:value-type="float" office:value="255" calcext:value-type="float">
            <text:p>255</text:p>
          </table:table-cell>
          <table:table-cell office:value-type="float" office:value="78.4000396728516" calcext:value-type="float">
            <text:p>78,4000396728516</text:p>
          </table:table-cell>
          <table:table-cell office:value-type="float" office:value="75.419059753418" calcext:value-type="float">
            <text:p>75,419059753418</text:p>
          </table:table-cell>
          <table:table-cell office:value-type="float" office:value="73.193115234375" calcext:value-type="float">
            <text:p>73,193115234375</text:p>
          </table:table-cell>
          <table:table-cell office:value-type="float" office:value="71.624267578125" calcext:value-type="float">
            <text:p>71,624267578125</text:p>
          </table:table-cell>
          <table:table-cell office:value-type="float" office:value="70.6476593017578" calcext:value-type="float">
            <text:p>70,6476593017578</text:p>
          </table:table-cell>
          <table:table-cell office:value-type="float" office:value="69.0156555175781" calcext:value-type="float">
            <text:p>69,0156555175781</text:p>
          </table:table-cell>
          <table:table-cell office:value-type="float" office:value="67.474479675293" calcext:value-type="float">
            <text:p>67,474479675293</text:p>
          </table:table-cell>
          <table:table-cell table:formula="of:=[.F154]-[.E154]" office:value-type="float" office:value="-176.599960327148" calcext:value-type="float">
            <text:p>-176,599960327148</text:p>
          </table:table-cell>
          <table:table-cell table:formula="of:=[.G154]-[.E154]" office:value-type="float" office:value="-179.580940246582" calcext:value-type="float">
            <text:p>-179,580940246582</text:p>
          </table:table-cell>
          <table:table-cell table:formula="of:=[.H154]-[.E154]" office:value-type="float" office:value="-181.806884765625" calcext:value-type="float">
            <text:p>-181,806884765625</text:p>
          </table:table-cell>
          <table:table-cell table:formula="of:=[.I154]-[.E154]" office:value-type="float" office:value="-183.375732421875" calcext:value-type="float">
            <text:p>-183,375732421875</text:p>
          </table:table-cell>
          <table:table-cell table:formula="of:=[.J154]-[.E154]" office:value-type="float" office:value="-184.352340698242" calcext:value-type="float">
            <text:p>-184,352340698242</text:p>
          </table:table-cell>
          <table:table-cell table:formula="of:=[.K154]-[.E154]" office:value-type="float" office:value="-185.984344482422" calcext:value-type="float">
            <text:p>-185,984344482422</text:p>
          </table:table-cell>
          <table:table-cell table:formula="of:=[.L154]-[.E154]" office:value-type="float" office:value="-187.525520324707" calcext:value-type="float">
            <text:p>-187,52552032470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office:value-type="float" office:value="255" calcext:value-type="float">
            <text:p>255</text:p>
          </table:table-cell>
          <table:table-cell office:value-type="float" office:value="77.7373733520508" calcext:value-type="float">
            <text:p>77,7373733520508</text:p>
          </table:table-cell>
          <table:table-cell office:value-type="float" office:value="74.9171600341797" calcext:value-type="float">
            <text:p>74,9171600341797</text:p>
          </table:table-cell>
          <table:table-cell office:value-type="float" office:value="72.8292846679688" calcext:value-type="float">
            <text:p>72,8292846679688</text:p>
          </table:table-cell>
          <table:table-cell office:value-type="float" office:value="71.3831558227539" calcext:value-type="float">
            <text:p>71,3831558227539</text:p>
          </table:table-cell>
          <table:table-cell office:value-type="float" office:value="70.5195922851563" calcext:value-type="float">
            <text:p>70,5195922851563</text:p>
          </table:table-cell>
          <table:table-cell office:value-type="float" office:value="69.3965072631836" calcext:value-type="float">
            <text:p>69,3965072631836</text:p>
          </table:table-cell>
          <table:table-cell office:value-type="float" office:value="67.7360687255859" calcext:value-type="float">
            <text:p>67,7360687255859</text:p>
          </table:table-cell>
          <table:table-cell table:formula="of:=[.F155]-[.E155]" office:value-type="float" office:value="-177.262626647949" calcext:value-type="float">
            <text:p>-177,262626647949</text:p>
          </table:table-cell>
          <table:table-cell table:formula="of:=[.G155]-[.E155]" office:value-type="float" office:value="-180.08283996582" calcext:value-type="float">
            <text:p>-180,08283996582</text:p>
          </table:table-cell>
          <table:table-cell table:formula="of:=[.H155]-[.E155]" office:value-type="float" office:value="-182.170715332031" calcext:value-type="float">
            <text:p>-182,170715332031</text:p>
          </table:table-cell>
          <table:table-cell table:formula="of:=[.I155]-[.E155]" office:value-type="float" office:value="-183.616844177246" calcext:value-type="float">
            <text:p>-183,616844177246</text:p>
          </table:table-cell>
          <table:table-cell table:formula="of:=[.J155]-[.E155]" office:value-type="float" office:value="-184.480407714844" calcext:value-type="float">
            <text:p>-184,480407714844</text:p>
          </table:table-cell>
          <table:table-cell table:formula="of:=[.K155]-[.E155]" office:value-type="float" office:value="-185.603492736816" calcext:value-type="float">
            <text:p>-185,603492736816</text:p>
          </table:table-cell>
          <table:table-cell table:formula="of:=[.L155]-[.E155]" office:value-type="float" office:value="-187.263931274414" calcext:value-type="float">
            <text:p>-187,263931274414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65" calcext:value-type="float">
            <text:p>-65</text:p>
          </table:table-cell>
          <table:table-cell office:value-type="float" office:value="255" calcext:value-type="float">
            <text:p>255</text:p>
          </table:table-cell>
          <table:table-cell office:value-type="float" office:value="77.1091232299805" calcext:value-type="float">
            <text:p>77,1091232299805</text:p>
          </table:table-cell>
          <table:table-cell office:value-type="float" office:value="74.4444122314453" calcext:value-type="float">
            <text:p>74,4444122314453</text:p>
          </table:table-cell>
          <table:table-cell office:value-type="float" office:value="72.4910049438477" calcext:value-type="float">
            <text:p>72,4910049438477</text:p>
          </table:table-cell>
          <table:table-cell office:value-type="float" office:value="71.1652679443359" calcext:value-type="float">
            <text:p>71,1652679443359</text:p>
          </table:table-cell>
          <table:table-cell office:value-type="float" office:value="70.4133987426758" calcext:value-type="float">
            <text:p>70,4133987426758</text:p>
          </table:table-cell>
          <table:table-cell office:value-type="float" office:value="69.8029632568359" calcext:value-type="float">
            <text:p>69,8029632568359</text:p>
          </table:table-cell>
          <table:table-cell office:value-type="float" office:value="68.0205001831055" calcext:value-type="float">
            <text:p>68,0205001831055</text:p>
          </table:table-cell>
          <table:table-cell table:formula="of:=[.F156]-[.E156]" office:value-type="float" office:value="-177.89087677002" calcext:value-type="float">
            <text:p>-177,89087677002</text:p>
          </table:table-cell>
          <table:table-cell table:formula="of:=[.G156]-[.E156]" office:value-type="float" office:value="-180.555587768555" calcext:value-type="float">
            <text:p>-180,555587768555</text:p>
          </table:table-cell>
          <table:table-cell table:formula="of:=[.H156]-[.E156]" office:value-type="float" office:value="-182.508995056152" calcext:value-type="float">
            <text:p>-182,508995056152</text:p>
          </table:table-cell>
          <table:table-cell table:formula="of:=[.I156]-[.E156]" office:value-type="float" office:value="-183.834732055664" calcext:value-type="float">
            <text:p>-183,834732055664</text:p>
          </table:table-cell>
          <table:table-cell table:formula="of:=[.J156]-[.E156]" office:value-type="float" office:value="-184.586601257324" calcext:value-type="float">
            <text:p>-184,586601257324</text:p>
          </table:table-cell>
          <table:table-cell table:formula="of:=[.K156]-[.E156]" office:value-type="float" office:value="-185.197036743164" calcext:value-type="float">
            <text:p>-185,197036743164</text:p>
          </table:table-cell>
          <table:table-cell table:formula="of:=[.L156]-[.E156]" office:value-type="float" office:value="-186.979499816895" calcext:value-type="float">
            <text:p>-186,979499816895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office:value-type="float" office:value="255" calcext:value-type="float">
            <text:p>255</text:p>
          </table:table-cell>
          <table:table-cell office:value-type="float" office:value="76.514045715332" calcext:value-type="float">
            <text:p>76,514045715332</text:p>
          </table:table-cell>
          <table:table-cell office:value-type="float" office:value="74" calcext:value-type="float">
            <text:p>74</text:p>
          </table:table-cell>
          <table:table-cell office:value-type="float" office:value="72.1777496337891" calcext:value-type="float">
            <text:p>72,1777496337891</text:p>
          </table:table-cell>
          <table:table-cell office:value-type="float" office:value="70.9702453613281" calcext:value-type="float">
            <text:p>70,9702453613281</text:p>
          </table:table-cell>
          <table:table-cell office:value-type="float" office:value="70.3289108276367" calcext:value-type="float">
            <text:p>70,3289108276367</text:p>
          </table:table-cell>
          <table:table-cell office:value-type="float" office:value="70.2045822143555" calcext:value-type="float">
            <text:p>70,2045822143555</text:p>
          </table:table-cell>
          <table:table-cell office:value-type="float" office:value="68.3282241821289" calcext:value-type="float">
            <text:p>68,3282241821289</text:p>
          </table:table-cell>
          <table:table-cell table:formula="of:=[.F157]-[.E157]" office:value-type="float" office:value="-178.485954284668" calcext:value-type="float">
            <text:p>-178,485954284668</text:p>
          </table:table-cell>
          <table:table-cell table:formula="of:=[.G157]-[.E157]" office:value-type="float" office:value="-181" calcext:value-type="float">
            <text:p>-181</text:p>
          </table:table-cell>
          <table:table-cell table:formula="of:=[.H157]-[.E157]" office:value-type="float" office:value="-182.822250366211" calcext:value-type="float">
            <text:p>-182,822250366211</text:p>
          </table:table-cell>
          <table:table-cell table:formula="of:=[.I157]-[.E157]" office:value-type="float" office:value="-184.029754638672" calcext:value-type="float">
            <text:p>-184,029754638672</text:p>
          </table:table-cell>
          <table:table-cell table:formula="of:=[.J157]-[.E157]" office:value-type="float" office:value="-184.671089172363" calcext:value-type="float">
            <text:p>-184,671089172363</text:p>
          </table:table-cell>
          <table:table-cell table:formula="of:=[.K157]-[.E157]" office:value-type="float" office:value="-184.795417785645" calcext:value-type="float">
            <text:p>-184,795417785645</text:p>
          </table:table-cell>
          <table:table-cell table:formula="of:=[.L157]-[.E157]" office:value-type="float" office:value="-186.671775817871" calcext:value-type="float">
            <text:p>-186,67177581787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67" calcext:value-type="float">
            <text:p>-67</text:p>
          </table:table-cell>
          <table:table-cell office:value-type="float" office:value="255" calcext:value-type="float">
            <text:p>255</text:p>
          </table:table-cell>
          <table:table-cell office:value-type="float" office:value="75.9510345458984" calcext:value-type="float">
            <text:p>75,9510345458984</text:p>
          </table:table-cell>
          <table:table-cell office:value-type="float" office:value="73.583137512207" calcext:value-type="float">
            <text:p>73,583137512207</text:p>
          </table:table-cell>
          <table:table-cell office:value-type="float" office:value="71.8889923095703" calcext:value-type="float">
            <text:p>71,8889923095703</text:p>
          </table:table-cell>
          <table:table-cell office:value-type="float" office:value="70.7977905273438" calcext:value-type="float">
            <text:p>70,7977905273438</text:p>
          </table:table-cell>
          <table:table-cell office:value-type="float" office:value="70.2660064697266" calcext:value-type="float">
            <text:p>70,2660064697266</text:p>
          </table:table-cell>
          <table:table-cell office:value-type="float" office:value="70.2045822143555" calcext:value-type="float">
            <text:p>70,2045822143555</text:p>
          </table:table-cell>
          <table:table-cell office:value-type="float" office:value="68.6597595214844" calcext:value-type="float">
            <text:p>68,6597595214844</text:p>
          </table:table-cell>
          <table:table-cell table:formula="of:=[.F158]-[.E158]" office:value-type="float" office:value="-179.048965454102" calcext:value-type="float">
            <text:p>-179,048965454102</text:p>
          </table:table-cell>
          <table:table-cell table:formula="of:=[.G158]-[.E158]" office:value-type="float" office:value="-181.416862487793" calcext:value-type="float">
            <text:p>-181,416862487793</text:p>
          </table:table-cell>
          <table:table-cell table:formula="of:=[.H158]-[.E158]" office:value-type="float" office:value="-183.11100769043" calcext:value-type="float">
            <text:p>-183,11100769043</text:p>
          </table:table-cell>
          <table:table-cell table:formula="of:=[.I158]-[.E158]" office:value-type="float" office:value="-184.202209472656" calcext:value-type="float">
            <text:p>-184,202209472656</text:p>
          </table:table-cell>
          <table:table-cell table:formula="of:=[.J158]-[.E158]" office:value-type="float" office:value="-184.733993530273" calcext:value-type="float">
            <text:p>-184,733993530273</text:p>
          </table:table-cell>
          <table:table-cell table:formula="of:=[.K158]-[.E158]" office:value-type="float" office:value="-184.795417785645" calcext:value-type="float">
            <text:p>-184,795417785645</text:p>
          </table:table-cell>
          <table:table-cell table:formula="of:=[.L158]-[.E158]" office:value-type="float" office:value="-186.340240478516" calcext:value-type="float">
            <text:p>-186,340240478516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68" calcext:value-type="float">
            <text:p>-68</text:p>
          </table:table-cell>
          <table:table-cell office:value-type="float" office:value="255" calcext:value-type="float">
            <text:p>255</text:p>
          </table:table-cell>
          <table:table-cell office:value-type="float" office:value="75.419059753418" calcext:value-type="float">
            <text:p>75,419059753418</text:p>
          </table:table-cell>
          <table:table-cell office:value-type="float" office:value="73.193115234375" calcext:value-type="float">
            <text:p>73,193115234375</text:p>
          </table:table-cell>
          <table:table-cell office:value-type="float" office:value="71.624267578125" calcext:value-type="float">
            <text:p>71,624267578125</text:p>
          </table:table-cell>
          <table:table-cell office:value-type="float" office:value="70.6476593017578" calcext:value-type="float">
            <text:p>70,6476593017578</text:p>
          </table:table-cell>
          <table:table-cell office:value-type="float" office:value="70.2245864868164" calcext:value-type="float">
            <text:p>70,2245864868164</text:p>
          </table:table-cell>
          <table:table-cell office:value-type="float" office:value="70.2045822143555" calcext:value-type="float">
            <text:p>70,2045822143555</text:p>
          </table:table-cell>
          <table:table-cell office:value-type="float" office:value="69.0156555175781" calcext:value-type="float">
            <text:p>69,0156555175781</text:p>
          </table:table-cell>
          <table:table-cell table:formula="of:=[.F159]-[.E159]" office:value-type="float" office:value="-179.580940246582" calcext:value-type="float">
            <text:p>-179,580940246582</text:p>
          </table:table-cell>
          <table:table-cell table:formula="of:=[.G159]-[.E159]" office:value-type="float" office:value="-181.806884765625" calcext:value-type="float">
            <text:p>-181,806884765625</text:p>
          </table:table-cell>
          <table:table-cell table:formula="of:=[.H159]-[.E159]" office:value-type="float" office:value="-183.375732421875" calcext:value-type="float">
            <text:p>-183,375732421875</text:p>
          </table:table-cell>
          <table:table-cell table:formula="of:=[.I159]-[.E159]" office:value-type="float" office:value="-184.352340698242" calcext:value-type="float">
            <text:p>-184,352340698242</text:p>
          </table:table-cell>
          <table:table-cell table:formula="of:=[.J159]-[.E159]" office:value-type="float" office:value="-184.775413513184" calcext:value-type="float">
            <text:p>-184,775413513184</text:p>
          </table:table-cell>
          <table:table-cell table:formula="of:=[.K159]-[.E159]" office:value-type="float" office:value="-184.795417785645" calcext:value-type="float">
            <text:p>-184,795417785645</text:p>
          </table:table-cell>
          <table:table-cell table:formula="of:=[.L159]-[.E159]" office:value-type="float" office:value="-185.984344482422" calcext:value-type="float">
            <text:p>-185,98434448242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69" calcext:value-type="float">
            <text:p>-69</text:p>
          </table:table-cell>
          <table:table-cell office:value-type="float" office:value="255" calcext:value-type="float">
            <text:p>255</text:p>
          </table:table-cell>
          <table:table-cell office:value-type="float" office:value="74.9171600341797" calcext:value-type="float">
            <text:p>74,9171600341797</text:p>
          </table:table-cell>
          <table:table-cell office:value-type="float" office:value="72.8292846679688" calcext:value-type="float">
            <text:p>72,8292846679688</text:p>
          </table:table-cell>
          <table:table-cell office:value-type="float" office:value="71.3831558227539" calcext:value-type="float">
            <text:p>71,3831558227539</text:p>
          </table:table-cell>
          <table:table-cell office:value-type="float" office:value="70.5195922851563" calcext:value-type="float">
            <text:p>70,5195922851563</text:p>
          </table:table-cell>
          <table:table-cell table:number-columns-repeated="2" office:value-type="float" office:value="70.2045822143555" calcext:value-type="float">
            <text:p>70,2045822143555</text:p>
          </table:table-cell>
          <table:table-cell office:value-type="float" office:value="69.3965072631836" calcext:value-type="float">
            <text:p>69,3965072631836</text:p>
          </table:table-cell>
          <table:table-cell table:formula="of:=[.F160]-[.E160]" office:value-type="float" office:value="-180.08283996582" calcext:value-type="float">
            <text:p>-180,08283996582</text:p>
          </table:table-cell>
          <table:table-cell table:formula="of:=[.G160]-[.E160]" office:value-type="float" office:value="-182.170715332031" calcext:value-type="float">
            <text:p>-182,170715332031</text:p>
          </table:table-cell>
          <table:table-cell table:formula="of:=[.H160]-[.E160]" office:value-type="float" office:value="-183.616844177246" calcext:value-type="float">
            <text:p>-183,616844177246</text:p>
          </table:table-cell>
          <table:table-cell table:formula="of:=[.I160]-[.E160]" office:value-type="float" office:value="-184.480407714844" calcext:value-type="float">
            <text:p>-184,480407714844</text:p>
          </table:table-cell>
          <table:table-cell table:formula="of:=[.J160]-[.E160]" office:value-type="float" office:value="-184.795417785645" calcext:value-type="float">
            <text:p>-184,795417785645</text:p>
          </table:table-cell>
          <table:table-cell table:formula="of:=[.K160]-[.E160]" office:value-type="float" office:value="-184.795417785645" calcext:value-type="float">
            <text:p>-184,795417785645</text:p>
          </table:table-cell>
          <table:table-cell table:formula="of:=[.L160]-[.E160]" office:value-type="float" office:value="-185.603492736816" calcext:value-type="float">
            <text:p>-185,603492736816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255" calcext:value-type="float">
            <text:p>255</text:p>
          </table:table-cell>
          <table:table-cell office:value-type="float" office:value="74.4444122314453" calcext:value-type="float">
            <text:p>74,4444122314453</text:p>
          </table:table-cell>
          <table:table-cell office:value-type="float" office:value="72.4910049438477" calcext:value-type="float">
            <text:p>72,4910049438477</text:p>
          </table:table-cell>
          <table:table-cell office:value-type="float" office:value="71.1652679443359" calcext:value-type="float">
            <text:p>71,1652679443359</text:p>
          </table:table-cell>
          <table:table-cell office:value-type="float" office:value="70.4133987426758" calcext:value-type="float">
            <text:p>70,4133987426758</text:p>
          </table:table-cell>
          <table:table-cell table:number-columns-repeated="2" office:value-type="float" office:value="70.2045822143555" calcext:value-type="float">
            <text:p>70,2045822143555</text:p>
          </table:table-cell>
          <table:table-cell office:value-type="float" office:value="69.8029632568359" calcext:value-type="float">
            <text:p>69,8029632568359</text:p>
          </table:table-cell>
          <table:table-cell table:formula="of:=[.F161]-[.E161]" office:value-type="float" office:value="-180.555587768555" calcext:value-type="float">
            <text:p>-180,555587768555</text:p>
          </table:table-cell>
          <table:table-cell table:formula="of:=[.G161]-[.E161]" office:value-type="float" office:value="-182.508995056152" calcext:value-type="float">
            <text:p>-182,508995056152</text:p>
          </table:table-cell>
          <table:table-cell table:formula="of:=[.H161]-[.E161]" office:value-type="float" office:value="-183.834732055664" calcext:value-type="float">
            <text:p>-183,834732055664</text:p>
          </table:table-cell>
          <table:table-cell table:formula="of:=[.I161]-[.E161]" office:value-type="float" office:value="-184.586601257324" calcext:value-type="float">
            <text:p>-184,586601257324</text:p>
          </table:table-cell>
          <table:table-cell table:formula="of:=[.J161]-[.E161]" office:value-type="float" office:value="-184.795417785645" calcext:value-type="float">
            <text:p>-184,795417785645</text:p>
          </table:table-cell>
          <table:table-cell table:formula="of:=[.K161]-[.E161]" office:value-type="float" office:value="-184.795417785645" calcext:value-type="float">
            <text:p>-184,795417785645</text:p>
          </table:table-cell>
          <table:table-cell table:formula="of:=[.L161]-[.E161]" office:value-type="float" office:value="-185.197036743164" calcext:value-type="float">
            <text:p>-185,197036743164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107" calcext:value-type="float">
            <text:p>107</text:p>
          </table:table-cell>
          <table:table-cell office:value-type="float" office:value="74" calcext:value-type="float">
            <text:p>74</text:p>
          </table:table-cell>
          <table:table-cell office:value-type="float" office:value="72.1777496337891" calcext:value-type="float">
            <text:p>72,1777496337891</text:p>
          </table:table-cell>
          <table:table-cell office:value-type="float" office:value="70.9702453613281" calcext:value-type="float">
            <text:p>70,9702453613281</text:p>
          </table:table-cell>
          <table:table-cell office:value-type="float" office:value="70.3289108276367" calcext:value-type="float">
            <text:p>70,3289108276367</text:p>
          </table:table-cell>
          <table:table-cell table:number-columns-repeated="3" office:value-type="float" office:value="70.2045822143555" calcext:value-type="float">
            <text:p>70,2045822143555</text:p>
          </table:table-cell>
          <table:table-cell table:formula="of:=[.F162]-[.E162]" office:value-type="float" office:value="-33" calcext:value-type="float">
            <text:p>-33</text:p>
          </table:table-cell>
          <table:table-cell table:formula="of:=[.G162]-[.E162]" office:value-type="float" office:value="-34.8222503662109" calcext:value-type="float">
            <text:p>-34,8222503662109</text:p>
          </table:table-cell>
          <table:table-cell table:formula="of:=[.H162]-[.E162]" office:value-type="float" office:value="-36.0297546386719" calcext:value-type="float">
            <text:p>-36,0297546386719</text:p>
          </table:table-cell>
          <table:table-cell table:formula="of:=[.I162]-[.E162]" office:value-type="float" office:value="-36.6710891723633" calcext:value-type="float">
            <text:p>-36,6710891723633</text:p>
          </table:table-cell>
          <table:table-cell table:formula="of:=[.J162]-[.E162]" office:value-type="float" office:value="-36.7954177856445" calcext:value-type="float">
            <text:p>-36,7954177856445</text:p>
          </table:table-cell>
          <table:table-cell table:formula="of:=[.K162]-[.E162]" office:value-type="float" office:value="-36.7954177856445" calcext:value-type="float">
            <text:p>-36,7954177856445</text:p>
          </table:table-cell>
          <table:table-cell table:formula="of:=[.L162]-[.E162]" office:value-type="float" office:value="-36.7954177856445" calcext:value-type="float">
            <text:p>-36,7954177856445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office:value-type="float" office:value="106" calcext:value-type="float">
            <text:p>106</text:p>
          </table:table-cell>
          <table:table-cell office:value-type="float" office:value="73.583137512207" calcext:value-type="float">
            <text:p>73,583137512207</text:p>
          </table:table-cell>
          <table:table-cell office:value-type="float" office:value="71.8889923095703" calcext:value-type="float">
            <text:p>71,8889923095703</text:p>
          </table:table-cell>
          <table:table-cell office:value-type="float" office:value="70.7977905273438" calcext:value-type="float">
            <text:p>70,7977905273438</text:p>
          </table:table-cell>
          <table:table-cell office:value-type="float" office:value="70.2660064697266" calcext:value-type="float">
            <text:p>70,2660064697266</text:p>
          </table:table-cell>
          <table:table-cell table:number-columns-repeated="3" office:value-type="float" office:value="70.2045822143555" calcext:value-type="float">
            <text:p>70,2045822143555</text:p>
          </table:table-cell>
          <table:table-cell table:formula="of:=[.F163]-[.E163]" office:value-type="float" office:value="-32.416862487793" calcext:value-type="float">
            <text:p>-32,416862487793</text:p>
          </table:table-cell>
          <table:table-cell table:formula="of:=[.G163]-[.E163]" office:value-type="float" office:value="-34.1110076904297" calcext:value-type="float">
            <text:p>-34,1110076904297</text:p>
          </table:table-cell>
          <table:table-cell table:formula="of:=[.H163]-[.E163]" office:value-type="float" office:value="-35.2022094726562" calcext:value-type="float">
            <text:p>-35,2022094726562</text:p>
          </table:table-cell>
          <table:table-cell table:formula="of:=[.I163]-[.E163]" office:value-type="float" office:value="-35.7339935302734" calcext:value-type="float">
            <text:p>-35,7339935302734</text:p>
          </table:table-cell>
          <table:table-cell table:formula="of:=[.J163]-[.E163]" office:value-type="float" office:value="-35.7954177856445" calcext:value-type="float">
            <text:p>-35,7954177856445</text:p>
          </table:table-cell>
          <table:table-cell table:formula="of:=[.K163]-[.E163]" office:value-type="float" office:value="-35.7954177856445" calcext:value-type="float">
            <text:p>-35,7954177856445</text:p>
          </table:table-cell>
          <table:table-cell table:formula="of:=[.L163]-[.E163]" office:value-type="float" office:value="-35.7954177856445" calcext:value-type="float">
            <text:p>-35,7954177856445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106" calcext:value-type="float">
            <text:p>106</text:p>
          </table:table-cell>
          <table:table-cell office:value-type="float" office:value="73.193115234375" calcext:value-type="float">
            <text:p>73,193115234375</text:p>
          </table:table-cell>
          <table:table-cell office:value-type="float" office:value="71.624267578125" calcext:value-type="float">
            <text:p>71,624267578125</text:p>
          </table:table-cell>
          <table:table-cell office:value-type="float" office:value="70.6476593017578" calcext:value-type="float">
            <text:p>70,6476593017578</text:p>
          </table:table-cell>
          <table:table-cell office:value-type="float" office:value="70.2245864868164" calcext:value-type="float">
            <text:p>70,2245864868164</text:p>
          </table:table-cell>
          <table:table-cell table:number-columns-repeated="3" office:value-type="float" office:value="70.2045822143555" calcext:value-type="float">
            <text:p>70,2045822143555</text:p>
          </table:table-cell>
          <table:table-cell table:formula="of:=[.F164]-[.E164]" office:value-type="float" office:value="-32.806884765625" calcext:value-type="float">
            <text:p>-32,806884765625</text:p>
          </table:table-cell>
          <table:table-cell table:formula="of:=[.G164]-[.E164]" office:value-type="float" office:value="-34.375732421875" calcext:value-type="float">
            <text:p>-34,375732421875</text:p>
          </table:table-cell>
          <table:table-cell table:formula="of:=[.H164]-[.E164]" office:value-type="float" office:value="-35.3523406982422" calcext:value-type="float">
            <text:p>-35,3523406982422</text:p>
          </table:table-cell>
          <table:table-cell table:formula="of:=[.I164]-[.E164]" office:value-type="float" office:value="-35.7754135131836" calcext:value-type="float">
            <text:p>-35,7754135131836</text:p>
          </table:table-cell>
          <table:table-cell table:formula="of:=[.J164]-[.E164]" office:value-type="float" office:value="-35.7954177856445" calcext:value-type="float">
            <text:p>-35,7954177856445</text:p>
          </table:table-cell>
          <table:table-cell table:formula="of:=[.K164]-[.E164]" office:value-type="float" office:value="-35.7954177856445" calcext:value-type="float">
            <text:p>-35,7954177856445</text:p>
          </table:table-cell>
          <table:table-cell table:formula="of:=[.L164]-[.E164]" office:value-type="float" office:value="-35.7954177856445" calcext:value-type="float">
            <text:p>-35,7954177856445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74" calcext:value-type="float">
            <text:p>-74</text:p>
          </table:table-cell>
          <table:table-cell office:value-type="float" office:value="73" calcext:value-type="float">
            <text:p>73</text:p>
          </table:table-cell>
          <table:table-cell office:value-type="float" office:value="72.8292846679688" calcext:value-type="float">
            <text:p>72,8292846679688</text:p>
          </table:table-cell>
          <table:table-cell office:value-type="float" office:value="71.3831558227539" calcext:value-type="float">
            <text:p>71,3831558227539</text:p>
          </table:table-cell>
          <table:table-cell office:value-type="float" office:value="70.5195922851563" calcext:value-type="float">
            <text:p>70,5195922851563</text:p>
          </table:table-cell>
          <table:table-cell table:number-columns-repeated="4" office:value-type="float" office:value="70.2045822143555" calcext:value-type="float">
            <text:p>70,2045822143555</text:p>
          </table:table-cell>
          <table:table-cell table:formula="of:=[.F165]-[.E165]" office:value-type="float" office:value="-0.170715332031193" calcext:value-type="float">
            <text:p>-0,170715332031193</text:p>
          </table:table-cell>
          <table:table-cell table:formula="of:=[.G165]-[.E165]" office:value-type="float" office:value="-1.61684417724609" calcext:value-type="float">
            <text:p>-1,61684417724609</text:p>
          </table:table-cell>
          <table:table-cell table:formula="of:=[.H165]-[.E165]" office:value-type="float" office:value="-2.48040771484369" calcext:value-type="float">
            <text:p>-2,48040771484369</text:p>
          </table:table-cell>
          <table:table-cell table:formula="of:=[.I165]-[.E165]" office:value-type="float" office:value="-2.7954177856445" calcext:value-type="float">
            <text:p>-2,7954177856445</text:p>
          </table:table-cell>
          <table:table-cell table:formula="of:=[.J165]-[.E165]" office:value-type="float" office:value="-2.7954177856445" calcext:value-type="float">
            <text:p>-2,7954177856445</text:p>
          </table:table-cell>
          <table:table-cell table:formula="of:=[.K165]-[.E165]" office:value-type="float" office:value="-2.7954177856445" calcext:value-type="float">
            <text:p>-2,7954177856445</text:p>
          </table:table-cell>
          <table:table-cell table:formula="of:=[.L165]-[.E165]" office:value-type="float" office:value="-2.7954177856445" calcext:value-type="float">
            <text:p>-2,7954177856445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75" calcext:value-type="float">
            <text:p>-75</text:p>
          </table:table-cell>
          <table:table-cell office:value-type="float" office:value="255" calcext:value-type="float">
            <text:p>255</text:p>
          </table:table-cell>
          <table:table-cell office:value-type="float" office:value="72.4910049438477" calcext:value-type="float">
            <text:p>72,4910049438477</text:p>
          </table:table-cell>
          <table:table-cell office:value-type="float" office:value="71.1652679443359" calcext:value-type="float">
            <text:p>71,1652679443359</text:p>
          </table:table-cell>
          <table:table-cell office:value-type="float" office:value="70.4133987426758" calcext:value-type="float">
            <text:p>70,4133987426758</text:p>
          </table:table-cell>
          <table:table-cell table:number-columns-repeated="4" office:value-type="float" office:value="70.2045822143555" calcext:value-type="float">
            <text:p>70,2045822143555</text:p>
          </table:table-cell>
          <table:table-cell table:formula="of:=[.F166]-[.E166]" office:value-type="float" office:value="-182.508995056152" calcext:value-type="float">
            <text:p>-182,508995056152</text:p>
          </table:table-cell>
          <table:table-cell table:formula="of:=[.G166]-[.E166]" office:value-type="float" office:value="-183.834732055664" calcext:value-type="float">
            <text:p>-183,834732055664</text:p>
          </table:table-cell>
          <table:table-cell table:formula="of:=[.H166]-[.E166]" office:value-type="float" office:value="-184.586601257324" calcext:value-type="float">
            <text:p>-184,586601257324</text:p>
          </table:table-cell>
          <table:table-cell table:formula="of:=[.I166]-[.E166]" office:value-type="float" office:value="-184.795417785645" calcext:value-type="float">
            <text:p>-184,795417785645</text:p>
          </table:table-cell>
          <table:table-cell table:formula="of:=[.J166]-[.E166]" office:value-type="float" office:value="-184.795417785645" calcext:value-type="float">
            <text:p>-184,795417785645</text:p>
          </table:table-cell>
          <table:table-cell table:formula="of:=[.K166]-[.E166]" office:value-type="float" office:value="-184.795417785645" calcext:value-type="float">
            <text:p>-184,795417785645</text:p>
          </table:table-cell>
          <table:table-cell table:formula="of:=[.L166]-[.E166]" office:value-type="float" office:value="-184.795417785645" calcext:value-type="float">
            <text:p>-184,795417785645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76" calcext:value-type="float">
            <text:p>-76</text:p>
          </table:table-cell>
          <table:table-cell office:value-type="float" office:value="107" calcext:value-type="float">
            <text:p>107</text:p>
          </table:table-cell>
          <table:table-cell office:value-type="float" office:value="72.1777496337891" calcext:value-type="float">
            <text:p>72,1777496337891</text:p>
          </table:table-cell>
          <table:table-cell office:value-type="float" office:value="70.9702453613281" calcext:value-type="float">
            <text:p>70,9702453613281</text:p>
          </table:table-cell>
          <table:table-cell office:value-type="float" office:value="70.3289108276367" calcext:value-type="float">
            <text:p>70,3289108276367</text:p>
          </table:table-cell>
          <table:table-cell table:number-columns-repeated="4" office:value-type="float" office:value="70.2045822143555" calcext:value-type="float">
            <text:p>70,2045822143555</text:p>
          </table:table-cell>
          <table:table-cell table:formula="of:=[.F167]-[.E167]" office:value-type="float" office:value="-34.8222503662109" calcext:value-type="float">
            <text:p>-34,8222503662109</text:p>
          </table:table-cell>
          <table:table-cell table:formula="of:=[.G167]-[.E167]" office:value-type="float" office:value="-36.0297546386719" calcext:value-type="float">
            <text:p>-36,0297546386719</text:p>
          </table:table-cell>
          <table:table-cell table:formula="of:=[.H167]-[.E167]" office:value-type="float" office:value="-36.6710891723633" calcext:value-type="float">
            <text:p>-36,6710891723633</text:p>
          </table:table-cell>
          <table:table-cell table:formula="of:=[.I167]-[.E167]" office:value-type="float" office:value="-36.7954177856445" calcext:value-type="float">
            <text:p>-36,7954177856445</text:p>
          </table:table-cell>
          <table:table-cell table:formula="of:=[.J167]-[.E167]" office:value-type="float" office:value="-36.7954177856445" calcext:value-type="float">
            <text:p>-36,7954177856445</text:p>
          </table:table-cell>
          <table:table-cell table:formula="of:=[.K167]-[.E167]" office:value-type="float" office:value="-36.7954177856445" calcext:value-type="float">
            <text:p>-36,7954177856445</text:p>
          </table:table-cell>
          <table:table-cell table:formula="of:=[.L167]-[.E167]" office:value-type="float" office:value="-36.7954177856445" calcext:value-type="float">
            <text:p>-36,7954177856445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office:value-type="float" office:value="74" calcext:value-type="float">
            <text:p>74</text:p>
          </table:table-cell>
          <table:table-cell office:value-type="float" office:value="71.8889923095703" calcext:value-type="float">
            <text:p>71,8889923095703</text:p>
          </table:table-cell>
          <table:table-cell office:value-type="float" office:value="70.7977905273438" calcext:value-type="float">
            <text:p>70,7977905273438</text:p>
          </table:table-cell>
          <table:table-cell office:value-type="float" office:value="70.2660064697266" calcext:value-type="float">
            <text:p>70,2660064697266</text:p>
          </table:table-cell>
          <table:table-cell table:number-columns-repeated="4" office:value-type="float" office:value="70.2045822143555" calcext:value-type="float">
            <text:p>70,2045822143555</text:p>
          </table:table-cell>
          <table:table-cell table:formula="of:=[.F168]-[.E168]" office:value-type="float" office:value="-2.1110076904297" calcext:value-type="float">
            <text:p>-2,1110076904297</text:p>
          </table:table-cell>
          <table:table-cell table:formula="of:=[.G168]-[.E168]" office:value-type="float" office:value="-3.20220947265619" calcext:value-type="float">
            <text:p>-3,20220947265619</text:p>
          </table:table-cell>
          <table:table-cell table:formula="of:=[.H168]-[.E168]" office:value-type="float" office:value="-3.73399353027339" calcext:value-type="float">
            <text:p>-3,73399353027339</text:p>
          </table:table-cell>
          <table:table-cell table:formula="of:=[.I168]-[.E168]" office:value-type="float" office:value="-3.7954177856445" calcext:value-type="float">
            <text:p>-3,7954177856445</text:p>
          </table:table-cell>
          <table:table-cell table:formula="of:=[.J168]-[.E168]" office:value-type="float" office:value="-3.7954177856445" calcext:value-type="float">
            <text:p>-3,7954177856445</text:p>
          </table:table-cell>
          <table:table-cell table:formula="of:=[.K168]-[.E168]" office:value-type="float" office:value="-3.7954177856445" calcext:value-type="float">
            <text:p>-3,7954177856445</text:p>
          </table:table-cell>
          <table:table-cell table:formula="of:=[.L168]-[.E168]" office:value-type="float" office:value="-3.7954177856445" calcext:value-type="float">
            <text:p>-3,7954177856445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78" calcext:value-type="float">
            <text:p>-78</text:p>
          </table:table-cell>
          <table:table-cell office:value-type="float" office:value="73" calcext:value-type="float">
            <text:p>73</text:p>
          </table:table-cell>
          <table:table-cell office:value-type="float" office:value="71.624267578125" calcext:value-type="float">
            <text:p>71,624267578125</text:p>
          </table:table-cell>
          <table:table-cell office:value-type="float" office:value="70.6476593017578" calcext:value-type="float">
            <text:p>70,6476593017578</text:p>
          </table:table-cell>
          <table:table-cell office:value-type="float" office:value="70.2245864868164" calcext:value-type="float">
            <text:p>70,2245864868164</text:p>
          </table:table-cell>
          <table:table-cell table:number-columns-repeated="4" office:value-type="float" office:value="70.2045822143555" calcext:value-type="float">
            <text:p>70,2045822143555</text:p>
          </table:table-cell>
          <table:table-cell table:formula="of:=[.F169]-[.E169]" office:value-type="float" office:value="-1.375732421875" calcext:value-type="float">
            <text:p>-1,375732421875</text:p>
          </table:table-cell>
          <table:table-cell table:formula="of:=[.G169]-[.E169]" office:value-type="float" office:value="-2.3523406982422" calcext:value-type="float">
            <text:p>-2,3523406982422</text:p>
          </table:table-cell>
          <table:table-cell table:formula="of:=[.H169]-[.E169]" office:value-type="float" office:value="-2.77541351318359" calcext:value-type="float">
            <text:p>-2,77541351318359</text:p>
          </table:table-cell>
          <table:table-cell table:formula="of:=[.I169]-[.E169]" office:value-type="float" office:value="-2.7954177856445" calcext:value-type="float">
            <text:p>-2,7954177856445</text:p>
          </table:table-cell>
          <table:table-cell table:formula="of:=[.J169]-[.E169]" office:value-type="float" office:value="-2.7954177856445" calcext:value-type="float">
            <text:p>-2,7954177856445</text:p>
          </table:table-cell>
          <table:table-cell table:formula="of:=[.K169]-[.E169]" office:value-type="float" office:value="-2.7954177856445" calcext:value-type="float">
            <text:p>-2,7954177856445</text:p>
          </table:table-cell>
          <table:table-cell table:formula="of:=[.L169]-[.E169]" office:value-type="float" office:value="-2.7954177856445" calcext:value-type="float">
            <text:p>-2,7954177856445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79" calcext:value-type="float">
            <text:p>-79</text:p>
          </table:table-cell>
          <table:table-cell office:value-type="float" office:value="72" calcext:value-type="float">
            <text:p>72</text:p>
          </table:table-cell>
          <table:table-cell office:value-type="float" office:value="71.3831558227539" calcext:value-type="float">
            <text:p>71,3831558227539</text:p>
          </table:table-cell>
          <table:table-cell office:value-type="float" office:value="70.5195922851563" calcext:value-type="float">
            <text:p>70,5195922851563</text:p>
          </table:table-cell>
          <table:table-cell table:number-columns-repeated="5" office:value-type="float" office:value="70.2045822143555" calcext:value-type="float">
            <text:p>70,2045822143555</text:p>
          </table:table-cell>
          <table:table-cell table:formula="of:=[.F170]-[.E170]" office:value-type="float" office:value="-0.616844177246094" calcext:value-type="float">
            <text:p>-0,616844177246094</text:p>
          </table:table-cell>
          <table:table-cell table:formula="of:=[.G170]-[.E170]" office:value-type="float" office:value="-1.48040771484369" calcext:value-type="float">
            <text:p>-1,48040771484369</text:p>
          </table:table-cell>
          <table:table-cell table:formula="of:=[.H170]-[.E170]" office:value-type="float" office:value="-1.7954177856445" calcext:value-type="float">
            <text:p>-1,7954177856445</text:p>
          </table:table-cell>
          <table:table-cell table:formula="of:=[.I170]-[.E170]" office:value-type="float" office:value="-1.7954177856445" calcext:value-type="float">
            <text:p>-1,7954177856445</text:p>
          </table:table-cell>
          <table:table-cell table:formula="of:=[.J170]-[.E170]" office:value-type="float" office:value="-1.7954177856445" calcext:value-type="float">
            <text:p>-1,7954177856445</text:p>
          </table:table-cell>
          <table:table-cell table:formula="of:=[.K170]-[.E170]" office:value-type="float" office:value="-1.7954177856445" calcext:value-type="float">
            <text:p>-1,7954177856445</text:p>
          </table:table-cell>
          <table:table-cell table:formula="of:=[.L170]-[.E170]" office:value-type="float" office:value="-1.7954177856445" calcext:value-type="float">
            <text:p>-1,7954177856445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80" calcext:value-type="float">
            <text:p>-80</text:p>
          </table:table-cell>
          <table:table-cell office:value-type="float" office:value="72" calcext:value-type="float">
            <text:p>72</text:p>
          </table:table-cell>
          <table:table-cell office:value-type="float" office:value="71.1652679443359" calcext:value-type="float">
            <text:p>71,1652679443359</text:p>
          </table:table-cell>
          <table:table-cell office:value-type="float" office:value="70.4133987426758" calcext:value-type="float">
            <text:p>70,4133987426758</text:p>
          </table:table-cell>
          <table:table-cell table:number-columns-repeated="5" office:value-type="float" office:value="70.2045822143555" calcext:value-type="float">
            <text:p>70,2045822143555</text:p>
          </table:table-cell>
          <table:table-cell table:formula="of:=[.F171]-[.E171]" office:value-type="float" office:value="-0.834732055664105" calcext:value-type="float">
            <text:p>-0,834732055664105</text:p>
          </table:table-cell>
          <table:table-cell table:formula="of:=[.G171]-[.E171]" office:value-type="float" office:value="-1.5866012573242" calcext:value-type="float">
            <text:p>-1,5866012573242</text:p>
          </table:table-cell>
          <table:table-cell table:formula="of:=[.H171]-[.E171]" office:value-type="float" office:value="-1.7954177856445" calcext:value-type="float">
            <text:p>-1,7954177856445</text:p>
          </table:table-cell>
          <table:table-cell table:formula="of:=[.I171]-[.E171]" office:value-type="float" office:value="-1.7954177856445" calcext:value-type="float">
            <text:p>-1,7954177856445</text:p>
          </table:table-cell>
          <table:table-cell table:formula="of:=[.J171]-[.E171]" office:value-type="float" office:value="-1.7954177856445" calcext:value-type="float">
            <text:p>-1,7954177856445</text:p>
          </table:table-cell>
          <table:table-cell table:formula="of:=[.K171]-[.E171]" office:value-type="float" office:value="-1.7954177856445" calcext:value-type="float">
            <text:p>-1,7954177856445</text:p>
          </table:table-cell>
          <table:table-cell table:formula="of:=[.L171]-[.E171]" office:value-type="float" office:value="-1.7954177856445" calcext:value-type="float">
            <text:p>-1,7954177856445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81" calcext:value-type="float">
            <text:p>-81</text:p>
          </table:table-cell>
          <table:table-cell office:value-type="float" office:value="72" calcext:value-type="float">
            <text:p>72</text:p>
          </table:table-cell>
          <table:table-cell office:value-type="float" office:value="70.9702453613281" calcext:value-type="float">
            <text:p>70,9702453613281</text:p>
          </table:table-cell>
          <table:table-cell office:value-type="float" office:value="70.3289108276367" calcext:value-type="float">
            <text:p>70,3289108276367</text:p>
          </table:table-cell>
          <table:table-cell table:number-columns-repeated="5" office:value-type="float" office:value="70.2045822143555" calcext:value-type="float">
            <text:p>70,2045822143555</text:p>
          </table:table-cell>
          <table:table-cell table:formula="of:=[.F172]-[.E172]" office:value-type="float" office:value="-1.0297546386719" calcext:value-type="float">
            <text:p>-1,0297546386719</text:p>
          </table:table-cell>
          <table:table-cell table:formula="of:=[.G172]-[.E172]" office:value-type="float" office:value="-1.6710891723633" calcext:value-type="float">
            <text:p>-1,6710891723633</text:p>
          </table:table-cell>
          <table:table-cell table:formula="of:=[.H172]-[.E172]" office:value-type="float" office:value="-1.7954177856445" calcext:value-type="float">
            <text:p>-1,7954177856445</text:p>
          </table:table-cell>
          <table:table-cell table:formula="of:=[.I172]-[.E172]" office:value-type="float" office:value="-1.7954177856445" calcext:value-type="float">
            <text:p>-1,7954177856445</text:p>
          </table:table-cell>
          <table:table-cell table:formula="of:=[.J172]-[.E172]" office:value-type="float" office:value="-1.7954177856445" calcext:value-type="float">
            <text:p>-1,7954177856445</text:p>
          </table:table-cell>
          <table:table-cell table:formula="of:=[.K172]-[.E172]" office:value-type="float" office:value="-1.7954177856445" calcext:value-type="float">
            <text:p>-1,7954177856445</text:p>
          </table:table-cell>
          <table:table-cell table:formula="of:=[.L172]-[.E172]" office:value-type="float" office:value="-1.7954177856445" calcext:value-type="float">
            <text:p>-1,7954177856445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82" calcext:value-type="float">
            <text:p>-82</text:p>
          </table:table-cell>
          <table:table-cell office:value-type="float" office:value="72" calcext:value-type="float">
            <text:p>72</text:p>
          </table:table-cell>
          <table:table-cell office:value-type="float" office:value="70.7977905273438" calcext:value-type="float">
            <text:p>70,7977905273438</text:p>
          </table:table-cell>
          <table:table-cell office:value-type="float" office:value="70.2660064697266" calcext:value-type="float">
            <text:p>70,2660064697266</text:p>
          </table:table-cell>
          <table:table-cell table:number-columns-repeated="5" office:value-type="float" office:value="70.2045822143555" calcext:value-type="float">
            <text:p>70,2045822143555</text:p>
          </table:table-cell>
          <table:table-cell table:formula="of:=[.F173]-[.E173]" office:value-type="float" office:value="-1.20220947265619" calcext:value-type="float">
            <text:p>-1,20220947265619</text:p>
          </table:table-cell>
          <table:table-cell table:formula="of:=[.G173]-[.E173]" office:value-type="float" office:value="-1.7339935302734" calcext:value-type="float">
            <text:p>-1,7339935302734</text:p>
          </table:table-cell>
          <table:table-cell table:formula="of:=[.H173]-[.E173]" office:value-type="float" office:value="-1.7954177856445" calcext:value-type="float">
            <text:p>-1,7954177856445</text:p>
          </table:table-cell>
          <table:table-cell table:formula="of:=[.I173]-[.E173]" office:value-type="float" office:value="-1.7954177856445" calcext:value-type="float">
            <text:p>-1,7954177856445</text:p>
          </table:table-cell>
          <table:table-cell table:formula="of:=[.J173]-[.E173]" office:value-type="float" office:value="-1.7954177856445" calcext:value-type="float">
            <text:p>-1,7954177856445</text:p>
          </table:table-cell>
          <table:table-cell table:formula="of:=[.K173]-[.E173]" office:value-type="float" office:value="-1.7954177856445" calcext:value-type="float">
            <text:p>-1,7954177856445</text:p>
          </table:table-cell>
          <table:table-cell table:formula="of:=[.L173]-[.E173]" office:value-type="float" office:value="-1.7954177856445" calcext:value-type="float">
            <text:p>-1,7954177856445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83" calcext:value-type="float">
            <text:p>-83</text:p>
          </table:table-cell>
          <table:table-cell office:value-type="float" office:value="71" calcext:value-type="float">
            <text:p>71</text:p>
          </table:table-cell>
          <table:table-cell office:value-type="float" office:value="70.6476593017578" calcext:value-type="float">
            <text:p>70,6476593017578</text:p>
          </table:table-cell>
          <table:table-cell office:value-type="float" office:value="70.2245864868164" calcext:value-type="float">
            <text:p>70,2245864868164</text:p>
          </table:table-cell>
          <table:table-cell table:number-columns-repeated="5" office:value-type="float" office:value="70.2045822143555" calcext:value-type="float">
            <text:p>70,2045822143555</text:p>
          </table:table-cell>
          <table:table-cell table:formula="of:=[.F174]-[.E174]" office:value-type="float" office:value="-0.352340698242202" calcext:value-type="float">
            <text:p>-0,352340698242202</text:p>
          </table:table-cell>
          <table:table-cell table:formula="of:=[.G174]-[.E174]" office:value-type="float" office:value="-0.775413513183594" calcext:value-type="float">
            <text:p>-0,775413513183594</text:p>
          </table:table-cell>
          <table:table-cell table:formula="of:=[.H174]-[.E174]" office:value-type="float" office:value="-0.795417785644503" calcext:value-type="float">
            <text:p>-0,795417785644503</text:p>
          </table:table-cell>
          <table:table-cell table:formula="of:=[.I174]-[.E174]" office:value-type="float" office:value="-0.795417785644503" calcext:value-type="float">
            <text:p>-0,795417785644503</text:p>
          </table:table-cell>
          <table:table-cell table:formula="of:=[.J174]-[.E174]" office:value-type="float" office:value="-0.795417785644503" calcext:value-type="float">
            <text:p>-0,795417785644503</text:p>
          </table:table-cell>
          <table:table-cell table:formula="of:=[.K174]-[.E174]" office:value-type="float" office:value="-0.795417785644503" calcext:value-type="float">
            <text:p>-0,795417785644503</text:p>
          </table:table-cell>
          <table:table-cell table:formula="of:=[.L174]-[.E174]" office:value-type="float" office:value="-0.795417785644503" calcext:value-type="float">
            <text:p>-0,795417785644503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84" calcext:value-type="float">
            <text:p>-84</text:p>
          </table:table-cell>
          <table:table-cell office:value-type="float" office:value="71" calcext:value-type="float">
            <text:p>71</text:p>
          </table:table-cell>
          <table:table-cell office:value-type="float" office:value="70.5195922851563" calcext:value-type="float">
            <text:p>70,5195922851563</text:p>
          </table:table-cell>
          <table:table-cell table:number-columns-repeated="6" office:value-type="float" office:value="70.2045822143555" calcext:value-type="float">
            <text:p>70,2045822143555</text:p>
          </table:table-cell>
          <table:table-cell table:formula="of:=[.F175]-[.E175]" office:value-type="float" office:value="-0.480407714843693" calcext:value-type="float">
            <text:p>-0,480407714843693</text:p>
          </table:table-cell>
          <table:table-cell table:formula="of:=[.G175]-[.E175]" office:value-type="float" office:value="-0.795417785644503" calcext:value-type="float">
            <text:p>-0,795417785644503</text:p>
          </table:table-cell>
          <table:table-cell table:formula="of:=[.H175]-[.E175]" office:value-type="float" office:value="-0.795417785644503" calcext:value-type="float">
            <text:p>-0,795417785644503</text:p>
          </table:table-cell>
          <table:table-cell table:formula="of:=[.I175]-[.E175]" office:value-type="float" office:value="-0.795417785644503" calcext:value-type="float">
            <text:p>-0,795417785644503</text:p>
          </table:table-cell>
          <table:table-cell table:formula="of:=[.J175]-[.E175]" office:value-type="float" office:value="-0.795417785644503" calcext:value-type="float">
            <text:p>-0,795417785644503</text:p>
          </table:table-cell>
          <table:table-cell table:formula="of:=[.K175]-[.E175]" office:value-type="float" office:value="-0.795417785644503" calcext:value-type="float">
            <text:p>-0,795417785644503</text:p>
          </table:table-cell>
          <table:table-cell table:formula="of:=[.L175]-[.E175]" office:value-type="float" office:value="-0.795417785644503" calcext:value-type="float">
            <text:p>-0,795417785644503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85" calcext:value-type="float">
            <text:p>-85</text:p>
          </table:table-cell>
          <table:table-cell office:value-type="float" office:value="71" calcext:value-type="float">
            <text:p>71</text:p>
          </table:table-cell>
          <table:table-cell office:value-type="float" office:value="70.4133987426758" calcext:value-type="float">
            <text:p>70,4133987426758</text:p>
          </table:table-cell>
          <table:table-cell table:number-columns-repeated="6" office:value-type="float" office:value="70.2045822143555" calcext:value-type="float">
            <text:p>70,2045822143555</text:p>
          </table:table-cell>
          <table:table-cell table:formula="of:=[.F176]-[.E176]" office:value-type="float" office:value="-0.586601257324205" calcext:value-type="float">
            <text:p>-0,586601257324205</text:p>
          </table:table-cell>
          <table:table-cell table:formula="of:=[.G176]-[.E176]" office:value-type="float" office:value="-0.795417785644503" calcext:value-type="float">
            <text:p>-0,795417785644503</text:p>
          </table:table-cell>
          <table:table-cell table:formula="of:=[.H176]-[.E176]" office:value-type="float" office:value="-0.795417785644503" calcext:value-type="float">
            <text:p>-0,795417785644503</text:p>
          </table:table-cell>
          <table:table-cell table:formula="of:=[.I176]-[.E176]" office:value-type="float" office:value="-0.795417785644503" calcext:value-type="float">
            <text:p>-0,795417785644503</text:p>
          </table:table-cell>
          <table:table-cell table:formula="of:=[.J176]-[.E176]" office:value-type="float" office:value="-0.795417785644503" calcext:value-type="float">
            <text:p>-0,795417785644503</text:p>
          </table:table-cell>
          <table:table-cell table:formula="of:=[.K176]-[.E176]" office:value-type="float" office:value="-0.795417785644503" calcext:value-type="float">
            <text:p>-0,795417785644503</text:p>
          </table:table-cell>
          <table:table-cell table:formula="of:=[.L176]-[.E176]" office:value-type="float" office:value="-0.795417785644503" calcext:value-type="float">
            <text:p>-0,795417785644503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86" calcext:value-type="float">
            <text:p>-86</text:p>
          </table:table-cell>
          <table:table-cell office:value-type="float" office:value="71" calcext:value-type="float">
            <text:p>71</text:p>
          </table:table-cell>
          <table:table-cell office:value-type="float" office:value="70.3289108276367" calcext:value-type="float">
            <text:p>70,3289108276367</text:p>
          </table:table-cell>
          <table:table-cell table:number-columns-repeated="6" office:value-type="float" office:value="70.2045822143555" calcext:value-type="float">
            <text:p>70,2045822143555</text:p>
          </table:table-cell>
          <table:table-cell table:formula="of:=[.F177]-[.E177]" office:value-type="float" office:value="-0.671089172363295" calcext:value-type="float">
            <text:p>-0,671089172363295</text:p>
          </table:table-cell>
          <table:table-cell table:formula="of:=[.G177]-[.E177]" office:value-type="float" office:value="-0.795417785644503" calcext:value-type="float">
            <text:p>-0,795417785644503</text:p>
          </table:table-cell>
          <table:table-cell table:formula="of:=[.H177]-[.E177]" office:value-type="float" office:value="-0.795417785644503" calcext:value-type="float">
            <text:p>-0,795417785644503</text:p>
          </table:table-cell>
          <table:table-cell table:formula="of:=[.I177]-[.E177]" office:value-type="float" office:value="-0.795417785644503" calcext:value-type="float">
            <text:p>-0,795417785644503</text:p>
          </table:table-cell>
          <table:table-cell table:formula="of:=[.J177]-[.E177]" office:value-type="float" office:value="-0.795417785644503" calcext:value-type="float">
            <text:p>-0,795417785644503</text:p>
          </table:table-cell>
          <table:table-cell table:formula="of:=[.K177]-[.E177]" office:value-type="float" office:value="-0.795417785644503" calcext:value-type="float">
            <text:p>-0,795417785644503</text:p>
          </table:table-cell>
          <table:table-cell table:formula="of:=[.L177]-[.E177]" office:value-type="float" office:value="-0.795417785644503" calcext:value-type="float">
            <text:p>-0,795417785644503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87" calcext:value-type="float">
            <text:p>-87</text:p>
          </table:table-cell>
          <table:table-cell office:value-type="float" office:value="71" calcext:value-type="float">
            <text:p>71</text:p>
          </table:table-cell>
          <table:table-cell office:value-type="float" office:value="70.2660064697266" calcext:value-type="float">
            <text:p>70,2660064697266</text:p>
          </table:table-cell>
          <table:table-cell table:number-columns-repeated="6" office:value-type="float" office:value="70.2045822143555" calcext:value-type="float">
            <text:p>70,2045822143555</text:p>
          </table:table-cell>
          <table:table-cell table:formula="of:=[.F178]-[.E178]" office:value-type="float" office:value="-0.733993530273395" calcext:value-type="float">
            <text:p>-0,733993530273395</text:p>
          </table:table-cell>
          <table:table-cell table:formula="of:=[.G178]-[.E178]" office:value-type="float" office:value="-0.795417785644503" calcext:value-type="float">
            <text:p>-0,795417785644503</text:p>
          </table:table-cell>
          <table:table-cell table:formula="of:=[.H178]-[.E178]" office:value-type="float" office:value="-0.795417785644503" calcext:value-type="float">
            <text:p>-0,795417785644503</text:p>
          </table:table-cell>
          <table:table-cell table:formula="of:=[.I178]-[.E178]" office:value-type="float" office:value="-0.795417785644503" calcext:value-type="float">
            <text:p>-0,795417785644503</text:p>
          </table:table-cell>
          <table:table-cell table:formula="of:=[.J178]-[.E178]" office:value-type="float" office:value="-0.795417785644503" calcext:value-type="float">
            <text:p>-0,795417785644503</text:p>
          </table:table-cell>
          <table:table-cell table:formula="of:=[.K178]-[.E178]" office:value-type="float" office:value="-0.795417785644503" calcext:value-type="float">
            <text:p>-0,795417785644503</text:p>
          </table:table-cell>
          <table:table-cell table:formula="of:=[.L178]-[.E178]" office:value-type="float" office:value="-0.795417785644503" calcext:value-type="float">
            <text:p>-0,795417785644503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88" calcext:value-type="float">
            <text:p>-88</text:p>
          </table:table-cell>
          <table:table-cell office:value-type="float" office:value="70" calcext:value-type="float">
            <text:p>70</text:p>
          </table:table-cell>
          <table:table-cell office:value-type="float" office:value="70.2245864868164" calcext:value-type="float">
            <text:p>70,2245864868164</text:p>
          </table:table-cell>
          <table:table-cell table:number-columns-repeated="6" office:value-type="float" office:value="70.2045822143555" calcext:value-type="float">
            <text:p>70,2045822143555</text:p>
          </table:table-cell>
          <table:table-cell table:formula="of:=[.F179]-[.E179]" office:value-type="float" office:value="0.224586486816406" calcext:value-type="float">
            <text:p>0,224586486816406</text:p>
          </table:table-cell>
          <table:table-cell table:formula="of:=[.G179]-[.E179]" office:value-type="float" office:value="0.204582214355497" calcext:value-type="float">
            <text:p>0,204582214355497</text:p>
          </table:table-cell>
          <table:table-cell table:formula="of:=[.H179]-[.E179]" office:value-type="float" office:value="0.204582214355497" calcext:value-type="float">
            <text:p>0,204582214355497</text:p>
          </table:table-cell>
          <table:table-cell table:formula="of:=[.I179]-[.E179]" office:value-type="float" office:value="0.204582214355497" calcext:value-type="float">
            <text:p>0,204582214355497</text:p>
          </table:table-cell>
          <table:table-cell table:formula="of:=[.J179]-[.E179]" office:value-type="float" office:value="0.204582214355497" calcext:value-type="float">
            <text:p>0,204582214355497</text:p>
          </table:table-cell>
          <table:table-cell table:formula="of:=[.K179]-[.E179]" office:value-type="float" office:value="0.204582214355497" calcext:value-type="float">
            <text:p>0,204582214355497</text:p>
          </table:table-cell>
          <table:table-cell table:formula="of:=[.L179]-[.E179]" office:value-type="float" office:value="0.204582214355497" calcext:value-type="float">
            <text:p>0,20458221435549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89" calcext:value-type="float">
            <text:p>-89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float" office:value="70.2045822143555" calcext:value-type="float">
            <text:p>70,2045822143555</text:p>
          </table:table-cell>
          <table:table-cell table:formula="of:=[.F180]-[.E180]" office:value-type="float" office:value="0.204582214355497" calcext:value-type="float">
            <text:p>0,204582214355497</text:p>
          </table:table-cell>
          <table:table-cell table:formula="of:=[.G180]-[.E180]" office:value-type="float" office:value="0.204582214355497" calcext:value-type="float">
            <text:p>0,204582214355497</text:p>
          </table:table-cell>
          <table:table-cell table:formula="of:=[.H180]-[.E180]" office:value-type="float" office:value="0.204582214355497" calcext:value-type="float">
            <text:p>0,204582214355497</text:p>
          </table:table-cell>
          <table:table-cell table:formula="of:=[.I180]-[.E180]" office:value-type="float" office:value="0.204582214355497" calcext:value-type="float">
            <text:p>0,204582214355497</text:p>
          </table:table-cell>
          <table:table-cell table:formula="of:=[.J180]-[.E180]" office:value-type="float" office:value="0.204582214355497" calcext:value-type="float">
            <text:p>0,204582214355497</text:p>
          </table:table-cell>
          <table:table-cell table:formula="of:=[.K180]-[.E180]" office:value-type="float" office:value="0.204582214355497" calcext:value-type="float">
            <text:p>0,204582214355497</text:p>
          </table:table-cell>
          <table:table-cell table:formula="of:=[.L180]-[.E180]" office:value-type="float" office:value="0.204582214355497" calcext:value-type="float">
            <text:p>0,20458221435549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float" office:value="70.2045822143555" calcext:value-type="float">
            <text:p>70,2045822143555</text:p>
          </table:table-cell>
          <table:table-cell table:formula="of:=[.F181]-[.E181]" office:value-type="float" office:value="0.204582214355497" calcext:value-type="float">
            <text:p>0,204582214355497</text:p>
          </table:table-cell>
          <table:table-cell table:formula="of:=[.G181]-[.E181]" office:value-type="float" office:value="0.204582214355497" calcext:value-type="float">
            <text:p>0,204582214355497</text:p>
          </table:table-cell>
          <table:table-cell table:formula="of:=[.H181]-[.E181]" office:value-type="float" office:value="0.204582214355497" calcext:value-type="float">
            <text:p>0,204582214355497</text:p>
          </table:table-cell>
          <table:table-cell table:formula="of:=[.I181]-[.E181]" office:value-type="float" office:value="0.204582214355497" calcext:value-type="float">
            <text:p>0,204582214355497</text:p>
          </table:table-cell>
          <table:table-cell table:formula="of:=[.J181]-[.E181]" office:value-type="float" office:value="0.204582214355497" calcext:value-type="float">
            <text:p>0,204582214355497</text:p>
          </table:table-cell>
          <table:table-cell table:formula="of:=[.K181]-[.E181]" office:value-type="float" office:value="0.204582214355497" calcext:value-type="float">
            <text:p>0,204582214355497</text:p>
          </table:table-cell>
          <table:table-cell table:formula="of:=[.L181]-[.E181]" office:value-type="float" office:value="0.204582214355497" calcext:value-type="float">
            <text:p>0,204582214355497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repeated="7" office:value-type="float" office:value="70.2045822143555" calcext:value-type="float">
            <text:p>70,2045822143555</text:p>
          </table:table-cell>
          <table:table-cell table:formula="of:=[.F182]-[.E182]" office:value-type="float" office:value="70.2045822143555" calcext:value-type="float">
            <text:p>70,2045822143555</text:p>
          </table:table-cell>
          <table:table-cell table:formula="of:=[.G182]-[.E182]" office:value-type="float" office:value="70.2045822143555" calcext:value-type="float">
            <text:p>70,2045822143555</text:p>
          </table:table-cell>
          <table:table-cell table:formula="of:=[.H182]-[.E182]" office:value-type="float" office:value="70.2045822143555" calcext:value-type="float">
            <text:p>70,2045822143555</text:p>
          </table:table-cell>
          <table:table-cell table:formula="of:=[.I182]-[.E182]" office:value-type="float" office:value="70.2045822143555" calcext:value-type="float">
            <text:p>70,2045822143555</text:p>
          </table:table-cell>
          <table:table-cell table:formula="of:=[.J182]-[.E182]" office:value-type="float" office:value="70.2045822143555" calcext:value-type="float">
            <text:p>70,2045822143555</text:p>
          </table:table-cell>
          <table:table-cell table:formula="of:=[.K182]-[.E182]" office:value-type="float" office:value="70.2045822143555" calcext:value-type="float">
            <text:p>70,2045822143555</text:p>
          </table:table-cell>
          <table:table-cell table:formula="of:=[.L182]-[.E182]" office:value-type="float" office:value="70.2045822143555" calcext:value-type="float">
            <text:p>70,204582214355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5">00/00/0000</text:date>, <text:time style:data-style-name="N2" text:time-value="18:10:46.6248168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5T18:57:11.997568733</dc:date>
    <meta:generator>LibreOffice/5.4.2.2.0$Linux_X86_64 LibreOffice_project/40m0$Build-2</meta:generator>
    <meta:editing-duration>PT14M57S</meta:editing-duration>
    <meta:editing-cycles>1</meta:editing-cycles>
    <meta:document-statistic meta:table-count="1" meta:cell-count="3467" meta:object-count="0"/>
  </office:meta>
</office:document-meta>
</file>